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1.0709in"/>
    </style:style>
    <style:style style:name="co5" style:family="table-column">
      <style:table-column-properties fo:break-before="auto" style:column-width="1.6063in"/>
    </style:style>
    <style:style style:name="co6" style:family="table-column">
      <style:table-column-properties fo:break-before="auto" style:column-width="1.78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members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ontribution</text:p>
          </table:table-cell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office:value-type="string">
            <text:p>Principal</text:p>
          </table:table-cell>
          <table:table-cell table:formula="of:=[.B2] * [.B1]" office:value-type="float" office:value="5000">
            <text:p>5000</text:p>
          </table:table-cell>
          <table:table-cell table:number-columns-repeated="10"/>
        </table:table-row>
        <table:table-row table:style-name="ro2">
          <table:table-cell office:value-type="string">
            <text:p>Interset</text:p>
          </table:table-cell>
          <table:table-cell office:value-type="float" office:value="12">
            <text:p>12</text:p>
          </table:table-cell>
          <table:table-cell office:value-type="string">
            <text:p>% pa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1" office:value-type="string">
            <text:p>months</text:p>
          </table:table-cell>
          <table:table-cell office:value-type="string">
            <text:p>Principal outstanding</text:p>
          </table:table-cell>
          <table:table-cell office:value-type="string">
            <text:p>Principal Repayed</text:p>
          </table:table-cell>
          <table:table-cell office:value-type="string">
            <text:p>Interest</text:p>
          </table:table-cell>
          <table:table-cell office:value-type="string">
            <text:p>Net amount payed</text:p>
          </table:table-cell>
          <table:table-cell table:number-columns-repeated="2"/>
          <table:table-cell table:style-name="ce1" office:value-type="string">
            <text:p>month</text:p>
          </table:table-cell>
          <table:table-cell table:style-name="ce1" office:value-type="string">
            <text:p>Member Contribution</text:p>
          </table:table-cell>
          <table:table-cell table:style-name="ce1" office:value-type="string">
            <text:p>Net Principal</text:p>
          </table:table-cell>
          <table:table-cell table:style-name="ce1" office:value-type="string">
            <text:p>Principal to be repayed</text:p>
          </table:table-cell>
          <table:table-cell table:style-name="ce1" office:value-type="string">
            <text:p>Interes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" office:value-type="float" office:value="5000">
            <text:p>5000</text:p>
          </table:table-cell>
          <table:table-cell table:formula="of:=[.$B$2]" office:value-type="float" office:value="500">
            <text:p>500</text:p>
          </table:table-cell>
          <table:table-cell table:formula="of:=[.B8] * ([.$B$4] / (12 * 100))" office:value-type="float" office:value="50">
            <text:p>50</text:p>
          </table:table-cell>
          <table:table-cell table:formula="of:=[.C8]+[.D8]" office:value-type="float" office:value="550">
            <text:p>550</text:p>
          </table:table-cell>
          <table:table-cell table:formula="of:=[.E8]+[.$B$2]" office:value-type="float" office:value="1050">
            <text:p>1050</text:p>
          </table:table-cell>
          <table:table-cell/>
          <table:table-cell office:value-type="float" office:value="1">
            <text:p>1</text:p>
          </table:table-cell>
          <table:table-cell table:formula="of:=[.B3]" office:value-type="float" office:value="5000">
            <text:p>5000</text:p>
          </table:table-cell>
          <table:table-cell table:formula="of:=[.I8]" office:value-type="float" office:value="5000">
            <text:p>5000</text:p>
          </table:table-cell>
          <table:table-cell table:formula="of:=[.J8] / [.$B$1]" office:value-type="float" office:value="500">
            <text:p>500</text:p>
          </table:table-cell>
          <table:table-cell table:formula="of:=[.J8] * ([.$B$4] / (12 * 100))"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8]-[.C8]" office:value-type="float" office:value="4500">
            <text:p>4500</text:p>
          </table:table-cell>
          <table:table-cell table:formula="of:=[.$B$2]" office:value-type="float" office:value="500">
            <text:p>500</text:p>
          </table:table-cell>
          <table:table-cell table:formula="of:=[.B9] * ([.$B$4] / (12 * 100))" office:value-type="float" office:value="45">
            <text:p>45</text:p>
          </table:table-cell>
          <table:table-cell table:formula="of:=[.C9]+[.D9]" office:value-type="float" office:value="545">
            <text:p>545</text:p>
          </table:table-cell>
          <table:table-cell table:formula="of:=[.E9]+[.$B$2]" office:value-type="float" office:value="1045">
            <text:p>1045</text:p>
          </table:table-cell>
          <table:table-cell/>
          <table:table-cell office:value-type="float" office:value="2">
            <text:p>2</text:p>
          </table:table-cell>
          <table:table-cell table:formula="of:=[.I8]" office:value-type="float" office:value="5000">
            <text:p>5000</text:p>
          </table:table-cell>
          <table:table-cell table:formula="of:=[.I9]+[.L8] +[.K8]" office:value-type="float" office:value="5550">
            <text:p>5550</text:p>
          </table:table-cell>
          <table:table-cell table:formula="of:=([.J9] / [.$B$1]) +[.K8]" office:value-type="float" office:value="1055">
            <text:p>1055</text:p>
          </table:table-cell>
          <table:table-cell table:formula="of:=[.J9] * ([.$B$4] / (12 * 100))" office:value-type="float" office:value="55.5">
            <text:p>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9]-[.C9]" office:value-type="float" office:value="4000">
            <text:p>4000</text:p>
          </table:table-cell>
          <table:table-cell table:formula="of:=[.$B$2]" office:value-type="float" office:value="500">
            <text:p>500</text:p>
          </table:table-cell>
          <table:table-cell table:formula="of:=[.B10] * ([.$B$4] / (12 * 100))" office:value-type="float" office:value="40">
            <text:p>40</text:p>
          </table:table-cell>
          <table:table-cell table:formula="of:=[.C10]+[.D10]" office:value-type="float" office:value="540">
            <text:p>540</text:p>
          </table:table-cell>
          <table:table-cell table:formula="of:=[.E10]+[.$B$2]" office:value-type="float" office:value="1040">
            <text:p>1040</text:p>
          </table:table-cell>
          <table:table-cell/>
          <table:table-cell office:value-type="float" office:value="3">
            <text:p>3</text:p>
          </table:table-cell>
          <table:table-cell table:formula="of:=[.I9]" office:value-type="float" office:value="5000">
            <text:p>5000</text:p>
          </table:table-cell>
          <table:table-cell table:formula="of:=[.I10]+[.L9] +[.K9]" office:value-type="float" office:value="6110.5">
            <text:p>6110.5</text:p>
          </table:table-cell>
          <table:table-cell table:formula="of:=([.J10] / [.$B$1]) +[.K9]" office:value-type="float" office:value="1666.05">
            <text:p>1666.05</text:p>
          </table:table-cell>
          <table:table-cell table:formula="of:=[.J10] * ([.$B$4] / (12 * 100))" office:value-type="float" office:value="61.105">
            <text:p>61.10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0]-[.C10]" office:value-type="float" office:value="3500">
            <text:p>3500</text:p>
          </table:table-cell>
          <table:table-cell table:formula="of:=[.$B$2]" office:value-type="float" office:value="500">
            <text:p>500</text:p>
          </table:table-cell>
          <table:table-cell table:formula="of:=[.B11] * ([.$B$4] / (12 * 100))" office:value-type="float" office:value="35">
            <text:p>35</text:p>
          </table:table-cell>
          <table:table-cell table:formula="of:=[.C11]+[.D11]" office:value-type="float" office:value="535">
            <text:p>535</text:p>
          </table:table-cell>
          <table:table-cell table:formula="of:=[.E11]+[.$B$2]" office:value-type="float" office:value="1035">
            <text:p>1035</text:p>
          </table:table-cell>
          <table:table-cell/>
          <table:table-cell office:value-type="float" office:value="4">
            <text:p>4</text:p>
          </table:table-cell>
          <table:table-cell table:formula="of:=[.I10]" office:value-type="float" office:value="5000">
            <text:p>5000</text:p>
          </table:table-cell>
          <table:table-cell table:formula="of:=[.I11]+[.L10] +[.K10]" office:value-type="float" office:value="6727.155">
            <text:p>6727.155</text:p>
          </table:table-cell>
          <table:table-cell table:formula="of:=([.J11] / [.$B$1]) +[.K10]" office:value-type="float" office:value="2338.7655">
            <text:p>2338.7655</text:p>
          </table:table-cell>
          <table:table-cell table:formula="of:=[.J11] * ([.$B$4] / (12 * 100))" office:value-type="float" office:value="67.27155">
            <text:p>67.2715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1]-[.C11]" office:value-type="float" office:value="3000">
            <text:p>3000</text:p>
          </table:table-cell>
          <table:table-cell table:formula="of:=[.$B$2]" office:value-type="float" office:value="500">
            <text:p>500</text:p>
          </table:table-cell>
          <table:table-cell table:formula="of:=[.B12] * ([.$B$4] / (12 * 100))" office:value-type="float" office:value="30">
            <text:p>30</text:p>
          </table:table-cell>
          <table:table-cell table:formula="of:=[.C12]+[.D12]" office:value-type="float" office:value="530">
            <text:p>530</text:p>
          </table:table-cell>
          <table:table-cell table:formula="of:=[.E12]+[.$B$2]" office:value-type="float" office:value="1030">
            <text:p>1030</text:p>
          </table:table-cell>
          <table:table-cell/>
          <table:table-cell office:value-type="float" office:value="5">
            <text:p>5</text:p>
          </table:table-cell>
          <table:table-cell table:formula="of:=[.I11]" office:value-type="float" office:value="5000">
            <text:p>5000</text:p>
          </table:table-cell>
          <table:table-cell table:formula="of:=[.I12]+[.L11] +[.K11]" office:value-type="float" office:value="7406.03705">
            <text:p>7406.03705</text:p>
          </table:table-cell>
          <table:table-cell table:formula="of:=([.J12] / [.$B$1]) +[.K11]" office:value-type="float" office:value="3079.369205">
            <text:p>3079.369205</text:p>
          </table:table-cell>
          <table:table-cell table:formula="of:=[.J12] * ([.$B$4] / (12 * 100))" office:value-type="float" office:value="74.0603705">
            <text:p>74.060370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2]-[.C12]" office:value-type="float" office:value="2500">
            <text:p>2500</text:p>
          </table:table-cell>
          <table:table-cell table:formula="of:=[.$B$2]" office:value-type="float" office:value="500">
            <text:p>500</text:p>
          </table:table-cell>
          <table:table-cell table:formula="of:=[.B13] * ([.$B$4] / (12 * 100))" office:value-type="float" office:value="25">
            <text:p>25</text:p>
          </table:table-cell>
          <table:table-cell table:formula="of:=[.C13]+[.D13]" office:value-type="float" office:value="525">
            <text:p>525</text:p>
          </table:table-cell>
          <table:table-cell table:formula="of:=[.E13]+[.$B$2]" office:value-type="float" office:value="1025">
            <text:p>1025</text:p>
          </table:table-cell>
          <table:table-cell/>
          <table:table-cell office:value-type="float" office:value="6">
            <text:p>6</text:p>
          </table:table-cell>
          <table:table-cell table:formula="of:=[.I12]" office:value-type="float" office:value="5000">
            <text:p>5000</text:p>
          </table:table-cell>
          <table:table-cell table:formula="of:=[.I13]+[.L12] +[.K12]" office:value-type="float" office:value="8153.4295755">
            <text:p>8153.4295755</text:p>
          </table:table-cell>
          <table:table-cell table:formula="of:=([.J13] / [.$B$1]) +[.K12]" office:value-type="float" office:value="3894.71216255">
            <text:p>3894.71216255</text:p>
          </table:table-cell>
          <table:table-cell table:formula="of:=[.J13] * ([.$B$4] / (12 * 100))" office:value-type="float" office:value="81.534295755">
            <text:p>81.53429575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3]-[.C13]" office:value-type="float" office:value="2000">
            <text:p>2000</text:p>
          </table:table-cell>
          <table:table-cell table:formula="of:=[.$B$2]" office:value-type="float" office:value="500">
            <text:p>500</text:p>
          </table:table-cell>
          <table:table-cell table:formula="of:=[.B14] * ([.$B$4] / (12 * 100))" office:value-type="float" office:value="20">
            <text:p>20</text:p>
          </table:table-cell>
          <table:table-cell table:formula="of:=[.C14]+[.D14]" office:value-type="float" office:value="520">
            <text:p>520</text:p>
          </table:table-cell>
          <table:table-cell table:formula="of:=[.E14]+[.$B$2]" office:value-type="float" office:value="1020">
            <text:p>1020</text:p>
          </table:table-cell>
          <table:table-cell/>
          <table:table-cell office:value-type="float" office:value="7">
            <text:p>7</text:p>
          </table:table-cell>
          <table:table-cell table:formula="of:=[.I13]" office:value-type="float" office:value="5000">
            <text:p>5000</text:p>
          </table:table-cell>
          <table:table-cell table:formula="of:=[.I14]+[.L13] +[.K13]" office:value-type="float" office:value="8976.246458305">
            <text:p>8976.246458305</text:p>
          </table:table-cell>
          <table:table-cell table:formula="of:=([.J14] / [.$B$1]) +[.K13]" office:value-type="float" office:value="4792.3368083805">
            <text:p>4792.3368083805</text:p>
          </table:table-cell>
          <table:table-cell table:formula="of:=[.J14] * ([.$B$4] / (12 * 100))" office:value-type="float" office:value="89.76246458305">
            <text:p>89.76246458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4]-[.C14]" office:value-type="float" office:value="1500">
            <text:p>1500</text:p>
          </table:table-cell>
          <table:table-cell table:formula="of:=[.$B$2]" office:value-type="float" office:value="500">
            <text:p>500</text:p>
          </table:table-cell>
          <table:table-cell table:formula="of:=[.B15] * ([.$B$4] / (12 * 100))" office:value-type="float" office:value="15">
            <text:p>15</text:p>
          </table:table-cell>
          <table:table-cell table:formula="of:=[.C15]+[.D15]" office:value-type="float" office:value="515">
            <text:p>515</text:p>
          </table:table-cell>
          <table:table-cell table:formula="of:=[.E15]+[.$B$2]" office:value-type="float" office:value="1015">
            <text:p>1015</text:p>
          </table:table-cell>
          <table:table-cell/>
          <table:table-cell office:value-type="float" office:value="8">
            <text:p>8</text:p>
          </table:table-cell>
          <table:table-cell table:formula="of:=[.I14]" office:value-type="float" office:value="5000">
            <text:p>5000</text:p>
          </table:table-cell>
          <table:table-cell table:formula="of:=[.I15]+[.L14] +[.K14]" office:value-type="float" office:value="9882.09927296355">
            <text:p>9882.0992729636</text:p>
          </table:table-cell>
          <table:table-cell table:formula="of:=([.J15] / [.$B$1]) +[.K14]" office:value-type="float" office:value="5780.54673567686">
            <text:p>5780.5467356769</text:p>
          </table:table-cell>
          <table:table-cell table:formula="of:=[.J15] * ([.$B$4] / (12 * 100))" office:value-type="float" office:value="98.8209927296355">
            <text:p>98.820992729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5]-[.C15]" office:value-type="float" office:value="1000">
            <text:p>1000</text:p>
          </table:table-cell>
          <table:table-cell table:formula="of:=[.$B$2]" office:value-type="float" office:value="500">
            <text:p>500</text:p>
          </table:table-cell>
          <table:table-cell table:formula="of:=[.B16] * ([.$B$4] / (12 * 100))" office:value-type="float" office:value="10">
            <text:p>10</text:p>
          </table:table-cell>
          <table:table-cell table:formula="of:=[.C16]+[.D16]" office:value-type="float" office:value="510">
            <text:p>510</text:p>
          </table:table-cell>
          <table:table-cell table:formula="of:=[.E16]+[.$B$2]" office:value-type="float" office:value="1010">
            <text:p>1010</text:p>
          </table:table-cell>
          <table:table-cell/>
          <table:table-cell office:value-type="float" office:value="9">
            <text:p>9</text:p>
          </table:table-cell>
          <table:table-cell table:formula="of:=[.I15]" office:value-type="float" office:value="5000">
            <text:p>5000</text:p>
          </table:table-cell>
          <table:table-cell table:formula="of:=[.I16]+[.L15] +[.K15]" office:value-type="float" office:value="10879.3677284065">
            <text:p>10879.3677284065</text:p>
          </table:table-cell>
          <table:table-cell table:formula="of:=([.J16] / [.$B$1]) +[.K15]" office:value-type="float" office:value="6868.4835085175">
            <text:p>6868.4835085175</text:p>
          </table:table-cell>
          <table:table-cell table:formula="of:=[.J16] * ([.$B$4] / (12 * 100))" office:value-type="float" office:value="108.793677284065">
            <text:p>108.79367728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6]-[.C16]" office:value-type="float" office:value="500">
            <text:p>500</text:p>
          </table:table-cell>
          <table:table-cell table:formula="of:=[.$B$2]" office:value-type="float" office:value="500">
            <text:p>500</text:p>
          </table:table-cell>
          <table:table-cell table:formula="of:=[.B17] * ([.$B$4] / (12 * 100))" office:value-type="float" office:value="5">
            <text:p>5</text:p>
          </table:table-cell>
          <table:table-cell table:formula="of:=[.C17]+[.D17]" office:value-type="float" office:value="505">
            <text:p>505</text:p>
          </table:table-cell>
          <table:table-cell table:formula="of:=[.E17]+[.$B$2]" office:value-type="float" office:value="1005">
            <text:p>1005</text:p>
          </table:table-cell>
          <table:table-cell/>
          <table:table-cell office:value-type="float" office:value="10">
            <text:p>10</text:p>
          </table:table-cell>
          <table:table-cell table:formula="of:=[.I16]" office:value-type="float" office:value="5000">
            <text:p>5000</text:p>
          </table:table-cell>
          <table:table-cell table:formula="of:=[.I17]+[.L16] +[.K16]" office:value-type="float" office:value="11977.2771858016">
            <text:p>11977.2771858016</text:p>
          </table:table-cell>
          <table:table-cell table:formula="of:=([.J17] / [.$B$1]) +[.K16]" office:value-type="float" office:value="8066.21122709766">
            <text:p>8066.2112270977</text:p>
          </table:table-cell>
          <table:table-cell table:formula="of:=[.J17] * ([.$B$4] / (12 * 100))" office:value-type="float" office:value="119.772771858016">
            <text:p>119.772771858</text:p>
          </table:table-cell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formula="of:=[.I17]" office:value-type="float" office:value="5000">
            <text:p>5000</text:p>
          </table:table-cell>
          <table:table-cell table:formula="of:=[.I18]+[.L17] +[.K17]" office:value-type="float" office:value="13185.9839989557">
            <text:p>13185.9839989557</text:p>
          </table:table-cell>
          <table:table-cell table:formula="of:=([.J18] / [.$B$1]) +[.K17]" office:value-type="float" office:value="9384.80962699323">
            <text:p>9384.8096269932</text:p>
          </table:table-cell>
          <table:table-cell table:formula="of:=[.J18] * ([.$B$4] / (12 * 100))" office:value-type="float" office:value="131.859839989557">
            <text:p>131.8598399896</text:p>
          </table:table-cell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8:.C17])" office:value-type="float" office:value="5000">
            <text:p>5000</text:p>
          </table:table-cell>
          <table:table-cell table:formula="of:=SUM([.D8:.D17])" office:value-type="float" office:value="275">
            <text:p>275</text:p>
          </table:table-cell>
          <table:table-cell table:number-columns-repeated="3"/>
          <table:table-cell table:style-name="ce1" office:value-type="float" office:value="12">
            <text:p>12</text:p>
          </table:table-cell>
          <table:table-cell table:formula="of:=[.I18]" office:value-type="float" office:value="5000">
            <text:p>5000</text:p>
          </table:table-cell>
          <table:table-cell table:formula="of:=[.I19]+[.L18] +[.K18]" office:value-type="float" office:value="14516.6694669828">
            <text:p>14516.6694669828</text:p>
          </table:table-cell>
          <table:table-cell table:formula="of:=([.J19] / [.$B$1]) +[.K18]" office:value-type="float" office:value="10836.4765736915">
            <text:p>10836.4765736915</text:p>
          </table:table-cell>
          <table:table-cell table:formula="of:=[.J19] * ([.$B$4] / (12 * 100))" office:value-type="float" office:value="145.166694669828">
            <text:p>145.1666946698</text:p>
          </table:table-cell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formula="of:=[.I19]" office:value-type="float" office:value="5000">
            <text:p>5000</text:p>
          </table:table-cell>
          <table:table-cell table:formula="of:=[.I20]+[.L19] +[.K19]" office:value-type="float" office:value="15981.6432683613">
            <text:p>15981.6432683613</text:p>
          </table:table-cell>
          <table:table-cell table:formula="of:=([.J20] / [.$B$1]) +[.K19]" office:value-type="float" office:value="12434.6409005276">
            <text:p>12434.6409005276</text:p>
          </table:table-cell>
          <table:table-cell table:formula="of:=[.J20] * ([.$B$4] / (12 * 100))" office:value-type="float" office:value="159.816432683613">
            <text:p>159.8164326836</text:p>
          </table:table-cell>
        </table:table-row>
        <table:table-row table:style-name="ro1">
          <table:table-cell office:value-type="string">
            <text:p>After 11 month</text:p>
          </table:table-cell>
          <table:table-cell table:number-columns-repeated="6"/>
          <table:table-cell office:value-type="float" office:value="14">
            <text:p>14</text:p>
          </table:table-cell>
          <table:table-cell table:formula="of:=[.I20]" office:value-type="float" office:value="5000">
            <text:p>5000</text:p>
          </table:table-cell>
          <table:table-cell table:formula="of:=[.I21]+[.L20] +[.K20]" office:value-type="float" office:value="17594.4573332113">
            <text:p>17594.4573332113</text:p>
          </table:table-cell>
          <table:table-cell table:formula="of:=([.J21] / [.$B$1]) +[.K20]" office:value-type="float" office:value="14194.0866338488">
            <text:p>14194.0866338488</text:p>
          </table:table-cell>
          <table:table-cell table:formula="of:=[.J21] * ([.$B$4] / (12 * 100))" office:value-type="float" office:value="175.944573332113">
            <text:p>175.9445733321</text:p>
          </table:table-cell>
        </table:table-row>
        <table:table-row table:style-name="ro1">
          <table:table-cell office:value-type="string">
            <text:p>net Interest </text:p>
          </table:table-cell>
          <table:table-cell table:formula="of:=[.D19] *[.$B$1]" office:value-type="float" office:value="2750">
            <text:p>2750</text:p>
          </table:table-cell>
          <table:table-cell table:number-columns-repeated="5"/>
          <table:table-cell office:value-type="float" office:value="15">
            <text:p>15</text:p>
          </table:table-cell>
          <table:table-cell table:formula="of:=[.I21]" office:value-type="float" office:value="5000">
            <text:p>5000</text:p>
          </table:table-cell>
          <table:table-cell table:formula="of:=[.I22]+[.L21] +[.K21]" office:value-type="float" office:value="19370.0312071809">
            <text:p>19370.0312071809</text:p>
          </table:table-cell>
          <table:table-cell table:formula="of:=([.J22] / [.$B$1]) +[.K21]" office:value-type="float" office:value="16131.0897545669">
            <text:p>16131.0897545669</text:p>
          </table:table-cell>
          <table:table-cell table:formula="of:=[.J22] * ([.$B$4] / (12 * 100))" office:value-type="float" office:value="193.700312071809">
            <text:p>193.7003120718</text:p>
          </table:table-cell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table:formula="of:=[.I22]" office:value-type="float" office:value="5000">
            <text:p>5000</text:p>
          </table:table-cell>
          <table:table-cell table:formula="of:=[.I23]+[.L22] +[.K22]" office:value-type="float" office:value="21324.7900666387">
            <text:p>21324.7900666387</text:p>
          </table:table-cell>
          <table:table-cell table:formula="of:=([.J23] / [.$B$1]) +[.K22]" office:value-type="float" office:value="18263.5687612307">
            <text:p>18263.5687612307</text:p>
          </table:table-cell>
          <table:table-cell table:formula="of:=[.J23] * ([.$B$4] / (12 * 100))" office:value-type="float" office:value="213.247900666387">
            <text:p>213.2479006664</text:p>
          </table:table-cell>
        </table:table-row>
        <table:table-row table:style-name="ro1">
          <table:table-cell office:value-type="string">
            <text:p>@ 5years</text:p>
          </table:table-cell>
          <table:table-cell office:value-type="string">
            <text:p>dividend</text:p>
          </table:table-cell>
          <table:table-cell table:number-columns-repeated="5"/>
          <table:table-cell office:value-type="float" office:value="17">
            <text:p>17</text:p>
          </table:table-cell>
          <table:table-cell table:formula="of:=[.I23]" office:value-type="float" office:value="5000">
            <text:p>5000</text:p>
          </table:table-cell>
          <table:table-cell table:formula="of:=[.I24]+[.L23] +[.K23]" office:value-type="float" office:value="23476.8166618971">
            <text:p>23476.8166618971</text:p>
          </table:table-cell>
          <table:table-cell table:formula="of:=([.J24] / [.$B$1]) +[.K23]" office:value-type="float" office:value="20611.2504274204">
            <text:p>20611.2504274204</text:p>
          </table:table-cell>
          <table:table-cell table:formula="of:=[.J24] * ([.$B$4] / (12 * 100))" office:value-type="float" office:value="234.768166618971">
            <text:p>234.768166619</text:p>
          </table:table-cell>
        </table:table-row>
        <table:table-row table:style-name="ro1">
          <table:table-cell table:formula="of:=(5 * 12 / 11) *[.B22]" office:value-type="float" office:value="15000">
            <text:p>15000</text:p>
          </table:table-cell>
          <table:table-cell table:formula="of:=[.A25]/[.B1]" office:value-type="float" office:value="1500">
            <text:p>1500</text:p>
          </table:table-cell>
          <table:table-cell table:number-columns-repeated="5"/>
          <table:table-cell office:value-type="float" office:value="18">
            <text:p>18</text:p>
          </table:table-cell>
          <table:table-cell table:formula="of:=[.I24]" office:value-type="float" office:value="5000">
            <text:p>5000</text:p>
          </table:table-cell>
          <table:table-cell table:formula="of:=[.I25]+[.L24] +[.K24]" office:value-type="float" office:value="25846.0185940394">
            <text:p>25846.0185940394</text:p>
          </table:table-cell>
          <table:table-cell table:formula="of:=([.J25] / [.$B$1]) +[.K24]" office:value-type="float" office:value="23195.8522868244">
            <text:p>23195.8522868244</text:p>
          </table:table-cell>
          <table:table-cell table:formula="of:=[.J25] * ([.$B$4] / (12 * 100))" office:value-type="float" office:value="258.460185940394">
            <text:p>258.4601859404</text:p>
          </table:table-cell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table:formula="of:=[.I25]" office:value-type="float" office:value="5000">
            <text:p>5000</text:p>
          </table:table-cell>
          <table:table-cell table:formula="of:=[.I26]+[.L25] +[.K25]" office:value-type="float" office:value="28454.3124727648">
            <text:p>28454.3124727648</text:p>
          </table:table-cell>
          <table:table-cell table:formula="of:=([.J26] / [.$B$1]) +[.K25]" office:value-type="float" office:value="26041.2835341008">
            <text:p>26041.2835341008</text:p>
          </table:table-cell>
          <table:table-cell table:formula="of:=[.J26] * ([.$B$4] / (12 * 100))" office:value-type="float" office:value="284.543124727648">
            <text:p>284.5431247276</text:p>
          </table:table-cell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table:formula="of:=[.I26]" office:value-type="float" office:value="5000">
            <text:p>5000</text:p>
          </table:table-cell>
          <table:table-cell table:formula="of:=[.I27]+[.L26] +[.K26]" office:value-type="float" office:value="31325.8266588285">
            <text:p>31325.8266588285</text:p>
          </table:table-cell>
          <table:table-cell table:formula="of:=([.J27] / [.$B$1]) +[.K26]" office:value-type="float" office:value="29173.8661999837">
            <text:p>29173.8661999837</text:p>
          </table:table-cell>
          <table:table-cell table:formula="of:=[.J27] * ([.$B$4] / (12 * 100))" office:value-type="float" office:value="313.258266588285">
            <text:p>313.2582665883</text:p>
          </table:table-cell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table:formula="of:=[.I27]" office:value-type="float" office:value="5000">
            <text:p>5000</text:p>
          </table:table-cell>
          <table:table-cell table:formula="of:=[.I28]+[.L27] +[.K27]" office:value-type="float" office:value="34487.124466572">
            <text:p>34487.124466572</text:p>
          </table:table-cell>
          <table:table-cell table:formula="of:=([.J28] / [.$B$1]) +[.K27]" office:value-type="float" office:value="32622.5786466409">
            <text:p>32622.5786466409</text:p>
          </table:table-cell>
          <table:table-cell table:formula="of:=[.J28] * ([.$B$4] / (12 * 100))" office:value-type="float" office:value="344.87124466572">
            <text:p>344.8712446657</text:p>
          </table:table-cell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 table:formula="of:=[.I28]" office:value-type="float" office:value="5000">
            <text:p>5000</text:p>
          </table:table-cell>
          <table:table-cell table:formula="of:=[.I29]+[.L28] +[.K28]" office:value-type="float" office:value="37967.4498913066">
            <text:p>37967.4498913066</text:p>
          </table:table-cell>
          <table:table-cell table:formula="of:=([.J29] / [.$B$1]) +[.K28]" office:value-type="float" office:value="36419.3236357716">
            <text:p>36419.3236357716</text:p>
          </table:table-cell>
          <table:table-cell table:formula="of:=[.J29] * ([.$B$4] / (12 * 100))" office:value-type="float" office:value="379.674498913066">
            <text:p>379.6744989131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table:formula="of:=[.I29]" office:value-type="float" office:value="5000">
            <text:p>5000</text:p>
          </table:table-cell>
          <table:table-cell table:formula="of:=[.I30]+[.L29] +[.K29]" office:value-type="float" office:value="41798.9981346846">
            <text:p>41798.9981346846</text:p>
          </table:table-cell>
          <table:table-cell table:formula="of:=([.J30] / [.$B$1]) +[.K29]" office:value-type="float" office:value="40599.22344924">
            <text:p>40599.22344924</text:p>
          </table:table-cell>
          <table:table-cell table:formula="of:=[.J30] * ([.$B$4] / (12 * 100))" office:value-type="float" office:value="417.989981346846">
            <text:p>417.9899813468</text:p>
          </table:table-cell>
        </table:table-row>
        <table:table-row table:style-name="ro1">
          <table:table-cell table:number-columns-repeated="7"/>
          <table:table-cell table:style-name="ce1" office:value-type="float" office:value="24">
            <text:p>24</text:p>
          </table:table-cell>
          <table:table-cell table:formula="of:=[.I30]" office:value-type="float" office:value="5000">
            <text:p>5000</text:p>
          </table:table-cell>
          <table:table-cell table:formula="of:=[.I31]+[.L30] +[.K30]" office:value-type="float" office:value="46017.2134305869">
            <text:p>46017.2134305869</text:p>
          </table:table-cell>
          <table:table-cell table:formula="of:=([.J31] / [.$B$1]) +[.K30]" office:value-type="float" office:value="45200.9447922987">
            <text:p>45200.9447922987</text:p>
          </table:table-cell>
          <table:table-cell table:formula="of:=[.J31] * ([.$B$4] / (12 * 100))" office:value-type="float" office:value="460.172134305869">
            <text:p>460.1721343059</text:p>
          </table:table-cell>
        </table:table-row>
        <table:table-row table:style-name="ro1">
          <table:table-cell table:number-columns-repeated="7"/>
          <table:table-cell office:value-type="float" office:value="25">
            <text:p>25</text:p>
          </table:table-cell>
          <table:table-cell table:formula="of:=[.I31]" office:value-type="float" office:value="5000">
            <text:p>5000</text:p>
          </table:table-cell>
          <table:table-cell table:formula="of:=[.I32]+[.L31] +[.K31]" office:value-type="float" office:value="50661.1169266046">
            <text:p>50661.1169266046</text:p>
          </table:table-cell>
          <table:table-cell table:formula="of:=([.J32] / [.$B$1]) +[.K31]" office:value-type="float" office:value="50267.0564849592">
            <text:p>50267.0564849592</text:p>
          </table:table-cell>
          <table:table-cell table:formula="of:=[.J32] * ([.$B$4] / (12 * 100))" office:value-type="float" office:value="506.611169266046">
            <text:p>506.611169266</text:p>
          </table:table-cell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formula="of:=[.I32]" office:value-type="float" office:value="5000">
            <text:p>5000</text:p>
          </table:table-cell>
          <table:table-cell table:formula="of:=[.I33]+[.L32] +[.K32]" office:value-type="float" office:value="55773.6676542252">
            <text:p>55773.6676542252</text:p>
          </table:table-cell>
          <table:table-cell table:formula="of:=([.J33] / [.$B$1]) +[.K32]" office:value-type="float" office:value="55844.4232503817">
            <text:p>55844.4232503817</text:p>
          </table:table-cell>
          <table:table-cell table:formula="of:=[.J33] * ([.$B$4] / (12 * 100))" office:value-type="float" office:value="557.736676542252">
            <text:p>557.7366765423</text:p>
          </table:table-cell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formula="of:=[.I33]" office:value-type="float" office:value="5000">
            <text:p>5000</text:p>
          </table:table-cell>
          <table:table-cell table:formula="of:=[.I34]+[.L33] +[.K33]" office:value-type="float" office:value="61402.1599269239">
            <text:p>61402.1599269239</text:p>
          </table:table-cell>
          <table:table-cell table:formula="of:=([.J34] / [.$B$1]) +[.K33]" office:value-type="float" office:value="61984.6392430741">
            <text:p>61984.6392430741</text:p>
          </table:table-cell>
          <table:table-cell table:formula="of:=[.J34] * ([.$B$4] / (12 * 100))" office:value-type="float" office:value="614.021599269239">
            <text:p>614.0215992692</text:p>
          </table:table-cell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formula="of:=[.I34]" office:value-type="float" office:value="5000">
            <text:p>5000</text:p>
          </table:table-cell>
          <table:table-cell table:formula="of:=[.I35]+[.L34] +[.K34]" office:value-type="float" office:value="67598.6608423433">
            <text:p>67598.6608423433</text:p>
          </table:table-cell>
          <table:table-cell table:formula="of:=([.J35] / [.$B$1]) +[.K34]" office:value-type="float" office:value="68744.5053273084">
            <text:p>68744.5053273084</text:p>
          </table:table-cell>
          <table:table-cell table:formula="of:=[.J35] * ([.$B$4] / (12 * 100))" office:value-type="float" office:value="675.986608423433">
            <text:p>675.9866084234</text:p>
          </table:table-cell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formula="of:=[.I35]" office:value-type="float" office:value="5000">
            <text:p>5000</text:p>
          </table:table-cell>
          <table:table-cell table:formula="of:=[.I36]+[.L35] +[.K35]" office:value-type="float" office:value="74420.4919357318">
            <text:p>74420.4919357318</text:p>
          </table:table-cell>
          <table:table-cell table:formula="of:=([.J36] / [.$B$1]) +[.K35]" office:value-type="float" office:value="76186.5545208816">
            <text:p>76186.5545208816</text:p>
          </table:table-cell>
          <table:table-cell table:formula="of:=[.J36] * ([.$B$4] / (12 * 100))" office:value-type="float" office:value="744.204919357318">
            <text:p>744.2049193573</text:p>
          </table:table-cell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formula="of:=[.I36]" office:value-type="float" office:value="5000">
            <text:p>5000</text:p>
          </table:table-cell>
          <table:table-cell table:formula="of:=[.I37]+[.L36] +[.K36]" office:value-type="float" office:value="81930.7594402389">
            <text:p>81930.7594402389</text:p>
          </table:table-cell>
          <table:table-cell table:formula="of:=([.J37] / [.$B$1]) +[.K36]" office:value-type="float" office:value="84379.6304649055">
            <text:p>84379.6304649055</text:p>
          </table:table-cell>
          <table:table-cell table:formula="of:=[.J37] * ([.$B$4] / (12 * 100))" office:value-type="float" office:value="819.307594402389">
            <text:p>819.3075944024</text:p>
          </table:table-cell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table:formula="of:=[.I37]" office:value-type="float" office:value="5000">
            <text:p>5000</text:p>
          </table:table-cell>
          <table:table-cell table:formula="of:=[.I38]+[.L37] +[.K37]" office:value-type="float" office:value="90198.9380593079">
            <text:p>90198.9380593079</text:p>
          </table:table-cell>
          <table:table-cell table:formula="of:=([.J38] / [.$B$1]) +[.K37]" office:value-type="float" office:value="93399.5242708363">
            <text:p>93399.5242708363</text:p>
          </table:table-cell>
          <table:table-cell table:formula="of:=[.J38] * ([.$B$4] / (12 * 100))" office:value-type="float" office:value="901.989380593079">
            <text:p>901.9893805931</text:p>
          </table:table-cell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formula="of:=[.I38]" office:value-type="float" office:value="5000">
            <text:p>5000</text:p>
          </table:table-cell>
          <table:table-cell table:formula="of:=[.I39]+[.L38] +[.K38]" office:value-type="float" office:value="99301.5136514294">
            <text:p>99301.5136514294</text:p>
          </table:table-cell>
          <table:table-cell table:formula="of:=([.J39] / [.$B$1]) +[.K38]" office:value-type="float" office:value="103329.675635979">
            <text:p>103329.675635979</text:p>
          </table:table-cell>
          <table:table-cell table:formula="of:=[.J39] * ([.$B$4] / (12 * 100))" office:value-type="float" office:value="993.015136514294">
            <text:p>993.0151365143</text:p>
          </table:table-cell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table:formula="of:=[.I39]" office:value-type="float" office:value="5000">
            <text:p>5000</text:p>
          </table:table-cell>
          <table:table-cell table:formula="of:=[.I40]+[.L39] +[.K39]" office:value-type="float" office:value="109322.690772493">
            <text:p>109322.690772493</text:p>
          </table:table-cell>
          <table:table-cell table:formula="of:=([.J40] / [.$B$1]) +[.K39]" office:value-type="float" office:value="114261.944713229">
            <text:p>114261.944713229</text:p>
          </table:table-cell>
          <table:table-cell table:formula="of:=[.J40] * ([.$B$4] / (12 * 100))" office:value-type="float" office:value="1093.22690772493">
            <text:p>1093.2269077249</text:p>
          </table:table-cell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formula="of:=[.I40]" office:value-type="float" office:value="5000">
            <text:p>5000</text:p>
          </table:table-cell>
          <table:table-cell table:formula="of:=[.I41]+[.L40] +[.K40]" office:value-type="float" office:value="120355.171620953">
            <text:p>120355.171620953</text:p>
          </table:table-cell>
          <table:table-cell table:formula="of:=([.J41] / [.$B$1]) +[.K40]" office:value-type="float" office:value="126297.461875324">
            <text:p>126297.461875324</text:p>
          </table:table-cell>
          <table:table-cell table:formula="of:=[.J41] * ([.$B$4] / (12 * 100))" office:value-type="float" office:value="1203.55171620953">
            <text:p>1203.5517162095</text:p>
          </table:table-cell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formula="of:=[.I41]" office:value-type="float" office:value="5000">
            <text:p>5000</text:p>
          </table:table-cell>
          <table:table-cell table:formula="of:=[.I42]+[.L41] +[.K41]" office:value-type="float" office:value="132501.013591533">
            <text:p>132501.013591533</text:p>
          </table:table-cell>
          <table:table-cell table:formula="of:=([.J42] / [.$B$1]) +[.K41]" office:value-type="float" office:value="139547.563234477">
            <text:p>139547.563234477</text:p>
          </table:table-cell>
          <table:table-cell table:formula="of:=[.J42] * ([.$B$4] / (12 * 100))" office:value-type="float" office:value="1325.01013591533">
            <text:p>1325.0101359153</text:p>
          </table:table-cell>
        </table:table-row>
        <table:table-row table:style-name="ro1">
          <table:table-cell table:number-columns-repeated="7"/>
          <table:table-cell table:style-name="ce1" office:value-type="float" office:value="36">
            <text:p>36</text:p>
          </table:table-cell>
          <table:table-cell table:formula="of:=[.I42]" office:value-type="float" office:value="5000">
            <text:p>5000</text:p>
          </table:table-cell>
          <table:table-cell table:formula="of:=[.I43]+[.L42] +[.K42]" office:value-type="float" office:value="145872.573370393">
            <text:p>145872.573370393</text:p>
          </table:table-cell>
          <table:table-cell table:formula="of:=([.J43] / [.$B$1]) +[.K42]" office:value-type="float" office:value="154134.820571516">
            <text:p>154134.820571516</text:p>
          </table:table-cell>
          <table:table-cell table:formula="of:=[.J43] * ([.$B$4] / (12 * 100))" office:value-type="float" office:value="1458.72573370393">
            <text:p>1458.7257337039</text:p>
          </table:table-cell>
        </table:table-row>
        <table:table-row table:style-name="ro1">
          <table:table-cell table:number-columns-repeated="7"/>
          <table:table-cell office:value-type="float" office:value="37">
            <text:p>37</text:p>
          </table:table-cell>
          <table:table-cell table:formula="of:=[.I43]" office:value-type="float" office:value="5000">
            <text:p>5000</text:p>
          </table:table-cell>
          <table:table-cell table:formula="of:=[.I44]+[.L43] +[.K43]" office:value-type="float" office:value="160593.54630522">
            <text:p>160593.54630522</text:p>
          </table:table-cell>
          <table:table-cell table:formula="of:=([.J44] / [.$B$1]) +[.K43]" office:value-type="float" office:value="170194.175202039">
            <text:p>170194.175202039</text:p>
          </table:table-cell>
          <table:table-cell table:formula="of:=[.J44] * ([.$B$4] / (12 * 100))" office:value-type="float" office:value="1605.9354630522">
            <text:p>1605.9354630522</text:p>
          </table:table-cell>
        </table:table-row>
        <table:table-row table:style-name="ro1">
          <table:table-cell table:number-columns-repeated="7"/>
          <table:table-cell office:value-type="float" office:value="38">
            <text:p>38</text:p>
          </table:table-cell>
          <table:table-cell table:formula="of:=[.I44]" office:value-type="float" office:value="5000">
            <text:p>5000</text:p>
          </table:table-cell>
          <table:table-cell table:formula="of:=[.I45]+[.L44] +[.K44]" office:value-type="float" office:value="176800.110665091">
            <text:p>176800.110665091</text:p>
          </table:table-cell>
          <table:table-cell table:formula="of:=([.J45] / [.$B$1]) +[.K44]" office:value-type="float" office:value="187874.186268548">
            <text:p>187874.186268548</text:p>
          </table:table-cell>
          <table:table-cell table:formula="of:=[.J45] * ([.$B$4] / (12 * 100))" office:value-type="float" office:value="1768.00110665091">
            <text:p>1768.0011066509</text:p>
          </table:table-cell>
        </table:table-row>
        <table:table-row table:style-name="ro1">
          <table:table-cell table:number-columns-repeated="7"/>
          <table:table-cell office:value-type="float" office:value="39">
            <text:p>39</text:p>
          </table:table-cell>
          <table:table-cell table:formula="of:=[.I45]" office:value-type="float" office:value="5000">
            <text:p>5000</text:p>
          </table:table-cell>
          <table:table-cell table:formula="of:=[.I46]+[.L45] +[.K45]" office:value-type="float" office:value="194642.187375199">
            <text:p>194642.187375199</text:p>
          </table:table-cell>
          <table:table-cell table:formula="of:=([.J46] / [.$B$1]) +[.K45]" office:value-type="float" office:value="207338.405006067">
            <text:p>207338.405006067</text:p>
          </table:table-cell>
          <table:table-cell table:formula="of:=[.J46] * ([.$B$4] / (12 * 100))" office:value-type="float" office:value="1946.42187375199">
            <text:p>1946.421873752</text:p>
          </table:table-cell>
        </table:table-row>
        <table:table-row table:style-name="ro1">
          <table:table-cell table:number-columns-repeated="7"/>
          <table:table-cell office:value-type="float" office:value="40">
            <text:p>40</text:p>
          </table:table-cell>
          <table:table-cell table:formula="of:=[.I46]" office:value-type="float" office:value="5000">
            <text:p>5000</text:p>
          </table:table-cell>
          <table:table-cell table:formula="of:=[.I47]+[.L46] +[.K46]" office:value-type="float" office:value="214284.826879819">
            <text:p>214284.826879819</text:p>
          </table:table-cell>
          <table:table-cell table:formula="of:=([.J47] / [.$B$1]) +[.K46]" office:value-type="float" office:value="228766.887694049">
            <text:p>228766.887694049</text:p>
          </table:table-cell>
          <table:table-cell table:formula="of:=[.J47] * ([.$B$4] / (12 * 100))" office:value-type="float" office:value="2142.84826879819">
            <text:p>2142.8482687982</text:p>
          </table:table-cell>
        </table:table-row>
        <table:table-row table:style-name="ro1">
          <table:table-cell table:number-columns-repeated="7"/>
          <table:table-cell office:value-type="float" office:value="41">
            <text:p>41</text:p>
          </table:table-cell>
          <table:table-cell table:formula="of:=[.I47]" office:value-type="float" office:value="5000">
            <text:p>5000</text:p>
          </table:table-cell>
          <table:table-cell table:formula="of:=[.I48]+[.L47] +[.K47]" office:value-type="float" office:value="235909.735962848">
            <text:p>235909.735962848</text:p>
          </table:table-cell>
          <table:table-cell table:formula="of:=([.J48] / [.$B$1]) +[.K47]" office:value-type="float" office:value="252357.861290334">
            <text:p>252357.861290334</text:p>
          </table:table-cell>
          <table:table-cell table:formula="of:=[.J48] * ([.$B$4] / (12 * 100))" office:value-type="float" office:value="2359.09735962848">
            <text:p>2359.0973596285</text:p>
          </table:table-cell>
        </table:table-row>
        <table:table-row table:style-name="ro1">
          <table:table-cell table:number-columns-repeated="7"/>
          <table:table-cell office:value-type="float" office:value="42">
            <text:p>42</text:p>
          </table:table-cell>
          <table:table-cell table:formula="of:=[.I48]" office:value-type="float" office:value="5000">
            <text:p>5000</text:p>
          </table:table-cell>
          <table:table-cell table:formula="of:=[.I49]+[.L48] +[.K48]" office:value-type="float" office:value="259716.958649963">
            <text:p>259716.958649963</text:p>
          </table:table-cell>
          <table:table-cell table:formula="of:=([.J49] / [.$B$1]) +[.K48]" office:value-type="float" office:value="278329.55715533">
            <text:p>278329.55715533</text:p>
          </table:table-cell>
          <table:table-cell table:formula="of:=[.J49] * ([.$B$4] / (12 * 100))" office:value-type="float" office:value="2597.16958649963">
            <text:p>2597.1695864996</text:p>
          </table:table-cell>
        </table:table-row>
        <table:table-row table:style-name="ro1">
          <table:table-cell table:number-columns-repeated="7"/>
          <table:table-cell office:value-type="float" office:value="43">
            <text:p>43</text:p>
          </table:table-cell>
          <table:table-cell table:formula="of:=[.I49]" office:value-type="float" office:value="5000">
            <text:p>5000</text:p>
          </table:table-cell>
          <table:table-cell table:formula="of:=[.I50]+[.L49] +[.K49]" office:value-type="float" office:value="285926.72674183">
            <text:p>285926.72674183</text:p>
          </table:table-cell>
          <table:table-cell table:formula="of:=([.J50] / [.$B$1]) +[.K49]" office:value-type="float" office:value="306922.229829513">
            <text:p>306922.229829513</text:p>
          </table:table-cell>
          <table:table-cell table:formula="of:=[.J50] * ([.$B$4] / (12 * 100))" office:value-type="float" office:value="2859.2672674183">
            <text:p>2859.2672674183</text:p>
          </table:table-cell>
        </table:table-row>
        <table:table-row table:style-name="ro1">
          <table:table-cell table:number-columns-repeated="7"/>
          <table:table-cell office:value-type="float" office:value="44">
            <text:p>44</text:p>
          </table:table-cell>
          <table:table-cell table:formula="of:=[.I50]" office:value-type="float" office:value="5000">
            <text:p>5000</text:p>
          </table:table-cell>
          <table:table-cell table:formula="of:=[.I51]+[.L50] +[.K50]" office:value-type="float" office:value="314781.497096932">
            <text:p>314781.497096932</text:p>
          </table:table-cell>
          <table:table-cell table:formula="of:=([.J51] / [.$B$1]) +[.K50]" office:value-type="float" office:value="338400.379539207">
            <text:p>338400.379539207</text:p>
          </table:table-cell>
          <table:table-cell table:formula="of:=[.J51] * ([.$B$4] / (12 * 100))" office:value-type="float" office:value="3147.81497096932">
            <text:p>3147.8149709693</text:p>
          </table:table-cell>
        </table:table-row>
        <table:table-row table:style-name="ro1">
          <table:table-cell table:number-columns-repeated="7"/>
          <table:table-cell office:value-type="float" office:value="45">
            <text:p>45</text:p>
          </table:table-cell>
          <table:table-cell table:formula="of:=[.I51]" office:value-type="float" office:value="5000">
            <text:p>5000</text:p>
          </table:table-cell>
          <table:table-cell table:formula="of:=[.I52]+[.L51] +[.K51]" office:value-type="float" office:value="346548.194510176">
            <text:p>346548.194510176</text:p>
          </table:table-cell>
          <table:table-cell table:formula="of:=([.J52] / [.$B$1]) +[.K51]" office:value-type="float" office:value="373055.198990224">
            <text:p>373055.198990224</text:p>
          </table:table-cell>
          <table:table-cell table:formula="of:=[.J52] * ([.$B$4] / (12 * 100))" office:value-type="float" office:value="3465.48194510176">
            <text:p>3465.4819451018</text:p>
          </table:table-cell>
        </table:table-row>
        <table:table-row table:style-name="ro1">
          <table:table-cell table:number-columns-repeated="7"/>
          <table:table-cell office:value-type="float" office:value="46">
            <text:p>46</text:p>
          </table:table-cell>
          <table:table-cell table:formula="of:=[.I52]" office:value-type="float" office:value="5000">
            <text:p>5000</text:p>
          </table:table-cell>
          <table:table-cell table:formula="of:=[.I53]+[.L52] +[.K52]" office:value-type="float" office:value="381520.680935326">
            <text:p>381520.680935326</text:p>
          </table:table-cell>
          <table:table-cell table:formula="of:=([.J53] / [.$B$1]) +[.K52]" office:value-type="float" office:value="411207.267083757">
            <text:p>411207.267083757</text:p>
          </table:table-cell>
          <table:table-cell table:formula="of:=[.J53] * ([.$B$4] / (12 * 100))" office:value-type="float" office:value="3815.20680935326">
            <text:p>3815.2068093533</text:p>
          </table:table-cell>
        </table:table-row>
        <table:table-row table:style-name="ro1">
          <table:table-cell table:number-columns-repeated="7"/>
          <table:table-cell office:value-type="float" office:value="47">
            <text:p>47</text:p>
          </table:table-cell>
          <table:table-cell table:formula="of:=[.I53]" office:value-type="float" office:value="5000">
            <text:p>5000</text:p>
          </table:table-cell>
          <table:table-cell table:formula="of:=[.I54]+[.L53] +[.K53]" office:value-type="float" office:value="420022.47389311">
            <text:p>420022.47389311</text:p>
          </table:table-cell>
          <table:table-cell table:formula="of:=([.J54] / [.$B$1]) +[.K53]" office:value-type="float" office:value="453209.514473068">
            <text:p>453209.514473068</text:p>
          </table:table-cell>
          <table:table-cell table:formula="of:=[.J54] * ([.$B$4] / (12 * 100))" office:value-type="float" office:value="4200.2247389311">
            <text:p>4200.2247389311</text:p>
          </table:table-cell>
        </table:table-row>
        <table:table-row table:style-name="ro1">
          <table:table-cell table:number-columns-repeated="7"/>
          <table:table-cell office:value-type="float" office:value="48">
            <text:p>48</text:p>
          </table:table-cell>
          <table:table-cell table:formula="of:=[.I54]" office:value-type="float" office:value="5000">
            <text:p>5000</text:p>
          </table:table-cell>
          <table:table-cell table:formula="of:=[.I55]+[.L54] +[.K54]" office:value-type="float" office:value="462409.739211999">
            <text:p>462409.739211999</text:p>
          </table:table-cell>
          <table:table-cell table:formula="of:=([.J55] / [.$B$1]) +[.K54]" office:value-type="float" office:value="499450.488394268">
            <text:p>499450.488394268</text:p>
          </table:table-cell>
          <table:table-cell table:formula="of:=[.J55] * ([.$B$4] / (12 * 100))" office:value-type="float" office:value="4624.09739211999">
            <text:p>4624.09739212</text:p>
          </table:table-cell>
        </table:table-row>
        <table:table-row table:style-name="ro1">
          <table:table-cell table:number-columns-repeated="7"/>
          <table:table-cell office:value-type="float" office:value="49">
            <text:p>49</text:p>
          </table:table-cell>
          <table:table-cell table:formula="of:=[.I55]" office:value-type="float" office:value="5000">
            <text:p>5000</text:p>
          </table:table-cell>
          <table:table-cell table:formula="of:=[.I56]+[.L55] +[.K55]" office:value-type="float" office:value="509074.585786388">
            <text:p>509074.585786388</text:p>
          </table:table-cell>
          <table:table-cell table:formula="of:=([.J56] / [.$B$1]) +[.K55]" office:value-type="float" office:value="550357.946972907">
            <text:p>550357.946972907</text:p>
          </table:table-cell>
          <table:table-cell table:formula="of:=[.J56] * ([.$B$4] / (12 * 100))" office:value-type="float" office:value="5090.74585786388">
            <text:p>5090.7458578639</text:p>
          </table:table-cell>
        </table:table-row>
        <table:table-row table:style-name="ro1">
          <table:table-cell table:number-columns-repeated="7"/>
          <table:table-cell office:value-type="float" office:value="50">
            <text:p>50</text:p>
          </table:table-cell>
          <table:table-cell table:formula="of:=[.I56]" office:value-type="float" office:value="5000">
            <text:p>5000</text:p>
          </table:table-cell>
          <table:table-cell table:formula="of:=[.I57]+[.L56] +[.K56]" office:value-type="float" office:value="560448.69283077">
            <text:p>560448.69283077</text:p>
          </table:table-cell>
          <table:table-cell table:formula="of:=([.J57] / [.$B$1]) +[.K56]" office:value-type="float" office:value="606402.816255984">
            <text:p>606402.816255984</text:p>
          </table:table-cell>
          <table:table-cell table:formula="of:=[.J57] * ([.$B$4] / (12 * 100))" office:value-type="float" office:value="5604.4869283077">
            <text:p>5604.4869283077</text:p>
          </table:table-cell>
        </table:table-row>
        <table:table-row table:style-name="ro1">
          <table:table-cell table:number-columns-repeated="7"/>
          <table:table-cell office:value-type="float" office:value="51">
            <text:p>51</text:p>
          </table:table-cell>
          <table:table-cell table:formula="of:=[.I57]" office:value-type="float" office:value="5000">
            <text:p>5000</text:p>
          </table:table-cell>
          <table:table-cell table:formula="of:=[.I58]+[.L57] +[.K57]" office:value-type="float" office:value="617007.303184291">
            <text:p>617007.303184291</text:p>
          </table:table-cell>
          <table:table-cell table:formula="of:=([.J58] / [.$B$1]) +[.K57]" office:value-type="float" office:value="668103.546574413">
            <text:p>668103.546574413</text:p>
          </table:table-cell>
          <table:table-cell table:formula="of:=[.J58] * ([.$B$4] / (12 * 100))" office:value-type="float" office:value="6170.07303184291">
            <text:p>6170.0730318429</text:p>
          </table:table-cell>
        </table:table-row>
        <table:table-row table:style-name="ro1">
          <table:table-cell table:number-columns-repeated="7"/>
          <table:table-cell office:value-type="float" office:value="52">
            <text:p>52</text:p>
          </table:table-cell>
          <table:table-cell table:formula="of:=[.I58]" office:value-type="float" office:value="5000">
            <text:p>5000</text:p>
          </table:table-cell>
          <table:table-cell table:formula="of:=[.I59]+[.L58] +[.K58]" office:value-type="float" office:value="679273.619606256">
            <text:p>679273.619606256</text:p>
          </table:table-cell>
          <table:table-cell table:formula="of:=([.J59] / [.$B$1]) +[.K58]" office:value-type="float" office:value="736030.908535038">
            <text:p>736030.908535038</text:p>
          </table:table-cell>
          <table:table-cell table:formula="of:=[.J59] * ([.$B$4] / (12 * 100))" office:value-type="float" office:value="6792.73619606256">
            <text:p>6792.7361960626</text:p>
          </table:table-cell>
        </table:table-row>
        <table:table-row table:style-name="ro1">
          <table:table-cell table:number-columns-repeated="7"/>
          <table:table-cell office:value-type="float" office:value="53">
            <text:p>53</text:p>
          </table:table-cell>
          <table:table-cell table:formula="of:=[.I59]" office:value-type="float" office:value="5000">
            <text:p>5000</text:p>
          </table:table-cell>
          <table:table-cell table:formula="of:=[.I60]+[.L59] +[.K59]" office:value-type="float" office:value="747823.644731101">
            <text:p>747823.644731101</text:p>
          </table:table-cell>
          <table:table-cell table:formula="of:=([.J60] / [.$B$1]) +[.K59]" office:value-type="float" office:value="810813.273008148">
            <text:p>810813.273008148</text:p>
          </table:table-cell>
          <table:table-cell table:formula="of:=[.J60] * ([.$B$4] / (12 * 100))" office:value-type="float" office:value="7478.23644731101">
            <text:p>7478.236447311</text:p>
          </table:table-cell>
        </table:table-row>
        <table:table-row table:style-name="ro1">
          <table:table-cell table:number-columns-repeated="7"/>
          <table:table-cell office:value-type="float" office:value="54">
            <text:p>54</text:p>
          </table:table-cell>
          <table:table-cell table:formula="of:=[.I60]" office:value-type="float" office:value="5000">
            <text:p>5000</text:p>
          </table:table-cell>
          <table:table-cell table:formula="of:=[.I61]+[.L60] +[.K60]" office:value-type="float" office:value="823291.509455459">
            <text:p>823291.509455459</text:p>
          </table:table-cell>
          <table:table-cell table:formula="of:=([.J61] / [.$B$1]) +[.K60]" office:value-type="float" office:value="893142.423953694">
            <text:p>893142.423953694</text:p>
          </table:table-cell>
          <table:table-cell table:formula="of:=[.J61] * ([.$B$4] / (12 * 100))" office:value-type="float" office:value="8232.91509455459">
            <text:p>8232.9150945546</text:p>
          </table:table-cell>
        </table:table-row>
        <table:table-row table:style-name="ro1">
          <table:table-cell table:number-columns-repeated="7"/>
          <table:table-cell office:value-type="float" office:value="55">
            <text:p>55</text:p>
          </table:table-cell>
          <table:table-cell table:formula="of:=[.I61]" office:value-type="float" office:value="5000">
            <text:p>5000</text:p>
          </table:table-cell>
          <table:table-cell table:formula="of:=[.I62]+[.L61] +[.K61]" office:value-type="float" office:value="906375.339048249">
            <text:p>906375.339048249</text:p>
          </table:table-cell>
          <table:table-cell table:formula="of:=([.J62] / [.$B$1]) +[.K61]" office:value-type="float" office:value="983779.957858519">
            <text:p>983779.957858519</text:p>
          </table:table-cell>
          <table:table-cell table:formula="of:=[.J62] * ([.$B$4] / (12 * 100))" office:value-type="float" office:value="9063.75339048249">
            <text:p>9063.7533904825</text:p>
          </table:table-cell>
        </table:table-row>
        <table:table-row table:style-name="ro1">
          <table:table-cell table:number-columns-repeated="7"/>
          <table:table-cell office:value-type="float" office:value="56">
            <text:p>56</text:p>
          </table:table-cell>
          <table:table-cell table:formula="of:=[.I62]" office:value-type="float" office:value="5000">
            <text:p>5000</text:p>
          </table:table-cell>
          <table:table-cell table:formula="of:=[.I63]+[.L62] +[.K62]" office:value-type="float" office:value="997843.711249002">
            <text:p>997843.711249002</text:p>
          </table:table-cell>
          <table:table-cell table:formula="of:=([.J63] / [.$B$1]) +[.K62]" office:value-type="float" office:value="1083564.32898342">
            <text:p>1083564.32898342</text:p>
          </table:table-cell>
          <table:table-cell table:formula="of:=[.J63] * ([.$B$4] / (12 * 100))" office:value-type="float" office:value="9978.43711249002">
            <text:p>9978.43711249</text:p>
          </table:table-cell>
        </table:table-row>
        <table:table-row table:style-name="ro1">
          <table:table-cell table:number-columns-repeated="7"/>
          <table:table-cell office:value-type="float" office:value="57">
            <text:p>57</text:p>
          </table:table-cell>
          <table:table-cell table:formula="of:=[.I63]" office:value-type="float" office:value="5000">
            <text:p>5000</text:p>
          </table:table-cell>
          <table:table-cell table:formula="of:=[.I64]+[.L63] +[.K63]" office:value-type="float" office:value="1098542.76609591">
            <text:p>1098542.76609591</text:p>
          </table:table-cell>
          <table:table-cell table:formula="of:=([.J64] / [.$B$1]) +[.K63]" office:value-type="float" office:value="1193418.60559301">
            <text:p>1193418.60559301</text:p>
          </table:table-cell>
          <table:table-cell table:formula="of:=[.J64] * ([.$B$4] / (12 * 100))" office:value-type="float" office:value="10985.4276609591">
            <text:p>10985.4276609591</text:p>
          </table:table-cell>
        </table:table-row>
        <table:table-row table:style-name="ro1">
          <table:table-cell table:number-columns-repeated="7"/>
          <table:table-cell office:value-type="float" office:value="58">
            <text:p>58</text:p>
          </table:table-cell>
          <table:table-cell table:formula="of:=[.I64]" office:value-type="float" office:value="5000">
            <text:p>5000</text:p>
          </table:table-cell>
          <table:table-cell table:formula="of:=[.I65]+[.L64] +[.K64]" office:value-type="float" office:value="1209404.03325397">
            <text:p>1209404.03325397</text:p>
          </table:table-cell>
          <table:table-cell table:formula="of:=([.J65] / [.$B$1]) +[.K64]" office:value-type="float" office:value="1314359.00891841">
            <text:p>1314359.00891841</text:p>
          </table:table-cell>
          <table:table-cell table:formula="of:=[.J65] * ([.$B$4] / (12 * 100))" office:value-type="float" office:value="12094.0403325397">
            <text:p>12094.0403325397</text:p>
          </table:table-cell>
        </table:table-row>
        <table:table-row table:style-name="ro1">
          <table:table-cell table:number-columns-repeated="7"/>
          <table:table-cell office:value-type="float" office:value="59">
            <text:p>59</text:p>
          </table:table-cell>
          <table:table-cell table:formula="of:=[.I65]" office:value-type="float" office:value="5000">
            <text:p>5000</text:p>
          </table:table-cell>
          <table:table-cell table:formula="of:=[.I66]+[.L65] +[.K65]" office:value-type="float" office:value="1331453.04925095">
            <text:p>1331453.04925095</text:p>
          </table:table-cell>
          <table:table-cell table:formula="of:=([.J66] / [.$B$1]) +[.K65]" office:value-type="float" office:value="1447504.3138435">
            <text:p>1447504.3138435</text:p>
          </table:table-cell>
          <table:table-cell table:formula="of:=[.J66] * ([.$B$4] / (12 * 100))" office:value-type="float" office:value="13314.5304925095">
            <text:p>13314.5304925095</text:p>
          </table:table-cell>
        </table:table-row>
        <table:table-row table:style-name="ro1">
          <table:table-cell table:number-columns-repeated="7"/>
          <table:table-cell table:style-name="ce1" office:value-type="float" office:value="60">
            <text:p>60</text:p>
          </table:table-cell>
          <table:table-cell table:formula="of:=[.I66]" office:value-type="float" office:value="5000">
            <text:p>5000</text:p>
          </table:table-cell>
          <table:table-cell table:formula="of:=[.I67]+[.L66] +[.K66]" office:value-type="float" office:value="1465818.84433601">
            <text:p>1465818.84433601</text:p>
          </table:table-cell>
          <table:table-cell table:formula="of:=([.J67] / [.$B$1]) +[.K66]" office:value-type="float" office:value="1594086.1982771">
            <text:p>1594086.1982771</text:p>
          </table:table-cell>
          <table:table-cell table:formula="of:=[.J67] * ([.$B$4] / (12 * 100))" office:value-type="float" office:value="14658.1884433601">
            <text:p>14658.1884433601</text:p>
          </table:table-cell>
        </table:table-row>
        <table:table-row table:style-name="ro1">
          <table:table-cell table:number-columns-repeated="7"/>
          <table:table-cell office:value-type="float" office:value="61">
            <text:p>61</text:p>
          </table:table-cell>
          <table:table-cell table:formula="of:=[.I67]" office:value-type="float" office:value="5000">
            <text:p>5000</text:p>
          </table:table-cell>
          <table:table-cell table:formula="of:=[.I68]+[.L67] +[.K67]" office:value-type="float" office:value="1613744.38672046">
            <text:p>1613744.38672046</text:p>
          </table:table-cell>
          <table:table-cell table:formula="of:=([.J68] / [.$B$1]) +[.K67]" office:value-type="float" office:value="1755460.63694915">
            <text:p>1755460.63694915</text:p>
          </table:table-cell>
          <table:table-cell table:formula="of:=[.J68] * ([.$B$4] / (12 * 100))" office:value-type="float" office:value="16137.4438672046">
            <text:p>16137.4438672046</text:p>
          </table:table-cell>
        </table:table-row>
        <table:table-row table:style-name="ro1">
          <table:table-cell table:number-columns-repeated="7"/>
          <table:table-cell office:value-type="float" office:value="62">
            <text:p>62</text:p>
          </table:table-cell>
          <table:table-cell table:formula="of:=[.I68]" office:value-type="float" office:value="5000">
            <text:p>5000</text:p>
          </table:table-cell>
          <table:table-cell table:formula="of:=[.I69]+[.L68] +[.K68]" office:value-type="float" office:value="1776598.08081635">
            <text:p>1776598.08081635</text:p>
          </table:table-cell>
          <table:table-cell table:formula="of:=([.J69] / [.$B$1]) +[.K68]" office:value-type="float" office:value="1933120.44503078">
            <text:p>1933120.44503078</text:p>
          </table:table-cell>
          <table:table-cell table:formula="of:=[.J69] * ([.$B$4] / (12 * 100))" office:value-type="float" office:value="17765.9808081635">
            <text:p>17765.9808081635</text:p>
          </table:table-cell>
        </table:table-row>
        <table:table-row table:style-name="ro1">
          <table:table-cell table:number-columns-repeated="7"/>
          <table:table-cell office:value-type="float" office:value="63">
            <text:p>63</text:p>
          </table:table-cell>
          <table:table-cell table:formula="of:=[.I69]" office:value-type="float" office:value="5000">
            <text:p>5000</text:p>
          </table:table-cell>
          <table:table-cell table:formula="of:=[.I70]+[.L69] +[.K69]" office:value-type="float" office:value="1955886.42583895">
            <text:p>1955886.42583895</text:p>
          </table:table-cell>
          <table:table-cell table:formula="of:=([.J70] / [.$B$1]) +[.K69]" office:value-type="float" office:value="2128709.08761468">
            <text:p>2128709.08761468</text:p>
          </table:table-cell>
          <table:table-cell table:formula="of:=[.J70] * ([.$B$4] / (12 * 100))" office:value-type="float" office:value="19558.8642583895">
            <text:p>19558.8642583895</text:p>
          </table:table-cell>
        </table:table-row>
        <table:table-row table:style-name="ro1">
          <table:table-cell table:number-columns-repeated="7"/>
          <table:table-cell office:value-type="float" office:value="64">
            <text:p>64</text:p>
          </table:table-cell>
          <table:table-cell table:formula="of:=[.I70]" office:value-type="float" office:value="5000">
            <text:p>5000</text:p>
          </table:table-cell>
          <table:table-cell table:formula="of:=[.I71]+[.L70] +[.K70]" office:value-type="float" office:value="2153267.95187307">
            <text:p>2153267.95187307</text:p>
          </table:table-cell>
          <table:table-cell table:formula="of:=([.J71] / [.$B$1]) +[.K70]" office:value-type="float" office:value="2344035.88280199">
            <text:p>2344035.88280199</text:p>
          </table:table-cell>
          <table:table-cell table:formula="of:=[.J71] * ([.$B$4] / (12 * 100))" office:value-type="float" office:value="21532.6795187307">
            <text:p>21532.6795187307</text:p>
          </table:table-cell>
        </table:table-row>
        <table:table-row table:style-name="ro1">
          <table:table-cell table:number-columns-repeated="7"/>
          <table:table-cell office:value-type="float" office:value="65">
            <text:p>65</text:p>
          </table:table-cell>
          <table:table-cell table:formula="of:=[.I71]" office:value-type="float" office:value="5000">
            <text:p>5000</text:p>
          </table:table-cell>
          <table:table-cell table:formula="of:=[.I72]+[.L71] +[.K71]" office:value-type="float" office:value="2370568.56232072">
            <text:p>2370568.56232072</text:p>
          </table:table-cell>
          <table:table-cell table:formula="of:=([.J72] / [.$B$1]) +[.K71]" office:value-type="float" office:value="2581092.73903406">
            <text:p>2581092.73903406</text:p>
          </table:table-cell>
          <table:table-cell table:formula="of:=[.J72] * ([.$B$4] / (12 * 100))" office:value-type="float" office:value="23705.6856232072">
            <text:p>23705.6856232072</text:p>
          </table:table-cell>
        </table:table-row>
        <table:table-row table:style-name="ro1">
          <table:table-cell table:number-columns-repeated="7"/>
          <table:table-cell office:value-type="float" office:value="66">
            <text:p>66</text:p>
          </table:table-cell>
          <table:table-cell table:formula="of:=[.I72]" office:value-type="float" office:value="5000">
            <text:p>5000</text:p>
          </table:table-cell>
          <table:table-cell table:formula="of:=[.I73]+[.L72] +[.K72]" office:value-type="float" office:value="2609798.42465726">
            <text:p>2609798.42465726</text:p>
          </table:table-cell>
          <table:table-cell table:formula="of:=([.J73] / [.$B$1]) +[.K72]" office:value-type="float" office:value="2842072.58149978">
            <text:p>2842072.58149978</text:p>
          </table:table-cell>
          <table:table-cell table:formula="of:=[.J73] * ([.$B$4] / (12 * 100))" office:value-type="float" office:value="26097.9842465726">
            <text:p>26097.9842465726</text:p>
          </table:table-cell>
        </table:table-row>
        <table:table-row table:style-name="ro1">
          <table:table-cell table:number-columns-repeated="7"/>
          <table:table-cell office:value-type="float" office:value="67">
            <text:p>67</text:p>
          </table:table-cell>
          <table:table-cell table:formula="of:=[.I73]" office:value-type="float" office:value="5000">
            <text:p>5000</text:p>
          </table:table-cell>
          <table:table-cell table:formula="of:=[.I74]+[.L73] +[.K73]" office:value-type="float" office:value="2873170.56574636">
            <text:p>2873170.56574636</text:p>
          </table:table-cell>
          <table:table-cell table:formula="of:=([.J74] / [.$B$1]) +[.K73]" office:value-type="float" office:value="3129389.63807442">
            <text:p>3129389.63807442</text:p>
          </table:table-cell>
          <table:table-cell table:formula="of:=[.J74] * ([.$B$4] / (12 * 100))" office:value-type="float" office:value="28731.7056574636">
            <text:p>28731.7056574636</text:p>
          </table:table-cell>
        </table:table-row>
        <table:table-row table:style-name="ro1">
          <table:table-cell table:number-columns-repeated="7"/>
          <table:table-cell office:value-type="float" office:value="68">
            <text:p>68</text:p>
          </table:table-cell>
          <table:table-cell table:formula="of:=[.I74]" office:value-type="float" office:value="5000">
            <text:p>5000</text:p>
          </table:table-cell>
          <table:table-cell table:formula="of:=[.I75]+[.L74] +[.K74]" office:value-type="float" office:value="3163121.34373188">
            <text:p>3163121.34373188</text:p>
          </table:table-cell>
          <table:table-cell table:formula="of:=([.J75] / [.$B$1]) +[.K74]" office:value-type="float" office:value="3445701.77244761">
            <text:p>3445701.77244761</text:p>
          </table:table-cell>
          <table:table-cell table:formula="of:=[.J75] * ([.$B$4] / (12 * 100))" office:value-type="float" office:value="31631.2134373188">
            <text:p>31631.2134373188</text:p>
          </table:table-cell>
        </table:table-row>
        <table:table-row table:style-name="ro1">
          <table:table-cell table:number-columns-repeated="7"/>
          <table:table-cell office:value-type="float" office:value="69">
            <text:p>69</text:p>
          </table:table-cell>
          <table:table-cell table:formula="of:=[.I75]" office:value-type="float" office:value="5000">
            <text:p>5000</text:p>
          </table:table-cell>
          <table:table-cell table:formula="of:=[.I76]+[.L75] +[.K75]" office:value-type="float" office:value="3482332.98588493">
            <text:p>3482332.98588493</text:p>
          </table:table-cell>
          <table:table-cell table:formula="of:=([.J76] / [.$B$1]) +[.K75]" office:value-type="float" office:value="3793935.0710361">
            <text:p>3793935.0710361</text:p>
          </table:table-cell>
          <table:table-cell table:formula="of:=[.J76] * ([.$B$4] / (12 * 100))" office:value-type="float" office:value="34823.3298588493">
            <text:p>34823.3298588493</text:p>
          </table:table-cell>
        </table:table-row>
        <table:table-row table:style-name="ro1">
          <table:table-cell table:number-columns-repeated="7"/>
          <table:table-cell office:value-type="float" office:value="70">
            <text:p>70</text:p>
          </table:table-cell>
          <table:table-cell table:formula="of:=[.I76]" office:value-type="float" office:value="5000">
            <text:p>5000</text:p>
          </table:table-cell>
          <table:table-cell table:formula="of:=[.I77]+[.L76] +[.K76]" office:value-type="float" office:value="3833758.40089495">
            <text:p>3833758.40089495</text:p>
          </table:table-cell>
          <table:table-cell table:formula="of:=([.J77] / [.$B$1]) +[.K76]" office:value-type="float" office:value="4177310.9111256">
            <text:p>4177310.9111256</text:p>
          </table:table-cell>
          <table:table-cell table:formula="of:=[.J77] * ([.$B$4] / (12 * 100))" office:value-type="float" office:value="38337.5840089495">
            <text:p>38337.5840089495</text:p>
          </table:table-cell>
        </table:table-row>
        <table:table-row table:style-name="ro1">
          <table:table-cell table:number-columns-repeated="7"/>
          <table:table-cell office:value-type="float" office:value="71">
            <text:p>71</text:p>
          </table:table-cell>
          <table:table-cell table:formula="of:=[.I77]" office:value-type="float" office:value="5000">
            <text:p>5000</text:p>
          </table:table-cell>
          <table:table-cell table:formula="of:=[.I78]+[.L77] +[.K77]" office:value-type="float" office:value="4220648.49513454">
            <text:p>4220648.49513454</text:p>
          </table:table-cell>
          <table:table-cell table:formula="of:=([.J78] / [.$B$1]) +[.K77]" office:value-type="float" office:value="4599375.76063905">
            <text:p>4599375.76063905</text:p>
          </table:table-cell>
          <table:table-cell table:formula="of:=[.J78] * ([.$B$4] / (12 * 100))" office:value-type="float" office:value="42206.4849513454">
            <text:p>42206.4849513454</text:p>
          </table:table-cell>
        </table:table-row>
        <table:table-row table:style-name="ro1">
          <table:table-cell table:number-columns-repeated="7"/>
          <table:table-cell table:style-name="ce1" office:value-type="float" office:value="72">
            <text:p>72</text:p>
          </table:table-cell>
          <table:table-cell table:formula="of:=[.I78]" office:value-type="float" office:value="5000">
            <text:p>5000</text:p>
          </table:table-cell>
          <table:table-cell table:formula="of:=[.I79]+[.L78] +[.K78]" office:value-type="float" office:value="4646582.2455904">
            <text:p>4646582.2455904</text:p>
          </table:table-cell>
          <table:table-cell table:formula="of:=([.J79] / [.$B$1]) +[.K78]" office:value-type="float" office:value="5064033.98519809">
            <text:p>5064033.98519809</text:p>
          </table:table-cell>
          <table:table-cell table:formula="of:=[.J79] * ([.$B$4] / (12 * 100))" office:value-type="float" office:value="46465.822455904">
            <text:p>46465.822455904</text:p>
          </table:table-cell>
        </table:table-row>
        <table:table-row table:style-name="ro1">
          <table:table-cell table:number-columns-repeated="7"/>
          <table:table-cell office:value-type="float" office:value="73">
            <text:p>73</text:p>
          </table:table-cell>
          <table:table-cell table:formula="of:=[.I79]" office:value-type="float" office:value="5000">
            <text:p>5000</text:p>
          </table:table-cell>
          <table:table-cell table:formula="of:=[.I80]+[.L79] +[.K79]" office:value-type="float" office:value="5115499.80765399">
            <text:p>5115499.80765399</text:p>
          </table:table-cell>
          <table:table-cell table:formula="of:=([.J80] / [.$B$1]) +[.K79]" office:value-type="float" office:value="5575583.96596349">
            <text:p>5575583.96596349</text:p>
          </table:table-cell>
          <table:table-cell table:formula="of:=[.J80] * ([.$B$4] / (12 * 100))" office:value-type="float" office:value="51154.9980765399">
            <text:p>51154.9980765399</text:p>
          </table:table-cell>
        </table:table-row>
        <table:table-row table:style-name="ro1">
          <table:table-cell table:number-columns-repeated="7"/>
          <table:table-cell office:value-type="float" office:value="74">
            <text:p>74</text:p>
          </table:table-cell>
          <table:table-cell table:formula="of:=[.I80]" office:value-type="float" office:value="5000">
            <text:p>5000</text:p>
          </table:table-cell>
          <table:table-cell table:formula="of:=[.I81]+[.L80] +[.K80]" office:value-type="float" office:value="5631738.96404003">
            <text:p>5631738.96404003</text:p>
          </table:table-cell>
          <table:table-cell table:formula="of:=([.J81] / [.$B$1]) +[.K80]" office:value-type="float" office:value="6138757.86236749">
            <text:p>6138757.86236749</text:p>
          </table:table-cell>
          <table:table-cell table:formula="of:=[.J81] * ([.$B$4] / (12 * 100))" office:value-type="float" office:value="56317.3896404003">
            <text:p>56317.3896404003</text:p>
          </table:table-cell>
        </table:table-row>
        <table:table-row table:style-name="ro1">
          <table:table-cell table:number-columns-repeated="7"/>
          <table:table-cell office:value-type="float" office:value="75">
            <text:p>75</text:p>
          </table:table-cell>
          <table:table-cell table:formula="of:=[.I81]" office:value-type="float" office:value="5000">
            <text:p>5000</text:p>
          </table:table-cell>
          <table:table-cell table:formula="of:=[.I82]+[.L81] +[.K81]" office:value-type="float" office:value="6200075.25200789">
            <text:p>6200075.25200789</text:p>
          </table:table-cell>
          <table:table-cell table:formula="of:=([.J82] / [.$B$1]) +[.K81]" office:value-type="float" office:value="6758765.38756828">
            <text:p>6758765.38756828</text:p>
          </table:table-cell>
          <table:table-cell table:formula="of:=[.J82] * ([.$B$4] / (12 * 100))" office:value-type="float" office:value="62000.7525200789">
            <text:p>62000.7525200789</text:p>
          </table:table-cell>
        </table:table-row>
        <table:table-row table:style-name="ro1">
          <table:table-cell table:number-columns-repeated="7"/>
          <table:table-cell office:value-type="float" office:value="76">
            <text:p>76</text:p>
          </table:table-cell>
          <table:table-cell table:formula="of:=[.I82]" office:value-type="float" office:value="5000">
            <text:p>5000</text:p>
          </table:table-cell>
          <table:table-cell table:formula="of:=[.I83]+[.L82] +[.K82]" office:value-type="float" office:value="6825766.14008836">
            <text:p>6825766.14008836</text:p>
          </table:table-cell>
          <table:table-cell table:formula="of:=([.J83] / [.$B$1]) +[.K82]" office:value-type="float" office:value="7441342.00157712">
            <text:p>7441342.00157712</text:p>
          </table:table-cell>
          <table:table-cell table:formula="of:=[.J83] * ([.$B$4] / (12 * 100))" office:value-type="float" office:value="68257.6614008836">
            <text:p>68257.6614008836</text:p>
          </table:table-cell>
        </table:table-row>
        <table:table-row table:style-name="ro1">
          <table:table-cell table:number-columns-repeated="7"/>
          <table:table-cell office:value-type="float" office:value="77">
            <text:p>77</text:p>
          </table:table-cell>
          <table:table-cell table:formula="of:=[.I83]" office:value-type="float" office:value="5000">
            <text:p>5000</text:p>
          </table:table-cell>
          <table:table-cell table:formula="of:=[.I84]+[.L83] +[.K83]" office:value-type="float" office:value="7514599.662978">
            <text:p>7514599.662978</text:p>
          </table:table-cell>
          <table:table-cell table:formula="of:=([.J84] / [.$B$1]) +[.K83]" office:value-type="float" office:value="8192801.96787492">
            <text:p>8192801.96787492</text:p>
          </table:table-cell>
          <table:table-cell table:formula="of:=[.J84] * ([.$B$4] / (12 * 100))" office:value-type="float" office:value="75145.99662978">
            <text:p>75145.99662978</text:p>
          </table:table-cell>
        </table:table-row>
        <table:table-row table:style-name="ro1">
          <table:table-cell table:number-columns-repeated="7"/>
          <table:table-cell office:value-type="float" office:value="78">
            <text:p>78</text:p>
          </table:table-cell>
          <table:table-cell table:formula="of:=[.I84]" office:value-type="float" office:value="5000">
            <text:p>5000</text:p>
          </table:table-cell>
          <table:table-cell table:formula="of:=[.I85]+[.L84] +[.K84]" office:value-type="float" office:value="8272947.9645047">
            <text:p>8272947.9645047</text:p>
          </table:table-cell>
          <table:table-cell table:formula="of:=([.J85] / [.$B$1]) +[.K84]" office:value-type="float" office:value="9020096.76432538">
            <text:p>9020096.76432538</text:p>
          </table:table-cell>
          <table:table-cell table:formula="of:=[.J85] * ([.$B$4] / (12 * 100))" office:value-type="float" office:value="82729.479645047">
            <text:p>82729.479645047</text:p>
          </table:table-cell>
        </table:table-row>
        <table:table-row table:style-name="ro1">
          <table:table-cell table:number-columns-repeated="7"/>
          <table:table-cell office:value-type="float" office:value="79">
            <text:p>79</text:p>
          </table:table-cell>
          <table:table-cell table:formula="of:=[.I85]" office:value-type="float" office:value="5000">
            <text:p>5000</text:p>
          </table:table-cell>
          <table:table-cell table:formula="of:=[.I86]+[.L85] +[.K85]" office:value-type="float" office:value="9107826.24397043">
            <text:p>9107826.24397043</text:p>
          </table:table-cell>
          <table:table-cell table:formula="of:=([.J86] / [.$B$1]) +[.K85]" office:value-type="float" office:value="9930879.38872243">
            <text:p>9930879.38872243</text:p>
          </table:table-cell>
          <table:table-cell table:formula="of:=[.J86] * ([.$B$4] / (12 * 100))" office:value-type="float" office:value="91078.2624397043">
            <text:p>91078.2624397043</text:p>
          </table:table-cell>
        </table:table-row>
        <table:table-row table:style-name="ro1">
          <table:table-cell table:number-columns-repeated="7"/>
          <table:table-cell office:value-type="float" office:value="80">
            <text:p>80</text:p>
          </table:table-cell>
          <table:table-cell table:formula="of:=[.I86]" office:value-type="float" office:value="5000">
            <text:p>5000</text:p>
          </table:table-cell>
          <table:table-cell table:formula="of:=[.I87]+[.L86] +[.K86]" office:value-type="float" office:value="10026957.6511621">
            <text:p>10026957.6511621</text:p>
          </table:table-cell>
          <table:table-cell table:formula="of:=([.J87] / [.$B$1]) +[.K86]" office:value-type="float" office:value="10933575.1538386">
            <text:p>10933575.1538386</text:p>
          </table:table-cell>
          <table:table-cell table:formula="of:=[.J87] * ([.$B$4] / (12 * 100))" office:value-type="float" office:value="100269.576511621">
            <text:p>100269.576511621</text:p>
          </table:table-cell>
        </table:table-row>
        <table:table-row table:style-name="ro1">
          <table:table-cell table:number-columns-repeated="7"/>
          <table:table-cell office:value-type="float" office:value="81">
            <text:p>81</text:p>
          </table:table-cell>
          <table:table-cell table:formula="of:=[.I87]" office:value-type="float" office:value="5000">
            <text:p>5000</text:p>
          </table:table-cell>
          <table:table-cell table:formula="of:=[.I88]+[.L87] +[.K87]" office:value-type="float" office:value="11038844.7303503">
            <text:p>11038844.7303503</text:p>
          </table:table-cell>
          <table:table-cell table:formula="of:=([.J88] / [.$B$1]) +[.K87]" office:value-type="float" office:value="12037459.6268737">
            <text:p>12037459.6268737</text:p>
          </table:table-cell>
          <table:table-cell table:formula="of:=[.J88] * ([.$B$4] / (12 * 100))" office:value-type="float" office:value="110388.447303503">
            <text:p>110388.447303503</text:p>
          </table:table-cell>
        </table:table-row>
        <table:table-row table:style-name="ro1">
          <table:table-cell table:number-columns-repeated="7"/>
          <table:table-cell office:value-type="float" office:value="82">
            <text:p>82</text:p>
          </table:table-cell>
          <table:table-cell table:formula="of:=[.I88]" office:value-type="float" office:value="5000">
            <text:p>5000</text:p>
          </table:table-cell>
          <table:table-cell table:formula="of:=[.I89]+[.L88] +[.K88]" office:value-type="float" office:value="12152848.0741772">
            <text:p>12152848.0741772</text:p>
          </table:table-cell>
          <table:table-cell table:formula="of:=([.J89] / [.$B$1]) +[.K88]" office:value-type="float" office:value="13252744.4342914">
            <text:p>13252744.4342914</text:p>
          </table:table-cell>
          <table:table-cell table:formula="of:=[.J89] * ([.$B$4] / (12 * 100))" office:value-type="float" office:value="121528.480741772">
            <text:p>121528.480741772</text:p>
          </table:table-cell>
        </table:table-row>
        <table:table-row table:style-name="ro1">
          <table:table-cell table:number-columns-repeated="7"/>
          <table:table-cell office:value-type="float" office:value="83">
            <text:p>83</text:p>
          </table:table-cell>
          <table:table-cell table:formula="of:=[.I89]" office:value-type="float" office:value="5000">
            <text:p>5000</text:p>
          </table:table-cell>
          <table:table-cell table:formula="of:=[.I90]+[.L89] +[.K89]" office:value-type="float" office:value="13379272.9150332">
            <text:p>13379272.9150332</text:p>
          </table:table-cell>
          <table:table-cell table:formula="of:=([.J90] / [.$B$1]) +[.K89]" office:value-type="float" office:value="14590671.7257947">
            <text:p>14590671.7257947</text:p>
          </table:table-cell>
          <table:table-cell table:formula="of:=[.J90] * ([.$B$4] / (12 * 100))" office:value-type="float" office:value="133792.729150332">
            <text:p>133792.729150332</text:p>
          </table:table-cell>
        </table:table-row>
        <table:table-row table:style-name="ro1">
          <table:table-cell table:number-columns-repeated="7"/>
          <table:table-cell table:style-name="ce1" office:value-type="float" office:value="84">
            <text:p>84</text:p>
          </table:table-cell>
          <table:table-cell table:formula="of:=[.I90]" office:value-type="float" office:value="5000">
            <text:p>5000</text:p>
          </table:table-cell>
          <table:table-cell table:formula="of:=[.I91]+[.L90] +[.K90]" office:value-type="float" office:value="14729464.454945">
            <text:p>14729464.454945</text:p>
          </table:table-cell>
          <table:table-cell table:formula="of:=([.J91] / [.$B$1]) +[.K90]" office:value-type="float" office:value="16063618.1712892">
            <text:p>16063618.1712892</text:p>
          </table:table-cell>
          <table:table-cell table:formula="of:=[.J91] * ([.$B$4] / (12 * 100))" office:value-type="float" office:value="147294.64454945">
            <text:p>147294.64454945</text:p>
          </table:table-cell>
        </table:table-row>
        <table:table-row table:style-name="ro1">
          <table:table-cell table:number-columns-repeated="7"/>
          <table:table-cell office:value-type="float" office:value="85">
            <text:p>85</text:p>
          </table:table-cell>
          <table:table-cell table:formula="of:=[.I91]" office:value-type="float" office:value="5000">
            <text:p>5000</text:p>
          </table:table-cell>
          <table:table-cell table:formula="of:=[.I92]+[.L91] +[.K91]" office:value-type="float" office:value="16215912.8158387">
            <text:p>16215912.8158387</text:p>
          </table:table-cell>
          <table:table-cell table:formula="of:=([.J92] / [.$B$1]) +[.K91]" office:value-type="float" office:value="17685209.4528731">
            <text:p>17685209.4528731</text:p>
          </table:table-cell>
          <table:table-cell table:formula="of:=[.J92] * ([.$B$4] / (12 * 100))" office:value-type="float" office:value="162159.128158387">
            <text:p>162159.128158387</text:p>
          </table:table-cell>
        </table:table-row>
        <table:table-row table:style-name="ro1">
          <table:table-cell table:number-columns-repeated="7"/>
          <table:table-cell office:value-type="float" office:value="86">
            <text:p>86</text:p>
          </table:table-cell>
          <table:table-cell table:formula="of:=[.I92]" office:value-type="float" office:value="5000">
            <text:p>5000</text:p>
          </table:table-cell>
          <table:table-cell table:formula="of:=[.I93]+[.L92] +[.K92]" office:value-type="float" office:value="17852368.5810315">
            <text:p>17852368.5810315</text:p>
          </table:table-cell>
          <table:table-cell table:formula="of:=([.J93] / [.$B$1]) +[.K92]" office:value-type="float" office:value="19470446.3109762">
            <text:p>19470446.3109762</text:p>
          </table:table-cell>
          <table:table-cell table:formula="of:=[.J93] * ([.$B$4] / (12 * 100))" office:value-type="float" office:value="178523.685810315">
            <text:p>178523.685810315</text:p>
          </table:table-cell>
        </table:table-row>
        <table:table-row table:style-name="ro1">
          <table:table-cell table:number-columns-repeated="7"/>
          <table:table-cell office:value-type="float" office:value="87">
            <text:p>87</text:p>
          </table:table-cell>
          <table:table-cell table:formula="of:=[.I93]" office:value-type="float" office:value="5000">
            <text:p>5000</text:p>
          </table:table-cell>
          <table:table-cell table:formula="of:=[.I94]+[.L93] +[.K93]" office:value-type="float" office:value="19653969.9967865">
            <text:p>19653969.9967865</text:p>
          </table:table-cell>
          <table:table-cell table:formula="of:=([.J94] / [.$B$1]) +[.K93]" office:value-type="float" office:value="21435843.3106549">
            <text:p>21435843.3106549</text:p>
          </table:table-cell>
          <table:table-cell table:formula="of:=[.J94] * ([.$B$4] / (12 * 100))" office:value-type="float" office:value="196539.699967865">
            <text:p>196539.699967865</text:p>
          </table:table-cell>
        </table:table-row>
        <table:table-row table:style-name="ro1">
          <table:table-cell table:number-columns-repeated="7"/>
          <table:table-cell office:value-type="float" office:value="88">
            <text:p>88</text:p>
          </table:table-cell>
          <table:table-cell table:formula="of:=[.I94]" office:value-type="float" office:value="5000">
            <text:p>5000</text:p>
          </table:table-cell>
          <table:table-cell table:formula="of:=[.I95]+[.L94] +[.K94]" office:value-type="float" office:value="21637383.0106227">
            <text:p>21637383.0106227</text:p>
          </table:table-cell>
          <table:table-cell table:formula="of:=([.J95] / [.$B$1]) +[.K94]" office:value-type="float" office:value="23599581.6117171">
            <text:p>23599581.6117171</text:p>
          </table:table-cell>
          <table:table-cell table:formula="of:=[.J95] * ([.$B$4] / (12 * 100))" office:value-type="float" office:value="216373.830106227">
            <text:p>216373.830106227</text:p>
          </table:table-cell>
        </table:table-row>
        <table:table-row table:style-name="ro1">
          <table:table-cell table:number-columns-repeated="7"/>
          <table:table-cell office:value-type="float" office:value="89">
            <text:p>89</text:p>
          </table:table-cell>
          <table:table-cell table:formula="of:=[.I95]" office:value-type="float" office:value="5000">
            <text:p>5000</text:p>
          </table:table-cell>
          <table:table-cell table:formula="of:=[.I96]+[.L95] +[.K95]" office:value-type="float" office:value="23820955.4418234">
            <text:p>23820955.4418234</text:p>
          </table:table-cell>
          <table:table-cell table:formula="of:=([.J96] / [.$B$1]) +[.K95]" office:value-type="float" office:value="25981677.1558995">
            <text:p>25981677.1558995</text:p>
          </table:table-cell>
          <table:table-cell table:formula="of:=[.J96] * ([.$B$4] / (12 * 100))" office:value-type="float" office:value="238209.554418234">
            <text:p>238209.554418234</text:p>
          </table:table-cell>
        </table:table-row>
        <table:table-row table:style-name="ro1">
          <table:table-cell table:number-columns-repeated="7"/>
          <table:table-cell office:value-type="float" office:value="90">
            <text:p>90</text:p>
          </table:table-cell>
          <table:table-cell table:formula="of:=[.I96]" office:value-type="float" office:value="5000">
            <text:p>5000</text:p>
          </table:table-cell>
          <table:table-cell table:formula="of:=[.I97]+[.L96] +[.K96]" office:value-type="float" office:value="26224886.7103177">
            <text:p>26224886.7103177</text:p>
          </table:table-cell>
          <table:table-cell table:formula="of:=([.J97] / [.$B$1]) +[.K96]" office:value-type="float" office:value="28604165.8269312">
            <text:p>28604165.8269312</text:p>
          </table:table-cell>
          <table:table-cell table:formula="of:=[.J97] * ([.$B$4] / (12 * 100))" office:value-type="float" office:value="262248.867103177">
            <text:p>262248.867103177</text:p>
          </table:table-cell>
        </table:table-row>
        <table:table-row table:style-name="ro1">
          <table:table-cell table:number-columns-repeated="7"/>
          <table:table-cell office:value-type="float" office:value="91">
            <text:p>91</text:p>
          </table:table-cell>
          <table:table-cell table:formula="of:=[.I97]" office:value-type="float" office:value="5000">
            <text:p>5000</text:p>
          </table:table-cell>
          <table:table-cell table:formula="of:=[.I98]+[.L97] +[.K97]" office:value-type="float" office:value="28871414.6940344">
            <text:p>28871414.6940344</text:p>
          </table:table-cell>
          <table:table-cell table:formula="of:=([.J98] / [.$B$1]) +[.K97]" office:value-type="float" office:value="31491307.2963347">
            <text:p>31491307.2963347</text:p>
          </table:table-cell>
          <table:table-cell table:formula="of:=[.J98] * ([.$B$4] / (12 * 100))" office:value-type="float" office:value="288714.146940344">
            <text:p>288714.146940344</text:p>
          </table:table-cell>
        </table:table-row>
        <table:table-row table:style-name="ro1">
          <table:table-cell table:number-columns-repeated="7"/>
          <table:table-cell office:value-type="float" office:value="92">
            <text:p>92</text:p>
          </table:table-cell>
          <table:table-cell table:formula="of:=[.I98]" office:value-type="float" office:value="5000">
            <text:p>5000</text:p>
          </table:table-cell>
          <table:table-cell table:formula="of:=[.I99]+[.L98] +[.K98]" office:value-type="float" office:value="31785021.443275">
            <text:p>31785021.443275</text:p>
          </table:table-cell>
          <table:table-cell table:formula="of:=([.J99] / [.$B$1]) +[.K98]" office:value-type="float" office:value="34669809.4406622">
            <text:p>34669809.4406622</text:p>
          </table:table-cell>
          <table:table-cell table:formula="of:=[.J99] * ([.$B$4] / (12 * 100))" office:value-type="float" office:value="317850.21443275">
            <text:p>317850.21443275</text:p>
          </table:table-cell>
        </table:table-row>
        <table:table-row table:style-name="ro1">
          <table:table-cell table:number-columns-repeated="7"/>
          <table:table-cell office:value-type="float" office:value="93">
            <text:p>93</text:p>
          </table:table-cell>
          <table:table-cell table:formula="of:=[.I99]" office:value-type="float" office:value="5000">
            <text:p>5000</text:p>
          </table:table-cell>
          <table:table-cell table:formula="of:=[.I100]+[.L99] +[.K99]" office:value-type="float" office:value="34992659.6550949">
            <text:p>34992659.6550949</text:p>
          </table:table-cell>
          <table:table-cell table:formula="of:=([.J100] / [.$B$1]) +[.K99]" office:value-type="float" office:value="38169075.4061717">
            <text:p>38169075.4061717</text:p>
          </table:table-cell>
          <table:table-cell table:formula="of:=[.J100] * ([.$B$4] / (12 * 100))" office:value-type="float" office:value="349926.596550949">
            <text:p>349926.596550949</text:p>
          </table:table-cell>
        </table:table-row>
        <table:table-row table:style-name="ro1">
          <table:table-cell table:number-columns-repeated="7"/>
          <table:table-cell office:value-type="float" office:value="94">
            <text:p>94</text:p>
          </table:table-cell>
          <table:table-cell table:formula="of:=[.I100]" office:value-type="float" office:value="5000">
            <text:p>5000</text:p>
          </table:table-cell>
          <table:table-cell table:formula="of:=[.I101]+[.L100] +[.K100]" office:value-type="float" office:value="38524002.0027226">
            <text:p>38524002.0027226</text:p>
          </table:table-cell>
          <table:table-cell table:formula="of:=([.J101] / [.$B$1]) +[.K100]" office:value-type="float" office:value="42021475.606444">
            <text:p>42021475.606444</text:p>
          </table:table-cell>
          <table:table-cell table:formula="of:=[.J101] * ([.$B$4] / (12 * 100))" office:value-type="float" office:value="385240.020027226">
            <text:p>385240.020027226</text:p>
          </table:table-cell>
        </table:table-row>
        <table:table-row table:style-name="ro1">
          <table:table-cell table:number-columns-repeated="7"/>
          <table:table-cell office:value-type="float" office:value="95">
            <text:p>95</text:p>
          </table:table-cell>
          <table:table-cell table:formula="of:=[.I101]" office:value-type="float" office:value="5000">
            <text:p>5000</text:p>
          </table:table-cell>
          <table:table-cell table:formula="of:=[.I102]+[.L101] +[.K101]" office:value-type="float" office:value="42411715.6264712">
            <text:p>42411715.6264712</text:p>
          </table:table-cell>
          <table:table-cell table:formula="of:=([.J102] / [.$B$1]) +[.K101]" office:value-type="float" office:value="46262647.1690911">
            <text:p>46262647.1690911</text:p>
          </table:table-cell>
          <table:table-cell table:formula="of:=[.J102] * ([.$B$4] / (12 * 100))" office:value-type="float" office:value="424117.156264712">
            <text:p>424117.156264712</text:p>
          </table:table-cell>
        </table:table-row>
        <table:table-row table:style-name="ro1">
          <table:table-cell table:number-columns-repeated="7"/>
          <table:table-cell table:style-name="ce1" office:value-type="float" office:value="96">
            <text:p>96</text:p>
          </table:table-cell>
          <table:table-cell table:formula="of:=[.I102]" office:value-type="float" office:value="5000">
            <text:p>5000</text:p>
          </table:table-cell>
          <table:table-cell table:formula="of:=[.I103]+[.L102] +[.K102]" office:value-type="float" office:value="46691764.3253558">
            <text:p>46691764.3253558</text:p>
          </table:table-cell>
          <table:table-cell table:formula="of:=([.J103] / [.$B$1]) +[.K102]" office:value-type="float" office:value="50931823.6016267">
            <text:p>50931823.6016267</text:p>
          </table:table-cell>
          <table:table-cell table:formula="of:=[.J103] * ([.$B$4] / (12 * 100))" office:value-type="float" office:value="466917.643253558">
            <text:p>466917.643253558</text:p>
          </table:table-cell>
        </table:table-row>
        <table:table-row table:style-name="ro1">
          <table:table-cell table:number-columns-repeated="7"/>
          <table:table-cell office:value-type="float" office:value="97">
            <text:p>97</text:p>
          </table:table-cell>
          <table:table-cell table:formula="of:=[.I103]" office:value-type="float" office:value="5000">
            <text:p>5000</text:p>
          </table:table-cell>
          <table:table-cell table:formula="of:=[.I104]+[.L103] +[.K103]" office:value-type="float" office:value="51403741.2448802">
            <text:p>51403741.2448802</text:p>
          </table:table-cell>
          <table:table-cell table:formula="of:=([.J104] / [.$B$1]) +[.K103]" office:value-type="float" office:value="56072197.7261147">
            <text:p>56072197.7261147</text:p>
          </table:table-cell>
          <table:table-cell table:formula="of:=[.J104] * ([.$B$4] / (12 * 100))" office:value-type="float" office:value="514037.412448802">
            <text:p>514037.412448802</text:p>
          </table:table-cell>
        </table:table-row>
        <table:table-row table:style-name="ro1">
          <table:table-cell table:number-columns-repeated="7"/>
          <table:table-cell office:value-type="float" office:value="98">
            <text:p>98</text:p>
          </table:table-cell>
          <table:table-cell table:formula="of:=[.I104]" office:value-type="float" office:value="5000">
            <text:p>5000</text:p>
          </table:table-cell>
          <table:table-cell table:formula="of:=[.I105]+[.L104] +[.K104]" office:value-type="float" office:value="56591235.1385635">
            <text:p>56591235.1385635</text:p>
          </table:table-cell>
          <table:table-cell table:formula="of:=([.J105] / [.$B$1]) +[.K104]" office:value-type="float" office:value="61731321.239971">
            <text:p>61731321.239971</text:p>
          </table:table-cell>
          <table:table-cell table:formula="of:=[.J105] * ([.$B$4] / (12 * 100))" office:value-type="float" office:value="565912.351385635">
            <text:p>565912.351385635</text:p>
          </table:table-cell>
        </table:table-row>
        <table:table-row table:style-name="ro1">
          <table:table-cell table:number-columns-repeated="7"/>
          <table:table-cell office:value-type="float" office:value="99">
            <text:p>99</text:p>
          </table:table-cell>
          <table:table-cell table:formula="of:=[.I105]" office:value-type="float" office:value="5000">
            <text:p>5000</text:p>
          </table:table-cell>
          <table:table-cell table:formula="of:=[.I106]+[.L105] +[.K105]" office:value-type="float" office:value="62302233.5913567">
            <text:p>62302233.5913567</text:p>
          </table:table-cell>
          <table:table-cell table:formula="of:=([.J106] / [.$B$1]) +[.K105]" office:value-type="float" office:value="67961544.5991067">
            <text:p>67961544.5991067</text:p>
          </table:table-cell>
          <table:table-cell table:formula="of:=[.J106] * ([.$B$4] / (12 * 100))" office:value-type="float" office:value="623022.335913567">
            <text:p>623022.335913567</text:p>
          </table:table-cell>
        </table:table-row>
        <table:table-row table:style-name="ro1">
          <table:table-cell table:number-columns-repeated="7"/>
          <table:table-cell office:value-type="float" office:value="100">
            <text:p>100</text:p>
          </table:table-cell>
          <table:table-cell table:formula="of:=[.I106]" office:value-type="float" office:value="5000">
            <text:p>5000</text:p>
          </table:table-cell>
          <table:table-cell table:formula="of:=[.I107]+[.L106] +[.K106]" office:value-type="float" office:value="68589566.9350202">
            <text:p>68589566.9350202</text:p>
          </table:table-cell>
          <table:table-cell table:formula="of:=([.J107] / [.$B$1]) +[.K106]" office:value-type="float" office:value="74820501.2926087">
            <text:p>74820501.2926087</text:p>
          </table:table-cell>
          <table:table-cell table:formula="of:=[.J107] * ([.$B$4] / (12 * 100))" office:value-type="float" office:value="685895.669350202">
            <text:p>685895.669350202</text:p>
          </table:table-cell>
        </table:table-row>
        <table:table-row table:style-name="ro1">
          <table:table-cell table:number-columns-repeated="7"/>
          <table:table-cell office:value-type="float" office:value="101">
            <text:p>101</text:p>
          </table:table-cell>
          <table:table-cell table:formula="of:=[.I107]" office:value-type="float" office:value="5000">
            <text:p>5000</text:p>
          </table:table-cell>
          <table:table-cell table:formula="of:=[.I108]+[.L107] +[.K107]" office:value-type="float" office:value="75511396.9619589">
            <text:p>75511396.9619589</text:p>
          </table:table-cell>
          <table:table-cell table:formula="of:=([.J108] / [.$B$1]) +[.K107]" office:value-type="float" office:value="82371640.9888046">
            <text:p>82371640.9888046</text:p>
          </table:table-cell>
          <table:table-cell table:formula="of:=[.J108] * ([.$B$4] / (12 * 100))" office:value-type="float" office:value="755113.969619589">
            <text:p>755113.969619589</text:p>
          </table:table-cell>
        </table:table-row>
        <table:table-row table:style-name="ro1">
          <table:table-cell table:number-columns-repeated="7"/>
          <table:table-cell office:value-type="float" office:value="102">
            <text:p>102</text:p>
          </table:table-cell>
          <table:table-cell table:formula="of:=[.I108]" office:value-type="float" office:value="5000">
            <text:p>5000</text:p>
          </table:table-cell>
          <table:table-cell table:formula="of:=[.I109]+[.L108] +[.K108]" office:value-type="float" office:value="83131754.9584242">
            <text:p>83131754.9584242</text:p>
          </table:table-cell>
          <table:table-cell table:formula="of:=([.J109] / [.$B$1]) +[.K108]" office:value-type="float" office:value="90684816.484647">
            <text:p>90684816.484647</text:p>
          </table:table-cell>
          <table:table-cell table:formula="of:=[.J109] * ([.$B$4] / (12 * 100))" office:value-type="float" office:value="831317.549584242">
            <text:p>831317.549584242</text:p>
          </table:table-cell>
        </table:table-row>
        <table:table-row table:style-name="ro1">
          <table:table-cell table:number-columns-repeated="7"/>
          <table:table-cell office:value-type="float" office:value="103">
            <text:p>103</text:p>
          </table:table-cell>
          <table:table-cell table:formula="of:=[.I109]" office:value-type="float" office:value="5000">
            <text:p>5000</text:p>
          </table:table-cell>
          <table:table-cell table:formula="of:=[.I110]+[.L109] +[.K109]" office:value-type="float" office:value="91521134.0342312">
            <text:p>91521134.0342312</text:p>
          </table:table-cell>
          <table:table-cell table:formula="of:=([.J110] / [.$B$1]) +[.K109]" office:value-type="float" office:value="99836929.8880701">
            <text:p>99836929.8880701</text:p>
          </table:table-cell>
          <table:table-cell table:formula="of:=[.J110] * ([.$B$4] / (12 * 100))" office:value-type="float" office:value="915211.340342312">
            <text:p>915211.340342312</text:p>
          </table:table-cell>
        </table:table-row>
        <table:table-row table:style-name="ro1">
          <table:table-cell table:number-columns-repeated="7"/>
          <table:table-cell office:value-type="float" office:value="104">
            <text:p>104</text:p>
          </table:table-cell>
          <table:table-cell table:formula="of:=[.I110]" office:value-type="float" office:value="5000">
            <text:p>5000</text:p>
          </table:table-cell>
          <table:table-cell table:formula="of:=[.I111]+[.L110] +[.K110]" office:value-type="float" office:value="100757141.228412">
            <text:p>100757141.228412</text:p>
          </table:table-cell>
          <table:table-cell table:formula="of:=([.J111] / [.$B$1]) +[.K110]" office:value-type="float" office:value="109912644.010911">
            <text:p>109912644.010911</text:p>
          </table:table-cell>
          <table:table-cell table:formula="of:=[.J111] * ([.$B$4] / (12 * 100))" office:value-type="float" office:value="1007571.41228412">
            <text:p>1007571.41228412</text:p>
          </table:table-cell>
        </table:table-row>
        <table:table-row table:style-name="ro1">
          <table:table-cell table:number-columns-repeated="7"/>
          <table:table-cell office:value-type="float" office:value="105">
            <text:p>105</text:p>
          </table:table-cell>
          <table:table-cell table:formula="of:=[.I111]" office:value-type="float" office:value="5000">
            <text:p>5000</text:p>
          </table:table-cell>
          <table:table-cell table:formula="of:=[.I112]+[.L111] +[.K111]" office:value-type="float" office:value="110925215.423195">
            <text:p>110925215.423195</text:p>
          </table:table-cell>
          <table:table-cell table:formula="of:=([.J112] / [.$B$1]) +[.K111]" office:value-type="float" office:value="121005165.553231">
            <text:p>121005165.553231</text:p>
          </table:table-cell>
          <table:table-cell table:formula="of:=[.J112] * ([.$B$4] / (12 * 100))" office:value-type="float" office:value="1109252.15423195">
            <text:p>1109252.15423195</text:p>
          </table:table-cell>
        </table:table-row>
        <table:table-row table:style-name="ro1">
          <table:table-cell table:number-columns-repeated="7"/>
          <table:table-cell office:value-type="float" office:value="106">
            <text:p>106</text:p>
          </table:table-cell>
          <table:table-cell table:formula="of:=[.I112]" office:value-type="float" office:value="5000">
            <text:p>5000</text:p>
          </table:table-cell>
          <table:table-cell table:formula="of:=[.I113]+[.L112] +[.K112]" office:value-type="float" office:value="122119417.707463">
            <text:p>122119417.707463</text:p>
          </table:table-cell>
          <table:table-cell table:formula="of:=([.J113] / [.$B$1]) +[.K112]" office:value-type="float" office:value="133217107.323977">
            <text:p>133217107.323977</text:p>
          </table:table-cell>
          <table:table-cell table:formula="of:=[.J113] * ([.$B$4] / (12 * 100))" office:value-type="float" office:value="1221194.17707463">
            <text:p>1221194.17707463</text:p>
          </table:table-cell>
        </table:table-row>
        <table:table-row table:style-name="ro1">
          <table:table-cell table:number-columns-repeated="7"/>
          <table:table-cell office:value-type="float" office:value="107">
            <text:p>107</text:p>
          </table:table-cell>
          <table:table-cell table:formula="of:=[.I113]" office:value-type="float" office:value="5000">
            <text:p>5000</text:p>
          </table:table-cell>
          <table:table-cell table:formula="of:=[.I114]+[.L113] +[.K113]" office:value-type="float" office:value="134443301.501052">
            <text:p>134443301.501052</text:p>
          </table:table-cell>
          <table:table-cell table:formula="of:=([.J114] / [.$B$1]) +[.K113]" office:value-type="float" office:value="146661437.474082">
            <text:p>146661437.474082</text:p>
          </table:table-cell>
          <table:table-cell table:formula="of:=[.J114] * ([.$B$4] / (12 * 100))" office:value-type="float" office:value="1344433.01501052">
            <text:p>1344433.01501052</text:p>
          </table:table-cell>
        </table:table-row>
        <table:table-row table:style-name="ro1">
          <table:table-cell table:number-columns-repeated="7"/>
          <table:table-cell table:style-name="ce1" office:value-type="float" office:value="108">
            <text:p>108</text:p>
          </table:table-cell>
          <table:table-cell table:formula="of:=[.I114]" office:value-type="float" office:value="5000">
            <text:p>5000</text:p>
          </table:table-cell>
          <table:table-cell table:formula="of:=[.I115]+[.L114] +[.K114]" office:value-type="float" office:value="148010870.489093">
            <text:p>148010870.489093</text:p>
          </table:table-cell>
          <table:table-cell table:formula="of:=([.J115] / [.$B$1]) +[.K114]" office:value-type="float" office:value="161462524.522992">
            <text:p>161462524.522992</text:p>
          </table:table-cell>
          <table:table-cell table:formula="of:=[.J115] * ([.$B$4] / (12 * 100))" office:value-type="float" office:value="1480108.70489093">
            <text:p>1480108.70489093</text:p>
          </table:table-cell>
        </table:table-row>
        <table:table-row table:style-name="ro1">
          <table:table-cell table:number-columns-repeated="7"/>
          <table:table-cell office:value-type="float" office:value="109">
            <text:p>109</text:p>
          </table:table-cell>
          <table:table-cell table:formula="of:=[.I115]" office:value-type="float" office:value="5000">
            <text:p>5000</text:p>
          </table:table-cell>
          <table:table-cell table:formula="of:=[.I116]+[.L115] +[.K115]" office:value-type="float" office:value="162947633.227883">
            <text:p>162947633.227883</text:p>
          </table:table-cell>
          <table:table-cell table:formula="of:=([.J116] / [.$B$1]) +[.K115]" office:value-type="float" office:value="177757287.84578">
            <text:p>177757287.84578</text:p>
          </table:table-cell>
          <table:table-cell table:formula="of:=[.J116] * ([.$B$4] / (12 * 100))" office:value-type="float" office:value="1629476.33227883">
            <text:p>1629476.33227883</text:p>
          </table:table-cell>
        </table:table-row>
        <table:table-row table:style-name="ro1">
          <table:table-cell table:number-columns-repeated="7"/>
          <table:table-cell office:value-type="float" office:value="110">
            <text:p>110</text:p>
          </table:table-cell>
          <table:table-cell table:formula="of:=[.I116]" office:value-type="float" office:value="5000">
            <text:p>5000</text:p>
          </table:table-cell>
          <table:table-cell table:formula="of:=[.I117]+[.L116] +[.K116]" office:value-type="float" office:value="179391764.178059">
            <text:p>179391764.178059</text:p>
          </table:table-cell>
          <table:table-cell table:formula="of:=([.J117] / [.$B$1]) +[.K116]" office:value-type="float" office:value="195696464.263586">
            <text:p>195696464.263586</text:p>
          </table:table-cell>
          <table:table-cell table:formula="of:=[.J117] * ([.$B$4] / (12 * 100))" office:value-type="float" office:value="1793917.64178059">
            <text:p>1793917.64178059</text:p>
          </table:table-cell>
        </table:table-row>
        <table:table-row table:style-name="ro1">
          <table:table-cell table:number-columns-repeated="7"/>
          <table:table-cell office:value-type="float" office:value="111">
            <text:p>111</text:p>
          </table:table-cell>
          <table:table-cell table:formula="of:=[.I117]" office:value-type="float" office:value="5000">
            <text:p>5000</text:p>
          </table:table-cell>
          <table:table-cell table:formula="of:=[.I118]+[.L117] +[.K117]" office:value-type="float" office:value="197495381.905366">
            <text:p>197495381.905366</text:p>
          </table:table-cell>
          <table:table-cell table:formula="of:=([.J118] / [.$B$1]) +[.K117]" office:value-type="float" office:value="215446002.454122">
            <text:p>215446002.454122</text:p>
          </table:table-cell>
          <table:table-cell table:formula="of:=[.J118] * ([.$B$4] / (12 * 100))" office:value-type="float" office:value="1974953.81905366">
            <text:p>1974953.81905366</text:p>
          </table:table-cell>
        </table:table-row>
        <table:table-row table:style-name="ro1">
          <table:table-cell table:number-columns-repeated="7"/>
          <table:table-cell office:value-type="float" office:value="112">
            <text:p>112</text:p>
          </table:table-cell>
          <table:table-cell table:formula="of:=[.I118]" office:value-type="float" office:value="5000">
            <text:p>5000</text:p>
          </table:table-cell>
          <table:table-cell table:formula="of:=[.I119]+[.L118] +[.K118]" office:value-type="float" office:value="217425956.273176">
            <text:p>217425956.273176</text:p>
          </table:table-cell>
          <table:table-cell table:formula="of:=([.J119] / [.$B$1]) +[.K118]" office:value-type="float" office:value="237188598.08144">
            <text:p>237188598.08144</text:p>
          </table:table-cell>
          <table:table-cell table:formula="of:=[.J119] * ([.$B$4] / (12 * 100))" office:value-type="float" office:value="2174259.56273176">
            <text:p>2174259.56273176</text:p>
          </table:table-cell>
        </table:table-row>
        <table:table-row table:style-name="ro1">
          <table:table-cell table:number-columns-repeated="7"/>
          <table:table-cell office:value-type="float" office:value="113">
            <text:p>113</text:p>
          </table:table-cell>
          <table:table-cell table:formula="of:=[.I119]" office:value-type="float" office:value="5000">
            <text:p>5000</text:p>
          </table:table-cell>
          <table:table-cell table:formula="of:=[.I120]+[.L119] +[.K119]" office:value-type="float" office:value="239367857.644172">
            <text:p>239367857.644172</text:p>
          </table:table-cell>
          <table:table-cell table:formula="of:=([.J120] / [.$B$1]) +[.K119]" office:value-type="float" office:value="261125383.845857">
            <text:p>261125383.845857</text:p>
          </table:table-cell>
          <table:table-cell table:formula="of:=[.J120] * ([.$B$4] / (12 * 100))" office:value-type="float" office:value="2393678.57644172">
            <text:p>2393678.57644172</text:p>
          </table:table-cell>
        </table:table-row>
        <table:table-row table:style-name="ro1">
          <table:table-cell table:number-columns-repeated="7"/>
          <table:table-cell office:value-type="float" office:value="114">
            <text:p>114</text:p>
          </table:table-cell>
          <table:table-cell table:formula="of:=[.I120]" office:value-type="float" office:value="5000">
            <text:p>5000</text:p>
          </table:table-cell>
          <table:table-cell table:formula="of:=[.I121]+[.L120] +[.K120]" office:value-type="float" office:value="263524062.422299">
            <text:p>263524062.422299</text:p>
          </table:table-cell>
          <table:table-cell table:formula="of:=([.J121] / [.$B$1]) +[.K120]" office:value-type="float" office:value="287477790.088087">
            <text:p>287477790.088087</text:p>
          </table:table-cell>
          <table:table-cell table:formula="of:=[.J121] * ([.$B$4] / (12 * 100))" office:value-type="float" office:value="2635240.62422299">
            <text:p>2635240.62422299</text:p>
          </table:table-cell>
        </table:table-row>
        <table:table-row table:style-name="ro1">
          <table:table-cell table:number-columns-repeated="7"/>
          <table:table-cell office:value-type="float" office:value="115">
            <text:p>115</text:p>
          </table:table-cell>
          <table:table-cell table:formula="of:=[.I121]" office:value-type="float" office:value="5000">
            <text:p>5000</text:p>
          </table:table-cell>
          <table:table-cell table:formula="of:=[.I122]+[.L121] +[.K121]" office:value-type="float" office:value="290118030.71231">
            <text:p>290118030.71231</text:p>
          </table:table-cell>
          <table:table-cell table:formula="of:=([.J122] / [.$B$1]) +[.K121]" office:value-type="float" office:value="316489593.159318">
            <text:p>316489593.159318</text:p>
          </table:table-cell>
          <table:table-cell table:formula="of:=[.J122] * ([.$B$4] / (12 * 100))" office:value-type="float" office:value="2901180.3071231">
            <text:p>2901180.3071231</text:p>
          </table:table-cell>
        </table:table-row>
        <table:table-row table:style-name="ro1">
          <table:table-cell table:number-columns-repeated="7"/>
          <table:table-cell office:value-type="float" office:value="116">
            <text:p>116</text:p>
          </table:table-cell>
          <table:table-cell table:formula="of:=[.I122]" office:value-type="float" office:value="5000">
            <text:p>5000</text:p>
          </table:table-cell>
          <table:table-cell table:formula="of:=[.I123]+[.L122] +[.K122]" office:value-type="float" office:value="319395773.466441">
            <text:p>319395773.466441</text:p>
          </table:table-cell>
          <table:table-cell table:formula="of:=([.J123] / [.$B$1]) +[.K122]" office:value-type="float" office:value="348429170.505962">
            <text:p>348429170.505962</text:p>
          </table:table-cell>
          <table:table-cell table:formula="of:=[.J123] * ([.$B$4] / (12 * 100))" office:value-type="float" office:value="3193957.73466441">
            <text:p>3193957.73466441</text:p>
          </table:table-cell>
        </table:table-row>
        <table:table-row table:style-name="ro1">
          <table:table-cell table:number-columns-repeated="7"/>
          <table:table-cell office:value-type="float" office:value="117">
            <text:p>117</text:p>
          </table:table-cell>
          <table:table-cell table:formula="of:=[.I123]" office:value-type="float" office:value="5000">
            <text:p>5000</text:p>
          </table:table-cell>
          <table:table-cell table:formula="of:=[.I124]+[.L123] +[.K123]" office:value-type="float" office:value="351628128.240627">
            <text:p>351628128.240627</text:p>
          </table:table-cell>
          <table:table-cell table:formula="of:=([.J124] / [.$B$1]) +[.K123]" office:value-type="float" office:value="383591983.330025">
            <text:p>383591983.330025</text:p>
          </table:table-cell>
          <table:table-cell table:formula="of:=[.J124] * ([.$B$4] / (12 * 100))" office:value-type="float" office:value="3516281.28240627">
            <text:p>3516281.28240627</text:p>
          </table:table-cell>
        </table:table-row>
        <table:table-row table:style-name="ro1">
          <table:table-cell table:number-columns-repeated="7"/>
          <table:table-cell office:value-type="float" office:value="118">
            <text:p>118</text:p>
          </table:table-cell>
          <table:table-cell table:formula="of:=[.I124]" office:value-type="float" office:value="5000">
            <text:p>5000</text:p>
          </table:table-cell>
          <table:table-cell table:formula="of:=[.I125]+[.L124] +[.K124]" office:value-type="float" office:value="387113264.612431">
            <text:p>387113264.612431</text:p>
          </table:table-cell>
          <table:table-cell table:formula="of:=([.J125] / [.$B$1]) +[.K124]" office:value-type="float" office:value="422303309.791268">
            <text:p>422303309.791268</text:p>
          </table:table-cell>
          <table:table-cell table:formula="of:=[.J125] * ([.$B$4] / (12 * 100))" office:value-type="float" office:value="3871132.64612431">
            <text:p>3871132.64612431</text:p>
          </table:table-cell>
        </table:table-row>
        <table:table-row table:style-name="ro1">
          <table:table-cell table:number-columns-repeated="7"/>
          <table:table-cell office:value-type="float" office:value="119">
            <text:p>119</text:p>
          </table:table-cell>
          <table:table-cell table:formula="of:=[.I125]" office:value-type="float" office:value="5000">
            <text:p>5000</text:p>
          </table:table-cell>
          <table:table-cell table:formula="of:=[.I126]+[.L125] +[.K125]" office:value-type="float" office:value="426179442.437392">
            <text:p>426179442.437392</text:p>
          </table:table-cell>
          <table:table-cell table:formula="of:=([.J126] / [.$B$1]) +[.K125]" office:value-type="float" office:value="464921254.035007">
            <text:p>464921254.035007</text:p>
          </table:table-cell>
          <table:table-cell table:formula="of:=[.J126] * ([.$B$4] / (12 * 100))" office:value-type="float" office:value="4261794.42437392">
            <text:p>4261794.42437392</text:p>
          </table:table-cell>
        </table:table-row>
        <table:table-row table:style-name="ro1">
          <table:table-cell table:number-columns-repeated="7"/>
          <table:table-cell table:style-name="ce1" office:value-type="float" office:value="120">
            <text:p>120</text:p>
          </table:table-cell>
          <table:table-cell table:formula="of:=[.I126]" office:value-type="float" office:value="5000">
            <text:p>5000</text:p>
          </table:table-cell>
          <table:table-cell table:formula="of:=[.I127]+[.L126] +[.K126]" office:value-type="float" office:value="469188048.459381">
            <text:p>469188048.459381</text:p>
          </table:table-cell>
          <table:table-cell table:formula="of:=([.J127] / [.$B$1]) +[.K126]" office:value-type="float" office:value="511840058.880945">
            <text:p>511840058.880945</text:p>
          </table:table-cell>
          <table:table-cell table:formula="of:=[.J127] * ([.$B$4] / (12 * 100))" office:value-type="float" office:value="4691880.48459381">
            <text:p>4691880.4845938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embers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Contribution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Principal</text:p>
          </table:table-cell>
          <table:table-cell table:formula="of:=[.B2] * [.B1]" office:value-type="float" office:value="5000">
            <text:p>5000</text:p>
          </table:table-cell>
          <table:table-cell table:number-columns-repeated="8"/>
        </table:table-row>
        <table:table-row table:style-name="ro1">
          <table:table-cell office:value-type="string">
            <text:p>Interset</text:p>
          </table:table-cell>
          <table:table-cell office:value-type="float" office:value="12">
            <text:p>12</text:p>
          </table:table-cell>
          <table:table-cell office:value-type="string">
            <text:p>% pa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months</text:p>
          </table:table-cell>
          <table:table-cell office:value-type="string">
            <text:p>Principal outstanding</text:p>
          </table:table-cell>
          <table:table-cell office:value-type="string">
            <text:p>Principal Repayed</text:p>
          </table:table-cell>
          <table:table-cell office:value-type="string">
            <text:p>Interest</text:p>
          </table:table-cell>
          <table:table-cell office:value-type="string">
            <text:p>Net amount payed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Principal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" office:value-type="float" office:value="5000">
            <text:p>5000</text:p>
          </table:table-cell>
          <table:table-cell table:formula="of:=[.$B$2]" office:value-type="float" office:value="500">
            <text:p>500</text:p>
          </table:table-cell>
          <table:table-cell table:formula="of:=[.B8] * ([.$B$4] / (12 * 100))" office:value-type="float" office:value="50">
            <text:p>50</text:p>
          </table:table-cell>
          <table:table-cell table:formula="of:=[.C8]+[.D8]" office:value-type="float" office:value="550">
            <text:p>550</text:p>
          </table:table-cell>
          <table:table-cell table:formula="of:=[.E8]+[.$B$2]" office:value-type="float" office:value="1050">
            <text:p>1050</text:p>
          </table:table-cell>
          <table:table-cell/>
          <table:table-cell office:value-type="float" office:value="1">
            <text:p>1</text:p>
          </table:table-cell>
          <table:table-cell table:formula="of:=[.B3]" office:value-type="float" office:value="5000">
            <text:p>5000</text:p>
          </table:table-cell>
          <table:table-cell table:formula="of:=[.I8] * ([.$B$4] / (12 * 100))"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8]-[.C8]" office:value-type="float" office:value="4500">
            <text:p>4500</text:p>
          </table:table-cell>
          <table:table-cell table:formula="of:=[.$B$2]" office:value-type="float" office:value="500">
            <text:p>500</text:p>
          </table:table-cell>
          <table:table-cell table:formula="of:=[.B9] * ([.$B$4] / (12 * 100))" office:value-type="float" office:value="45">
            <text:p>45</text:p>
          </table:table-cell>
          <table:table-cell table:formula="of:=[.C9]+[.D9]" office:value-type="float" office:value="545">
            <text:p>545</text:p>
          </table:table-cell>
          <table:table-cell table:formula="of:=[.E9]+[.$B$2]" office:value-type="float" office:value="1045">
            <text:p>1045</text:p>
          </table:table-cell>
          <table:table-cell/>
          <table:table-cell office:value-type="float" office:value="2">
            <text:p>2</text:p>
          </table:table-cell>
          <table:table-cell table:formula="of:=[.I8]+[.J8]" office:value-type="float" office:value="5050">
            <text:p>5050</text:p>
          </table:table-cell>
          <table:table-cell table:formula="of:=[.I9] * ([.$B$4] / (12 * 100)) +([.J8] - ([.J8] * [.$B$4] /100))" office:value-type="float" office:value="94.5">
            <text:p>9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9]-[.C9]" office:value-type="float" office:value="4000">
            <text:p>4000</text:p>
          </table:table-cell>
          <table:table-cell table:formula="of:=[.$B$2]" office:value-type="float" office:value="500">
            <text:p>500</text:p>
          </table:table-cell>
          <table:table-cell table:formula="of:=[.B10] * ([.$B$4] / (12 * 100))" office:value-type="float" office:value="40">
            <text:p>40</text:p>
          </table:table-cell>
          <table:table-cell table:formula="of:=[.C10]+[.D10]" office:value-type="float" office:value="540">
            <text:p>540</text:p>
          </table:table-cell>
          <table:table-cell table:formula="of:=[.E10]+[.$B$2]" office:value-type="float" office:value="1040">
            <text:p>1040</text:p>
          </table:table-cell>
          <table:table-cell/>
          <table:table-cell office:value-type="float" office:value="3">
            <text:p>3</text:p>
          </table:table-cell>
          <table:table-cell table:formula="of:=[.I9]+[.J9]" office:value-type="float" office:value="5144.5">
            <text:p>5144.5</text:p>
          </table:table-cell>
          <table:table-cell table:formula="of:=[.I10] * ([.$B$4] / (12 * 100)) +([.J9] - ([.J9] * [.$B$4] /100))" office:value-type="float" office:value="134.605">
            <text:p>134.60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0]-[.C10]" office:value-type="float" office:value="3500">
            <text:p>3500</text:p>
          </table:table-cell>
          <table:table-cell table:formula="of:=[.$B$2]" office:value-type="float" office:value="500">
            <text:p>500</text:p>
          </table:table-cell>
          <table:table-cell table:formula="of:=[.B11] * ([.$B$4] / (12 * 100))" office:value-type="float" office:value="35">
            <text:p>35</text:p>
          </table:table-cell>
          <table:table-cell table:formula="of:=[.C11]+[.D11]" office:value-type="float" office:value="535">
            <text:p>535</text:p>
          </table:table-cell>
          <table:table-cell table:formula="of:=[.E11]+[.$B$2]" office:value-type="float" office:value="1035">
            <text:p>1035</text:p>
          </table:table-cell>
          <table:table-cell/>
          <table:table-cell office:value-type="float" office:value="4">
            <text:p>4</text:p>
          </table:table-cell>
          <table:table-cell table:formula="of:=[.I10]+[.J10]" office:value-type="float" office:value="5279.105">
            <text:p>5279.105</text:p>
          </table:table-cell>
          <table:table-cell table:formula="of:=[.I11] * ([.$B$4] / (12 * 100)) +([.J10] - ([.J10] * [.$B$4] /100))" office:value-type="float" office:value="171.24345">
            <text:p>171.2434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1]-[.C11]" office:value-type="float" office:value="3000">
            <text:p>3000</text:p>
          </table:table-cell>
          <table:table-cell table:formula="of:=[.$B$2]" office:value-type="float" office:value="500">
            <text:p>500</text:p>
          </table:table-cell>
          <table:table-cell table:formula="of:=[.B12] * ([.$B$4] / (12 * 100))" office:value-type="float" office:value="30">
            <text:p>30</text:p>
          </table:table-cell>
          <table:table-cell table:formula="of:=[.C12]+[.D12]" office:value-type="float" office:value="530">
            <text:p>530</text:p>
          </table:table-cell>
          <table:table-cell table:formula="of:=[.E12]+[.$B$2]" office:value-type="float" office:value="1030">
            <text:p>1030</text:p>
          </table:table-cell>
          <table:table-cell/>
          <table:table-cell office:value-type="float" office:value="5">
            <text:p>5</text:p>
          </table:table-cell>
          <table:table-cell table:formula="of:=[.I11]+[.J11]" office:value-type="float" office:value="5450.34845">
            <text:p>5450.34845</text:p>
          </table:table-cell>
          <table:table-cell table:formula="of:=[.I12] * ([.$B$4] / (12 * 100)) +([.J11] - ([.J11] * [.$B$4] /100))" office:value-type="float" office:value="205.1977205">
            <text:p>205.197720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2]-[.C12]" office:value-type="float" office:value="2500">
            <text:p>2500</text:p>
          </table:table-cell>
          <table:table-cell table:formula="of:=[.$B$2]" office:value-type="float" office:value="500">
            <text:p>500</text:p>
          </table:table-cell>
          <table:table-cell table:formula="of:=[.B13] * ([.$B$4] / (12 * 100))" office:value-type="float" office:value="25">
            <text:p>25</text:p>
          </table:table-cell>
          <table:table-cell table:formula="of:=[.C13]+[.D13]" office:value-type="float" office:value="525">
            <text:p>525</text:p>
          </table:table-cell>
          <table:table-cell table:formula="of:=[.E13]+[.$B$2]" office:value-type="float" office:value="1025">
            <text:p>1025</text:p>
          </table:table-cell>
          <table:table-cell/>
          <table:table-cell office:value-type="float" office:value="6">
            <text:p>6</text:p>
          </table:table-cell>
          <table:table-cell table:formula="of:=[.I12]+[.J12]" office:value-type="float" office:value="5655.5461705">
            <text:p>5655.5461705</text:p>
          </table:table-cell>
          <table:table-cell table:formula="of:=[.I13] * ([.$B$4] / (12 * 100)) +([.J12] - ([.J12] * [.$B$4] /100))" office:value-type="float" office:value="237.129455745">
            <text:p>237.12945574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3]-[.C13]" office:value-type="float" office:value="2000">
            <text:p>2000</text:p>
          </table:table-cell>
          <table:table-cell table:formula="of:=[.$B$2]" office:value-type="float" office:value="500">
            <text:p>500</text:p>
          </table:table-cell>
          <table:table-cell table:formula="of:=[.B14] * ([.$B$4] / (12 * 100))" office:value-type="float" office:value="20">
            <text:p>20</text:p>
          </table:table-cell>
          <table:table-cell table:formula="of:=[.C14]+[.D14]" office:value-type="float" office:value="520">
            <text:p>520</text:p>
          </table:table-cell>
          <table:table-cell table:formula="of:=[.E14]+[.$B$2]" office:value-type="float" office:value="1020">
            <text:p>1020</text:p>
          </table:table-cell>
          <table:table-cell/>
          <table:table-cell office:value-type="float" office:value="7">
            <text:p>7</text:p>
          </table:table-cell>
          <table:table-cell table:formula="of:=[.I13]+[.J13]" office:value-type="float" office:value="5892.675626245">
            <text:p>5892.675626245</text:p>
          </table:table-cell>
          <table:table-cell table:formula="of:=[.I14] * ([.$B$4] / (12 * 100)) +([.J13] - ([.J13] * [.$B$4] /100))" office:value-type="float" office:value="267.60067731805">
            <text:p>267.600677318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4]-[.C14]" office:value-type="float" office:value="1500">
            <text:p>1500</text:p>
          </table:table-cell>
          <table:table-cell table:formula="of:=[.$B$2]" office:value-type="float" office:value="500">
            <text:p>500</text:p>
          </table:table-cell>
          <table:table-cell table:formula="of:=[.B15] * ([.$B$4] / (12 * 100))" office:value-type="float" office:value="15">
            <text:p>15</text:p>
          </table:table-cell>
          <table:table-cell table:formula="of:=[.C15]+[.D15]" office:value-type="float" office:value="515">
            <text:p>515</text:p>
          </table:table-cell>
          <table:table-cell table:formula="of:=[.E15]+[.$B$2]" office:value-type="float" office:value="1015">
            <text:p>1015</text:p>
          </table:table-cell>
          <table:table-cell/>
          <table:table-cell office:value-type="float" office:value="8">
            <text:p>8</text:p>
          </table:table-cell>
          <table:table-cell table:formula="of:=[.I14]+[.J14]" office:value-type="float" office:value="6160.27630356305">
            <text:p>6160.2763035631</text:p>
          </table:table-cell>
          <table:table-cell table:formula="of:=[.I15] * ([.$B$4] / (12 * 100)) +([.J14] - ([.J14] * [.$B$4] /100))" office:value-type="float" office:value="297.091359075515">
            <text:p>297.09135907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5]-[.C15]" office:value-type="float" office:value="1000">
            <text:p>1000</text:p>
          </table:table-cell>
          <table:table-cell table:formula="of:=[.$B$2]" office:value-type="float" office:value="500">
            <text:p>500</text:p>
          </table:table-cell>
          <table:table-cell table:formula="of:=[.B16] * ([.$B$4] / (12 * 100))" office:value-type="float" office:value="10">
            <text:p>10</text:p>
          </table:table-cell>
          <table:table-cell table:formula="of:=[.C16]+[.D16]" office:value-type="float" office:value="510">
            <text:p>510</text:p>
          </table:table-cell>
          <table:table-cell table:formula="of:=[.E16]+[.$B$2]" office:value-type="float" office:value="1010">
            <text:p>1010</text:p>
          </table:table-cell>
          <table:table-cell/>
          <table:table-cell office:value-type="float" office:value="9">
            <text:p>9</text:p>
          </table:table-cell>
          <table:table-cell table:formula="of:=[.I15]+[.J15]" office:value-type="float" office:value="6457.36766263856">
            <text:p>6457.3676626386</text:p>
          </table:table-cell>
          <table:table-cell table:formula="of:=[.I16] * ([.$B$4] / (12 * 100)) +([.J15] - ([.J15] * [.$B$4] /100))" office:value-type="float" office:value="326.014072612838">
            <text:p>326.0140726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6]-[.C16]" office:value-type="float" office:value="500">
            <text:p>500</text:p>
          </table:table-cell>
          <table:table-cell table:formula="of:=[.$B$2]" office:value-type="float" office:value="500">
            <text:p>500</text:p>
          </table:table-cell>
          <table:table-cell table:formula="of:=[.B17] * ([.$B$4] / (12 * 100))" office:value-type="float" office:value="5">
            <text:p>5</text:p>
          </table:table-cell>
          <table:table-cell table:formula="of:=[.C17]+[.D17]" office:value-type="float" office:value="505">
            <text:p>505</text:p>
          </table:table-cell>
          <table:table-cell table:formula="of:=[.E17]+[.$B$2]" office:value-type="float" office:value="1005">
            <text:p>1005</text:p>
          </table:table-cell>
          <table:table-cell/>
          <table:table-cell office:value-type="float" office:value="10">
            <text:p>10</text:p>
          </table:table-cell>
          <table:table-cell table:formula="of:=[.I16]+[.J16]" office:value-type="float" office:value="6783.3817352514">
            <text:p>6783.3817352514</text:p>
          </table:table-cell>
          <table:table-cell table:formula="of:=[.I17] * ([.$B$4] / (12 * 100)) +([.J16] - ([.J16] * [.$B$4] /100))" office:value-type="float" office:value="354.726201251812">
            <text:p>354.7262012518</text:p>
          </table:table-cell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formula="of:=[.I17]+[.J17]" office:value-type="float" office:value="7138.10793650321">
            <text:p>7138.1079365032</text:p>
          </table:table-cell>
          <table:table-cell table:formula="of:=[.I18] * ([.$B$4] / (12 * 100)) +([.J17] - ([.J17] * [.$B$4] /100))" office:value-type="float" office:value="383.540136466627">
            <text:p>383.5401364666</text:p>
          </table:table-cell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8:.C17])" office:value-type="float" office:value="5000">
            <text:p>5000</text:p>
          </table:table-cell>
          <table:table-cell table:formula="of:=SUM([.D8:.D17])" office:value-type="float" office:value="275">
            <text:p>275</text:p>
          </table:table-cell>
          <table:table-cell table:number-columns-repeated="3"/>
          <table:table-cell table:style-name="ce1" office:value-type="float" office:value="12">
            <text:p>12</text:p>
          </table:table-cell>
          <table:table-cell table:style-name="ce1" table:formula="of:=[.I18]+[.J18]" office:value-type="float" office:value="7521.64807296984">
            <text:p>7521.6480729699</text:p>
          </table:table-cell>
          <table:table-cell table:style-name="ce1" table:formula="of:=[.I19] * ([.$B$4] / (12 * 100)) +([.J18] - ([.J18] * [.$B$4] /100))" office:value-type="float" office:value="412.73180082033">
            <text:p>412.7318008203</text:p>
          </table:table-cell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formula="of:=[.I19]+[.J19]" office:value-type="float" office:value="7934.37987379017">
            <text:p>7934.3798737902</text:p>
          </table:table-cell>
          <table:table-cell table:formula="of:=[.I20] * ([.$B$4] / (12 * 100)) +([.J19] - ([.J19] * [.$B$4] /100))" office:value-type="float" office:value="442.547783459792">
            <text:p>442.5477834598</text:p>
          </table:table-cell>
        </table:table-row>
        <table:table-row table:style-name="ro1">
          <table:table-cell office:value-type="string">
            <text:p>After 11 month</text:p>
          </table:table-cell>
          <table:table-cell table:number-columns-repeated="6"/>
          <table:table-cell office:value-type="float" office:value="14">
            <text:p>14</text:p>
          </table:table-cell>
          <table:table-cell table:formula="of:=[.I20]+[.J20]" office:value-type="float" office:value="8376.92765724996">
            <text:p>8376.92765725</text:p>
          </table:table-cell>
          <table:table-cell table:formula="of:=[.I21] * ([.$B$4] / (12 * 100)) +([.J20] - ([.J20] * [.$B$4] /100))" office:value-type="float" office:value="473.211326017117">
            <text:p>473.2113260171</text:p>
          </table:table-cell>
        </table:table-row>
        <table:table-row table:style-name="ro1">
          <table:table-cell office:value-type="string">
            <text:p>net Interest </text:p>
          </table:table-cell>
          <table:table-cell table:formula="of:=[.D19] *[.$B$1]" office:value-type="float" office:value="2750">
            <text:p>2750</text:p>
          </table:table-cell>
          <table:table-cell table:number-columns-repeated="5"/>
          <table:table-cell office:value-type="float" office:value="15">
            <text:p>15</text:p>
          </table:table-cell>
          <table:table-cell table:formula="of:=[.I21]+[.J21]" office:value-type="float" office:value="8850.13898326708">
            <text:p>8850.1389832671</text:p>
          </table:table-cell>
          <table:table-cell table:formula="of:=[.I22] * ([.$B$4] / (12 * 100)) +([.J21] - ([.J21] * [.$B$4] /100))" office:value-type="float" office:value="504.927356727733">
            <text:p>504.9273567277</text:p>
          </table:table-cell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table:formula="of:=[.I22]+[.J22]" office:value-type="float" office:value="9355.06633999482">
            <text:p>9355.0663399948</text:p>
          </table:table-cell>
          <table:table-cell table:formula="of:=[.I23] * ([.$B$4] / (12 * 100)) +([.J22] - ([.J22] * [.$B$4] /100))" office:value-type="float" office:value="537.886737320354">
            <text:p>537.8867373204</text:p>
          </table:table-cell>
        </table:table-row>
        <table:table-row table:style-name="ro1">
          <table:table-cell office:value-type="string">
            <text:p>@ 5years</text:p>
          </table:table-cell>
          <table:table-cell office:value-type="string">
            <text:p>dividend</text:p>
          </table:table-cell>
          <table:table-cell table:number-columns-repeated="5"/>
          <table:table-cell office:value-type="float" office:value="17">
            <text:p>17</text:p>
          </table:table-cell>
          <table:table-cell table:formula="of:=[.I23]+[.J23]" office:value-type="float" office:value="9892.95307731517">
            <text:p>9892.9530773152</text:p>
          </table:table-cell>
          <table:table-cell table:formula="of:=[.I24] * ([.$B$4] / (12 * 100)) +([.J23] - ([.J23] * [.$B$4] /100))" office:value-type="float" office:value="572.269859615063">
            <text:p>572.2698596151</text:p>
          </table:table-cell>
        </table:table-row>
        <table:table-row table:style-name="ro1">
          <table:table-cell table:formula="of:=(5 * 12 / 11) *[.B22]" office:value-type="float" office:value="15000">
            <text:p>15000</text:p>
          </table:table-cell>
          <table:table-cell table:formula="of:=[.A25]/[.B1]" office:value-type="float" office:value="1500">
            <text:p>1500</text:p>
          </table:table-cell>
          <table:table-cell table:number-columns-repeated="5"/>
          <table:table-cell office:value-type="float" office:value="18">
            <text:p>18</text:p>
          </table:table-cell>
          <table:table-cell table:formula="of:=[.I24]+[.J24]" office:value-type="float" office:value="10465.2229369302">
            <text:p>10465.2229369302</text:p>
          </table:table-cell>
          <table:table-cell table:formula="of:=[.I25] * ([.$B$4] / (12 * 100)) +([.J24] - ([.J24] * [.$B$4] /100))" office:value-type="float" office:value="608.249705830558">
            <text:p>608.2497058306</text:p>
          </table:table-cell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table:formula="of:=[.I25]+[.J25]" office:value-type="float" office:value="11073.4726427608">
            <text:p>11073.4726427608</text:p>
          </table:table-cell>
          <table:table-cell table:formula="of:=[.I26] * ([.$B$4] / (12 * 100)) +([.J25] - ([.J25] * [.$B$4] /100))" office:value-type="float" office:value="645.994467558499">
            <text:p>645.9944675585</text:p>
          </table:table-cell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table:formula="of:=[.I26]+[.J26]" office:value-type="float" office:value="11719.4671103193">
            <text:p>11719.4671103193</text:p>
          </table:table-cell>
          <table:table-cell table:formula="of:=[.I27] * ([.$B$4] / (12 * 100)) +([.J26] - ([.J26] * [.$B$4] /100))" office:value-type="float" office:value="685.669802554672">
            <text:p>685.6698025547</text:p>
          </table:table-cell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table:formula="of:=[.I27]+[.J27]" office:value-type="float" office:value="12405.136912874">
            <text:p>12405.136912874</text:p>
          </table:table-cell>
          <table:table-cell table:formula="of:=[.I28] * ([.$B$4] / (12 * 100)) +([.J27] - ([.J27] * [.$B$4] /100))" office:value-type="float" office:value="727.440795376851">
            <text:p>727.4407953769</text:p>
          </table:table-cell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 table:formula="of:=[.I28]+[.J28]" office:value-type="float" office:value="13132.5777082508">
            <text:p>13132.5777082508</text:p>
          </table:table-cell>
          <table:table-cell table:formula="of:=[.I29] * ([.$B$4] / (12 * 100)) +([.J28] - ([.J28] * [.$B$4] /100))" office:value-type="float" office:value="771.473677014137">
            <text:p>771.4736770141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table:formula="of:=[.I29]+[.J29]" office:value-type="float" office:value="13904.0513852649">
            <text:p>13904.0513852649</text:p>
          </table:table-cell>
          <table:table-cell table:formula="of:=[.I30] * ([.$B$4] / (12 * 100)) +([.J29] - ([.J29] * [.$B$4] /100))" office:value-type="float" office:value="817.93734962509">
            <text:p>817.9373496251</text:p>
          </table:table-cell>
        </table:table-row>
        <table:table-row table:style-name="ro1">
          <table:table-cell table:number-columns-repeated="7"/>
          <table:table-cell table:style-name="ce1" office:value-type="float" office:value="24">
            <text:p>24</text:p>
          </table:table-cell>
          <table:table-cell table:style-name="ce1" table:formula="of:=[.I30]+[.J30]" office:value-type="float" office:value="14721.98873489">
            <text:p>14721.98873489</text:p>
          </table:table-cell>
          <table:table-cell table:style-name="ce1" table:formula="of:=[.I31] * ([.$B$4] / (12 * 100)) +([.J30] - ([.J30] * [.$B$4] /100))" office:value-type="float" office:value="867.004755018979">
            <text:p>867.004755019</text:p>
          </table:table-cell>
        </table:table-row>
        <table:table-row table:style-name="ro1">
          <table:table-cell table:number-columns-repeated="7"/>
          <table:table-cell office:value-type="float" office:value="25">
            <text:p>25</text:p>
          </table:table-cell>
          <table:table-cell table:formula="of:=[.I31]+[.J31]" office:value-type="float" office:value="15588.993489909">
            <text:p>15588.993489909</text:p>
          </table:table-cell>
          <table:table-cell table:formula="of:=[.I32] * ([.$B$4] / (12 * 100)) +([.J31] - ([.J31] * [.$B$4] /100))" office:value-type="float" office:value="918.854119315792">
            <text:p>918.8541193158</text:p>
          </table:table-cell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formula="of:=[.I32]+[.J32]" office:value-type="float" office:value="16507.8476092248">
            <text:p>16507.8476092248</text:p>
          </table:table-cell>
          <table:table-cell table:formula="of:=[.I33] * ([.$B$4] / (12 * 100)) +([.J32] - ([.J32] * [.$B$4] /100))" office:value-type="float" office:value="973.670101090145">
            <text:p>973.6701010901</text:p>
          </table:table-cell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formula="of:=[.I33]+[.J33]" office:value-type="float" office:value="17481.517710315">
            <text:p>17481.517710315</text:p>
          </table:table-cell>
          <table:table-cell table:formula="of:=[.I34] * ([.$B$4] / (12 * 100)) +([.J33] - ([.J33] * [.$B$4] /100))" office:value-type="float" office:value="1031.64486606248">
            <text:p>1031.6448660625</text:p>
          </table:table-cell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formula="of:=[.I34]+[.J34]" office:value-type="float" office:value="18513.1625763774">
            <text:p>18513.1625763774</text:p>
          </table:table-cell>
          <table:table-cell table:formula="of:=[.I35] * ([.$B$4] / (12 * 100)) +([.J34] - ([.J34] * [.$B$4] /100))" office:value-type="float" office:value="1092.97910789875">
            <text:p>1092.9791078988</text:p>
          </table:table-cell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formula="of:=[.I35]+[.J35]" office:value-type="float" office:value="19606.1416842762">
            <text:p>19606.1416842762</text:p>
          </table:table-cell>
          <table:table-cell table:formula="of:=[.I36] * ([.$B$4] / (12 * 100)) +([.J35] - ([.J35] * [.$B$4] /100))" office:value-type="float" office:value="1157.88303179367">
            <text:p>1157.8830317937</text:p>
          </table:table-cell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formula="of:=[.I36]+[.J36]" office:value-type="float" office:value="20764.0247160699">
            <text:p>20764.0247160699</text:p>
          </table:table-cell>
          <table:table-cell table:formula="of:=[.I37] * ([.$B$4] / (12 * 100)) +([.J36] - ([.J36] * [.$B$4] /100))" office:value-type="float" office:value="1226.57731513912">
            <text:p>1226.5773151391</text:p>
          </table:table-cell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table:formula="of:=[.I37]+[.J37]" office:value-type="float" office:value="21990.602031209">
            <text:p>21990.602031209</text:p>
          </table:table-cell>
          <table:table-cell table:formula="of:=[.I38] * ([.$B$4] / (12 * 100)) +([.J37] - ([.J37] * [.$B$4] /100))" office:value-type="float" office:value="1299.29405763452">
            <text:p>1299.2940576345</text:p>
          </table:table-cell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formula="of:=[.I38]+[.J38]" office:value-type="float" office:value="23289.8960888435">
            <text:p>23289.8960888435</text:p>
          </table:table-cell>
          <table:table-cell table:formula="of:=[.I39] * ([.$B$4] / (12 * 100)) +([.J38] - ([.J38] * [.$B$4] /100))" office:value-type="float" office:value="1376.27773160681">
            <text:p>1376.2777316068</text:p>
          </table:table-cell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table:formula="of:=[.I39]+[.J39]" office:value-type="float" office:value="24666.1738204503">
            <text:p>24666.1738204503</text:p>
          </table:table-cell>
          <table:table-cell table:formula="of:=[.I40] * ([.$B$4] / (12 * 100)) +([.J39] - ([.J39] * [.$B$4] /100))" office:value-type="float" office:value="1457.7861420185">
            <text:p>1457.7861420185</text:p>
          </table:table-cell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formula="of:=[.I40]+[.J40]" office:value-type="float" office:value="26123.9599624688">
            <text:p>26123.9599624688</text:p>
          </table:table-cell>
          <table:table-cell table:formula="of:=[.I41] * ([.$B$4] / (12 * 100)) +([.J40] - ([.J40] * [.$B$4] /100))" office:value-type="float" office:value="1544.09140460097">
            <text:p>1544.091404601</text:p>
          </table:table-cell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formula="of:=[.I41]+[.J41]" office:value-type="float" office:value="27668.0513670698">
            <text:p>27668.0513670698</text:p>
          </table:table-cell>
          <table:table-cell table:formula="of:=[.I42] * ([.$B$4] / (12 * 100)) +([.J41] - ([.J41] * [.$B$4] /100))" office:value-type="float" office:value="1635.48094971955">
            <text:p>1635.4809497196</text:p>
          </table:table-cell>
        </table:table-row>
        <table:table-row table:style-name="ro1">
          <table:table-cell table:number-columns-repeated="7"/>
          <table:table-cell table:style-name="ce1" office:value-type="float" office:value="36">
            <text:p>36</text:p>
          </table:table-cell>
          <table:table-cell table:style-name="ce1" table:formula="of:=[.I42]+[.J42]" office:value-type="float" office:value="29303.5323167893">
            <text:p>29303.5323167893</text:p>
          </table:table-cell>
          <table:table-cell table:style-name="ce1" table:formula="of:=[.I43] * ([.$B$4] / (12 * 100)) +([.J42] - ([.J42] * [.$B$4] /100))" office:value-type="float" office:value="1732.25855892109">
            <text:p>1732.2585589211</text:p>
          </table:table-cell>
        </table:table-row>
        <table:table-row table:style-name="ro1">
          <table:table-cell table:number-columns-repeated="7"/>
          <table:table-cell office:value-type="float" office:value="37">
            <text:p>37</text:p>
          </table:table-cell>
          <table:table-cell table:formula="of:=[.I43]+[.J43]" office:value-type="float" office:value="31035.7908757104">
            <text:p>31035.7908757104</text:p>
          </table:table-cell>
          <table:table-cell table:formula="of:=[.I44] * ([.$B$4] / (12 * 100)) +([.J43] - ([.J43] * [.$B$4] /100))" office:value-type="float" office:value="1834.74544060767">
            <text:p>1834.7454406077</text:p>
          </table:table-cell>
        </table:table-row>
        <table:table-row table:style-name="ro1">
          <table:table-cell table:number-columns-repeated="7"/>
          <table:table-cell office:value-type="float" office:value="38">
            <text:p>38</text:p>
          </table:table-cell>
          <table:table-cell table:formula="of:=[.I44]+[.J44]" office:value-type="float" office:value="32870.5363163181">
            <text:p>32870.5363163181</text:p>
          </table:table-cell>
          <table:table-cell table:formula="of:=[.I45] * ([.$B$4] / (12 * 100)) +([.J44] - ([.J44] * [.$B$4] /100))" office:value-type="float" office:value="1943.28135089793">
            <text:p>1943.2813508979</text:p>
          </table:table-cell>
        </table:table-row>
        <table:table-row table:style-name="ro1">
          <table:table-cell table:number-columns-repeated="7"/>
          <table:table-cell office:value-type="float" office:value="39">
            <text:p>39</text:p>
          </table:table-cell>
          <table:table-cell table:formula="of:=[.I45]+[.J45]" office:value-type="float" office:value="34813.817667216">
            <text:p>34813.817667216</text:p>
          </table:table-cell>
          <table:table-cell table:formula="of:=[.I46] * ([.$B$4] / (12 * 100)) +([.J45] - ([.J45] * [.$B$4] /100))" office:value-type="float" office:value="2058.22576546234">
            <text:p>2058.2257654623</text:p>
          </table:table-cell>
        </table:table-row>
        <table:table-row table:style-name="ro1">
          <table:table-cell table:number-columns-repeated="7"/>
          <table:table-cell office:value-type="float" office:value="40">
            <text:p>40</text:p>
          </table:table-cell>
          <table:table-cell table:formula="of:=[.I46]+[.J46]" office:value-type="float" office:value="36872.0434326783">
            <text:p>36872.0434326783</text:p>
          </table:table-cell>
          <table:table-cell table:formula="of:=[.I47] * ([.$B$4] / (12 * 100)) +([.J46] - ([.J46] * [.$B$4] /100))" office:value-type="float" office:value="2179.95910793364">
            <text:p>2179.9591079336</text:p>
          </table:table-cell>
        </table:table-row>
        <table:table-row table:style-name="ro1">
          <table:table-cell table:number-columns-repeated="7"/>
          <table:table-cell office:value-type="float" office:value="41">
            <text:p>41</text:p>
          </table:table-cell>
          <table:table-cell table:formula="of:=[.I47]+[.J47]" office:value-type="float" office:value="39052.002540612">
            <text:p>39052.002540612</text:p>
          </table:table-cell>
          <table:table-cell table:formula="of:=[.I48] * ([.$B$4] / (12 * 100)) +([.J47] - ([.J47] * [.$B$4] /100))" office:value-type="float" office:value="2308.88404038772">
            <text:p>2308.8840403877</text:p>
          </table:table-cell>
        </table:table-row>
        <table:table-row table:style-name="ro1">
          <table:table-cell table:number-columns-repeated="7"/>
          <table:table-cell office:value-type="float" office:value="42">
            <text:p>42</text:p>
          </table:table-cell>
          <table:table-cell table:formula="of:=[.I48]+[.J48]" office:value-type="float" office:value="41360.8865809997">
            <text:p>41360.8865809997</text:p>
          </table:table-cell>
          <table:table-cell table:formula="of:=[.I49] * ([.$B$4] / (12 * 100)) +([.J48] - ([.J48] * [.$B$4] /100))" office:value-type="float" office:value="2445.42682135119">
            <text:p>2445.4268213512</text:p>
          </table:table-cell>
        </table:table-row>
        <table:table-row table:style-name="ro1">
          <table:table-cell table:number-columns-repeated="7"/>
          <table:table-cell office:value-type="float" office:value="43">
            <text:p>43</text:p>
          </table:table-cell>
          <table:table-cell table:formula="of:=[.I49]+[.J49]" office:value-type="float" office:value="43806.3134023509">
            <text:p>43806.3134023509</text:p>
          </table:table-cell>
          <table:table-cell table:formula="of:=[.I50] * ([.$B$4] / (12 * 100)) +([.J49] - ([.J49] * [.$B$4] /100))" office:value-type="float" office:value="2590.03873681256">
            <text:p>2590.0387368126</text:p>
          </table:table-cell>
        </table:table-row>
        <table:table-row table:style-name="ro1">
          <table:table-cell table:number-columns-repeated="7"/>
          <table:table-cell office:value-type="float" office:value="44">
            <text:p>44</text:p>
          </table:table-cell>
          <table:table-cell table:formula="of:=[.I50]+[.J50]" office:value-type="float" office:value="46396.3521391635">
            <text:p>46396.3521391635</text:p>
          </table:table-cell>
          <table:table-cell table:formula="of:=[.I51] * ([.$B$4] / (12 * 100)) +([.J50] - ([.J50] * [.$B$4] /100))" office:value-type="float" office:value="2743.19760978669">
            <text:p>2743.1976097867</text:p>
          </table:table-cell>
        </table:table-row>
        <table:table-row table:style-name="ro1">
          <table:table-cell table:number-columns-repeated="7"/>
          <table:table-cell office:value-type="float" office:value="45">
            <text:p>45</text:p>
          </table:table-cell>
          <table:table-cell table:formula="of:=[.I51]+[.J51]" office:value-type="float" office:value="49139.5497489501">
            <text:p>49139.5497489501</text:p>
          </table:table-cell>
          <table:table-cell table:formula="of:=[.I52] * ([.$B$4] / (12 * 100)) +([.J51] - ([.J51] * [.$B$4] /100))" office:value-type="float" office:value="2905.40939410179">
            <text:p>2905.4093941018</text:p>
          </table:table-cell>
        </table:table-row>
        <table:table-row table:style-name="ro1">
          <table:table-cell table:number-columns-repeated="7"/>
          <table:table-cell office:value-type="float" office:value="46">
            <text:p>46</text:p>
          </table:table-cell>
          <table:table-cell table:formula="of:=[.I52]+[.J52]" office:value-type="float" office:value="52044.9591430519">
            <text:p>52044.9591430519</text:p>
          </table:table-cell>
          <table:table-cell table:formula="of:=[.I53] * ([.$B$4] / (12 * 100)) +([.J52] - ([.J52] * [.$B$4] /100))" office:value-type="float" office:value="3077.20985824009">
            <text:p>3077.2098582401</text:p>
          </table:table-cell>
        </table:table-row>
        <table:table-row table:style-name="ro1">
          <table:table-cell table:number-columns-repeated="7"/>
          <table:table-cell office:value-type="float" office:value="47">
            <text:p>47</text:p>
          </table:table-cell>
          <table:table-cell table:formula="of:=[.I53]+[.J53]" office:value-type="float" office:value="55122.169001292">
            <text:p>55122.169001292</text:p>
          </table:table-cell>
          <table:table-cell table:formula="of:=[.I54] * ([.$B$4] / (12 * 100)) +([.J53] - ([.J53] * [.$B$4] /100))" office:value-type="float" office:value="3259.1663652642">
            <text:p>3259.1663652642</text:p>
          </table:table-cell>
        </table:table-row>
        <table:table-row table:style-name="ro1">
          <table:table-cell table:number-columns-repeated="7"/>
          <table:table-cell office:value-type="float" office:value="48">
            <text:p>48</text:p>
          </table:table-cell>
          <table:table-cell table:formula="of:=[.I54]+[.J54]" office:value-type="float" office:value="58381.3353665562">
            <text:p>58381.3353665562</text:p>
          </table:table-cell>
          <table:table-cell table:formula="of:=[.I55] * ([.$B$4] / (12 * 100)) +([.J54] - ([.J54] * [.$B$4] /100))" office:value-type="float" office:value="3451.87975509806">
            <text:p>3451.8797550981</text:p>
          </table:table-cell>
        </table:table-row>
        <table:table-row table:style-name="ro1">
          <table:table-cell table:number-columns-repeated="7"/>
          <table:table-cell office:value-type="float" office:value="49">
            <text:p>49</text:p>
          </table:table-cell>
          <table:table-cell table:formula="of:=[.I55]+[.J55]" office:value-type="float" office:value="61833.2151216543">
            <text:p>61833.2151216543</text:p>
          </table:table-cell>
          <table:table-cell table:formula="of:=[.I56] * ([.$B$4] / (12 * 100)) +([.J55] - ([.J55] * [.$B$4] /100))" office:value-type="float" office:value="3655.98633570283">
            <text:p>3655.9863357028</text:p>
          </table:table-cell>
        </table:table-row>
        <table:table-row table:style-name="ro1">
          <table:table-cell table:number-columns-repeated="7"/>
          <table:table-cell office:value-type="float" office:value="50">
            <text:p>50</text:p>
          </table:table-cell>
          <table:table-cell table:formula="of:=[.I56]+[.J56]" office:value-type="float" office:value="65489.2014573571">
            <text:p>65489.2014573571</text:p>
          </table:table-cell>
          <table:table-cell table:formula="of:=[.I57] * ([.$B$4] / (12 * 100)) +([.J56] - ([.J56] * [.$B$4] /100))" office:value-type="float" office:value="3872.15998999206">
            <text:p>3872.1599899921</text:p>
          </table:table-cell>
        </table:table-row>
        <table:table-row table:style-name="ro1">
          <table:table-cell table:number-columns-repeated="7"/>
          <table:table-cell office:value-type="float" office:value="51">
            <text:p>51</text:p>
          </table:table-cell>
          <table:table-cell table:formula="of:=[.I57]+[.J57]" office:value-type="float" office:value="69361.3614473492">
            <text:p>69361.3614473492</text:p>
          </table:table-cell>
          <table:table-cell table:formula="of:=[.I58] * ([.$B$4] / (12 * 100)) +([.J57] - ([.J57] * [.$B$4] /100))" office:value-type="float" office:value="4101.11440566651">
            <text:p>4101.1144056665</text:p>
          </table:table-cell>
        </table:table-row>
        <table:table-row table:style-name="ro1">
          <table:table-cell table:number-columns-repeated="7"/>
          <table:table-cell office:value-type="float" office:value="52">
            <text:p>52</text:p>
          </table:table-cell>
          <table:table-cell table:formula="of:=[.I58]+[.J58]" office:value-type="float" office:value="73462.4758530157">
            <text:p>73462.4758530157</text:p>
          </table:table-cell>
          <table:table-cell table:formula="of:=[.I59] * ([.$B$4] / (12 * 100)) +([.J58] - ([.J58] * [.$B$4] /100))" office:value-type="float" office:value="4343.60543551668">
            <text:p>4343.6054355167</text:p>
          </table:table-cell>
        </table:table-row>
        <table:table-row table:style-name="ro1">
          <table:table-cell table:number-columns-repeated="7"/>
          <table:table-cell office:value-type="float" office:value="53">
            <text:p>53</text:p>
          </table:table-cell>
          <table:table-cell table:formula="of:=[.I59]+[.J59]" office:value-type="float" office:value="77806.0812885324">
            <text:p>77806.0812885324</text:p>
          </table:table-cell>
          <table:table-cell table:formula="of:=[.I60] * ([.$B$4] / (12 * 100)) +([.J59] - ([.J59] * [.$B$4] /100))" office:value-type="float" office:value="4600.43359614001">
            <text:p>4600.43359614</text:p>
          </table:table-cell>
        </table:table-row>
        <table:table-row table:style-name="ro1">
          <table:table-cell table:number-columns-repeated="7"/>
          <table:table-cell office:value-type="float" office:value="54">
            <text:p>54</text:p>
          </table:table-cell>
          <table:table-cell table:formula="of:=[.I60]+[.J60]" office:value-type="float" office:value="82406.5148846724">
            <text:p>82406.5148846724</text:p>
          </table:table-cell>
          <table:table-cell table:formula="of:=[.I61] * ([.$B$4] / (12 * 100)) +([.J60] - ([.J60] * [.$B$4] /100))" office:value-type="float" office:value="4872.44671344993">
            <text:p>4872.4467134499</text:p>
          </table:table-cell>
        </table:table-row>
        <table:table-row table:style-name="ro1">
          <table:table-cell table:number-columns-repeated="7"/>
          <table:table-cell office:value-type="float" office:value="55">
            <text:p>55</text:p>
          </table:table-cell>
          <table:table-cell table:formula="of:=[.I61]+[.J61]" office:value-type="float" office:value="87278.9615981223">
            <text:p>87278.9615981223</text:p>
          </table:table-cell>
          <table:table-cell table:formula="of:=[.I62] * ([.$B$4] / (12 * 100)) +([.J61] - ([.J61] * [.$B$4] /100))" office:value-type="float" office:value="5160.54272381716">
            <text:p>5160.5427238172</text:p>
          </table:table-cell>
        </table:table-row>
        <table:table-row table:style-name="ro1">
          <table:table-cell table:number-columns-repeated="7"/>
          <table:table-cell office:value-type="float" office:value="56">
            <text:p>56</text:p>
          </table:table-cell>
          <table:table-cell table:formula="of:=[.I62]+[.J62]" office:value-type="float" office:value="92439.5043219395">
            <text:p>92439.5043219395</text:p>
          </table:table-cell>
          <table:table-cell table:formula="of:=[.I63] * ([.$B$4] / (12 * 100)) +([.J62] - ([.J62] * [.$B$4] /100))" office:value-type="float" office:value="5465.6726401785">
            <text:p>5465.6726401785</text:p>
          </table:table-cell>
        </table:table-row>
        <table:table-row table:style-name="ro1">
          <table:table-cell table:number-columns-repeated="7"/>
          <table:table-cell office:value-type="float" office:value="57">
            <text:p>57</text:p>
          </table:table-cell>
          <table:table-cell table:formula="of:=[.I63]+[.J63]" office:value-type="float" office:value="97905.176962118">
            <text:p>97905.176962118</text:p>
          </table:table-cell>
          <table:table-cell table:formula="of:=[.I64] * ([.$B$4] / (12 * 100)) +([.J63] - ([.J63] * [.$B$4] /100))" office:value-type="float" office:value="5788.84369297826">
            <text:p>5788.8436929783</text:p>
          </table:table-cell>
        </table:table-row>
        <table:table-row table:style-name="ro1">
          <table:table-cell table:number-columns-repeated="7"/>
          <table:table-cell office:value-type="float" office:value="58">
            <text:p>58</text:p>
          </table:table-cell>
          <table:table-cell table:formula="of:=[.I64]+[.J64]" office:value-type="float" office:value="103694.020655096">
            <text:p>103694.020655096</text:p>
          </table:table-cell>
          <table:table-cell table:formula="of:=[.I65] * ([.$B$4] / (12 * 100)) +([.J64] - ([.J64] * [.$B$4] /100))" office:value-type="float" office:value="6131.12265637183">
            <text:p>6131.1226563718</text:p>
          </table:table-cell>
        </table:table-row>
        <table:table-row table:style-name="ro1">
          <table:table-cell table:number-columns-repeated="7"/>
          <table:table-cell office:value-type="float" office:value="59">
            <text:p>59</text:p>
          </table:table-cell>
          <table:table-cell table:formula="of:=[.I65]+[.J65]" office:value-type="float" office:value="109825.143311468">
            <text:p>109825.143311468</text:p>
          </table:table-cell>
          <table:table-cell table:formula="of:=[.I66] * ([.$B$4] / (12 * 100)) +([.J65] - ([.J65] * [.$B$4] /100))" office:value-type="float" office:value="6493.63937072189">
            <text:p>6493.6393707219</text:p>
          </table:table-cell>
        </table:table-row>
        <table:table-row table:style-name="ro1">
          <table:table-cell table:number-columns-repeated="7"/>
          <table:table-cell table:style-name="ce1" office:value-type="float" office:value="60">
            <text:p>60</text:p>
          </table:table-cell>
          <table:table-cell table:style-name="ce1" table:formula="of:=[.I66]+[.J66]" office:value-type="float" office:value="116318.78268219">
            <text:p>116318.78268219</text:p>
          </table:table-cell>
          <table:table-cell table:style-name="ce1" table:formula="of:=[.I67] * ([.$B$4] / (12 * 100)) +([.J66] - ([.J66] * [.$B$4] /100))" office:value-type="float" office:value="6877.59047305716">
            <text:p>6877.5904730572</text:p>
          </table:table-cell>
        </table:table-row>
        <table:table-row table:style-name="ro1">
          <table:table-cell table:number-columns-repeated="7"/>
          <table:table-cell office:value-type="float" office:value="61">
            <text:p>61</text:p>
          </table:table-cell>
          <table:table-cell table:formula="of:=[.I67]+[.J67]" office:value-type="float" office:value="123196.373155247">
            <text:p>123196.373155247</text:p>
          </table:table-cell>
          <table:table-cell table:formula="of:=[.I68] * ([.$B$4] / (12 * 100)) +([.J67] - ([.J67] * [.$B$4] /100))" office:value-type="float" office:value="7284.24334784277">
            <text:p>7284.2433478428</text:p>
          </table:table-cell>
        </table:table-row>
        <table:table-row table:style-name="ro1">
          <table:table-cell table:number-columns-repeated="7"/>
          <table:table-cell office:value-type="float" office:value="62">
            <text:p>62</text:p>
          </table:table-cell>
          <table:table-cell table:formula="of:=[.I68]+[.J68]" office:value-type="float" office:value="130480.61650309">
            <text:p>130480.61650309</text:p>
          </table:table-cell>
          <table:table-cell table:formula="of:=[.I69] * ([.$B$4] / (12 * 100)) +([.J68] - ([.J68] * [.$B$4] /100))" office:value-type="float" office:value="7714.94031113254">
            <text:p>7714.9403111325</text:p>
          </table:table-cell>
        </table:table-row>
        <table:table-row table:style-name="ro1">
          <table:table-cell table:number-columns-repeated="7"/>
          <table:table-cell office:value-type="float" office:value="63">
            <text:p>63</text:p>
          </table:table-cell>
          <table:table-cell table:formula="of:=[.I69]+[.J69]" office:value-type="float" office:value="138195.556814222">
            <text:p>138195.556814222</text:p>
          </table:table-cell>
          <table:table-cell table:formula="of:=[.I70] * ([.$B$4] / (12 * 100)) +([.J69] - ([.J69] * [.$B$4] /100))" office:value-type="float" office:value="8171.10304193886">
            <text:p>8171.1030419389</text:p>
          </table:table-cell>
        </table:table-row>
        <table:table-row table:style-name="ro1">
          <table:table-cell table:number-columns-repeated="7"/>
          <table:table-cell office:value-type="float" office:value="64">
            <text:p>64</text:p>
          </table:table-cell>
          <table:table-cell table:formula="of:=[.I70]+[.J70]" office:value-type="float" office:value="146366.659856161">
            <text:p>146366.659856161</text:p>
          </table:table-cell>
          <table:table-cell table:formula="of:=[.I71] * ([.$B$4] / (12 * 100)) +([.J70] - ([.J70] * [.$B$4] /100))" office:value-type="float" office:value="8654.23727546781">
            <text:p>8654.2372754678</text:p>
          </table:table-cell>
        </table:table-row>
        <table:table-row table:style-name="ro1">
          <table:table-cell table:number-columns-repeated="7"/>
          <table:table-cell office:value-type="float" office:value="65">
            <text:p>65</text:p>
          </table:table-cell>
          <table:table-cell table:formula="of:=[.I71]+[.J71]" office:value-type="float" office:value="155020.897131629">
            <text:p>155020.897131629</text:p>
          </table:table-cell>
          <table:table-cell table:formula="of:=[.I72] * ([.$B$4] / (12 * 100)) +([.J71] - ([.J71] * [.$B$4] /100))" office:value-type="float" office:value="9165.93777372796">
            <text:p>9165.937773728</text:p>
          </table:table-cell>
        </table:table-row>
        <table:table-row table:style-name="ro1">
          <table:table-cell table:number-columns-repeated="7"/>
          <table:table-cell office:value-type="float" office:value="66">
            <text:p>66</text:p>
          </table:table-cell>
          <table:table-cell table:formula="of:=[.I72]+[.J72]" office:value-type="float" office:value="164186.834905357">
            <text:p>164186.834905357</text:p>
          </table:table-cell>
          <table:table-cell table:formula="of:=[.I73] * ([.$B$4] / (12 * 100)) +([.J72] - ([.J72] * [.$B$4] /100))" office:value-type="float" office:value="9707.89358993418">
            <text:p>9707.8935899342</text:p>
          </table:table-cell>
        </table:table-row>
        <table:table-row table:style-name="ro1">
          <table:table-cell table:number-columns-repeated="7"/>
          <table:table-cell office:value-type="float" office:value="67">
            <text:p>67</text:p>
          </table:table-cell>
          <table:table-cell table:formula="of:=[.I73]+[.J73]" office:value-type="float" office:value="173894.728495291">
            <text:p>173894.728495291</text:p>
          </table:table-cell>
          <table:table-cell table:formula="of:=[.I74] * ([.$B$4] / (12 * 100)) +([.J73] - ([.J73] * [.$B$4] /100))" office:value-type="float" office:value="10281.893644095">
            <text:p>10281.893644095</text:p>
          </table:table-cell>
        </table:table-row>
        <table:table-row table:style-name="ro1">
          <table:table-cell table:number-columns-repeated="7"/>
          <table:table-cell office:value-type="float" office:value="68">
            <text:p>68</text:p>
          </table:table-cell>
          <table:table-cell table:formula="of:=[.I74]+[.J74]" office:value-type="float" office:value="184176.622139386">
            <text:p>184176.622139386</text:p>
          </table:table-cell>
          <table:table-cell table:formula="of:=[.I75] * ([.$B$4] / (12 * 100)) +([.J74] - ([.J74] * [.$B$4] /100))" office:value-type="float" office:value="10889.8326281975">
            <text:p>10889.8326281975</text:p>
          </table:table-cell>
        </table:table-row>
        <table:table-row table:style-name="ro1">
          <table:table-cell table:number-columns-repeated="7"/>
          <table:table-cell office:value-type="float" office:value="69">
            <text:p>69</text:p>
          </table:table-cell>
          <table:table-cell table:formula="of:=[.I75]+[.J75]" office:value-type="float" office:value="195066.454767584">
            <text:p>195066.454767584</text:p>
          </table:table-cell>
          <table:table-cell table:formula="of:=[.I76] * ([.$B$4] / (12 * 100)) +([.J75] - ([.J75] * [.$B$4] /100))" office:value-type="float" office:value="11533.7172604896">
            <text:p>11533.7172604896</text:p>
          </table:table-cell>
        </table:table-row>
        <table:table-row table:style-name="ro1">
          <table:table-cell table:number-columns-repeated="7"/>
          <table:table-cell office:value-type="float" office:value="70">
            <text:p>70</text:p>
          </table:table-cell>
          <table:table-cell table:formula="of:=[.I76]+[.J76]" office:value-type="float" office:value="206600.172028073">
            <text:p>206600.172028073</text:p>
          </table:table-cell>
          <table:table-cell table:formula="of:=[.I77] * ([.$B$4] / (12 * 100)) +([.J76] - ([.J76] * [.$B$4] /100))" office:value-type="float" office:value="12215.6729095116">
            <text:p>12215.6729095116</text:p>
          </table:table-cell>
        </table:table-row>
        <table:table-row table:style-name="ro1">
          <table:table-cell table:number-columns-repeated="7"/>
          <table:table-cell office:value-type="float" office:value="71">
            <text:p>71</text:p>
          </table:table-cell>
          <table:table-cell table:formula="of:=[.I77]+[.J77]" office:value-type="float" office:value="218815.844937585">
            <text:p>218815.844937585</text:p>
          </table:table-cell>
          <table:table-cell table:formula="of:=[.I78] * ([.$B$4] / (12 * 100)) +([.J77] - ([.J77] * [.$B$4] /100))" office:value-type="float" office:value="12937.950609746">
            <text:p>12937.950609746</text:p>
          </table:table-cell>
        </table:table-row>
        <table:table-row table:style-name="ro1">
          <table:table-cell table:number-columns-repeated="7"/>
          <table:table-cell table:style-name="ce1" office:value-type="float" office:value="72">
            <text:p>72</text:p>
          </table:table-cell>
          <table:table-cell table:style-name="ce1" table:formula="of:=[.I78]+[.J78]" office:value-type="float" office:value="231753.795547331">
            <text:p>231753.795547331</text:p>
          </table:table-cell>
          <table:table-cell table:style-name="ce1" table:formula="of:=[.I79] * ([.$B$4] / (12 * 100)) +([.J78] - ([.J78] * [.$B$4] /100))" office:value-type="float" office:value="13702.9344920498">
            <text:p>13702.9344920498</text:p>
          </table:table-cell>
        </table:table-row>
        <table:table-row table:style-name="ro1">
          <table:table-cell table:number-columns-repeated="7"/>
          <table:table-cell office:value-type="float" office:value="73">
            <text:p>73</text:p>
          </table:table-cell>
          <table:table-cell table:formula="of:=[.I79]+[.J79]" office:value-type="float" office:value="245456.730039381">
            <text:p>245456.730039381</text:p>
          </table:table-cell>
          <table:table-cell table:formula="of:=[.I80] * ([.$B$4] / (12 * 100)) +([.J79] - ([.J79] * [.$B$4] /100))" office:value-type="float" office:value="14513.1496533976">
            <text:p>14513.1496533976</text:p>
          </table:table-cell>
        </table:table-row>
        <table:table-row table:style-name="ro1">
          <table:table-cell table:number-columns-repeated="7"/>
          <table:table-cell office:value-type="float" office:value="74">
            <text:p>74</text:p>
          </table:table-cell>
          <table:table-cell table:formula="of:=[.I80]+[.J80]" office:value-type="float" office:value="259969.879692778">
            <text:p>259969.879692778</text:p>
          </table:table-cell>
          <table:table-cell table:formula="of:=[.I81] * ([.$B$4] / (12 * 100)) +([.J80] - ([.J80] * [.$B$4] /100))" office:value-type="float" office:value="15371.2704919177">
            <text:p>15371.2704919177</text:p>
          </table:table-cell>
        </table:table-row>
        <table:table-row table:style-name="ro1">
          <table:table-cell table:number-columns-repeated="7"/>
          <table:table-cell office:value-type="float" office:value="75">
            <text:p>75</text:p>
          </table:table-cell>
          <table:table-cell table:formula="of:=[.I81]+[.J81]" office:value-type="float" office:value="275341.150184696">
            <text:p>275341.150184696</text:p>
          </table:table-cell>
          <table:table-cell table:formula="of:=[.I82] * ([.$B$4] / (12 * 100)) +([.J81] - ([.J81] * [.$B$4] /100))" office:value-type="float" office:value="16280.1295347346">
            <text:p>16280.1295347346</text:p>
          </table:table-cell>
        </table:table-row>
        <table:table-row table:style-name="ro1">
          <table:table-cell table:number-columns-repeated="7"/>
          <table:table-cell office:value-type="float" office:value="76">
            <text:p>76</text:p>
          </table:table-cell>
          <table:table-cell table:formula="of:=[.I82]+[.J82]" office:value-type="float" office:value="291621.279719431">
            <text:p>291621.279719431</text:p>
          </table:table-cell>
          <table:table-cell table:formula="of:=[.I83] * ([.$B$4] / (12 * 100)) +([.J82] - ([.J82] * [.$B$4] /100))" office:value-type="float" office:value="17242.7267877607">
            <text:p>17242.7267877607</text:p>
          </table:table-cell>
        </table:table-row>
        <table:table-row table:style-name="ro1">
          <table:table-cell table:number-columns-repeated="7"/>
          <table:table-cell office:value-type="float" office:value="77">
            <text:p>77</text:p>
          </table:table-cell>
          <table:table-cell table:formula="of:=[.I83]+[.J83]" office:value-type="float" office:value="308864.006507191">
            <text:p>308864.006507191</text:p>
          </table:table-cell>
          <table:table-cell table:formula="of:=[.I84] * ([.$B$4] / (12 * 100)) +([.J83] - ([.J83] * [.$B$4] /100))" office:value-type="float" office:value="18262.2396383013">
            <text:p>18262.2396383013</text:p>
          </table:table-cell>
        </table:table-row>
        <table:table-row table:style-name="ro1">
          <table:table-cell table:number-columns-repeated="7"/>
          <table:table-cell office:value-type="float" office:value="78">
            <text:p>78</text:p>
          </table:table-cell>
          <table:table-cell table:formula="of:=[.I84]+[.J84]" office:value-type="float" office:value="327126.246145493">
            <text:p>327126.246145493</text:p>
          </table:table-cell>
          <table:table-cell table:formula="of:=[.I85] * ([.$B$4] / (12 * 100)) +([.J84] - ([.J84] * [.$B$4] /100))" office:value-type="float" office:value="19342.0333431601">
            <text:p>19342.0333431601</text:p>
          </table:table-cell>
        </table:table-row>
        <table:table-row table:style-name="ro1">
          <table:table-cell table:number-columns-repeated="7"/>
          <table:table-cell office:value-type="float" office:value="79">
            <text:p>79</text:p>
          </table:table-cell>
          <table:table-cell table:formula="of:=[.I85]+[.J85]" office:value-type="float" office:value="346468.279488653">
            <text:p>346468.279488653</text:p>
          </table:table-cell>
          <table:table-cell table:formula="of:=[.I86] * ([.$B$4] / (12 * 100)) +([.J85] - ([.J85] * [.$B$4] /100))" office:value-type="float" office:value="20485.6721368674">
            <text:p>20485.6721368674</text:p>
          </table:table-cell>
        </table:table-row>
        <table:table-row table:style-name="ro1">
          <table:table-cell table:number-columns-repeated="7"/>
          <table:table-cell office:value-type="float" office:value="80">
            <text:p>80</text:p>
          </table:table-cell>
          <table:table-cell table:formula="of:=[.I86]+[.J86]" office:value-type="float" office:value="366953.95162552">
            <text:p>366953.95162552</text:p>
          </table:table-cell>
          <table:table-cell table:formula="of:=[.I87] * ([.$B$4] / (12 * 100)) +([.J86] - ([.J86] * [.$B$4] /100))" office:value-type="float" office:value="21696.9309966985">
            <text:p>21696.9309966985</text:p>
          </table:table-cell>
        </table:table-row>
        <table:table-row table:style-name="ro1">
          <table:table-cell table:number-columns-repeated="7"/>
          <table:table-cell office:value-type="float" office:value="81">
            <text:p>81</text:p>
          </table:table-cell>
          <table:table-cell table:formula="of:=[.I87]+[.J87]" office:value-type="float" office:value="388650.882622219">
            <text:p>388650.882622219</text:p>
          </table:table-cell>
          <table:table-cell table:formula="of:=[.I88] * ([.$B$4] / (12 * 100)) +([.J87] - ([.J87] * [.$B$4] /100))" office:value-type="float" office:value="22979.8081033169">
            <text:p>22979.8081033169</text:p>
          </table:table-cell>
        </table:table-row>
        <table:table-row table:style-name="ro1">
          <table:table-cell table:number-columns-repeated="7"/>
          <table:table-cell office:value-type="float" office:value="82">
            <text:p>82</text:p>
          </table:table-cell>
          <table:table-cell table:formula="of:=[.I88]+[.J88]" office:value-type="float" office:value="411630.690725536">
            <text:p>411630.690725536</text:p>
          </table:table-cell>
          <table:table-cell table:formula="of:=[.I89] * ([.$B$4] / (12 * 100)) +([.J88] - ([.J88] * [.$B$4] /100))" office:value-type="float" office:value="24338.5380381742">
            <text:p>24338.5380381742</text:p>
          </table:table-cell>
        </table:table-row>
        <table:table-row table:style-name="ro1">
          <table:table-cell table:number-columns-repeated="7"/>
          <table:table-cell office:value-type="float" office:value="83">
            <text:p>83</text:p>
          </table:table-cell>
          <table:table-cell table:formula="of:=[.I89]+[.J89]" office:value-type="float" office:value="435969.22876371">
            <text:p>435969.22876371</text:p>
          </table:table-cell>
          <table:table-cell table:formula="of:=[.I90] * ([.$B$4] / (12 * 100)) +([.J89] - ([.J89] * [.$B$4] /100))" office:value-type="float" office:value="25777.6057612304">
            <text:p>25777.6057612304</text:p>
          </table:table-cell>
        </table:table-row>
        <table:table-row table:style-name="ro1">
          <table:table-cell table:number-columns-repeated="7"/>
          <table:table-cell table:style-name="ce1" office:value-type="float" office:value="84">
            <text:p>84</text:p>
          </table:table-cell>
          <table:table-cell table:style-name="ce1" table:formula="of:=[.I90]+[.J90]" office:value-type="float" office:value="461746.83452494">
            <text:p>461746.83452494</text:p>
          </table:table-cell>
          <table:table-cell table:style-name="ce1" table:formula="of:=[.I91] * ([.$B$4] / (12 * 100)) +([.J90] - ([.J90] * [.$B$4] /100))" office:value-type="float" office:value="27301.7614151322">
            <text:p>27301.7614151322</text:p>
          </table:table-cell>
        </table:table-row>
        <table:table-row table:style-name="ro1">
          <table:table-cell table:number-columns-repeated="7"/>
          <table:table-cell office:value-type="float" office:value="85">
            <text:p>85</text:p>
          </table:table-cell>
          <table:table-cell table:formula="of:=[.I91]+[.J91]" office:value-type="float" office:value="489048.595940072">
            <text:p>489048.595940072</text:p>
          </table:table-cell>
          <table:table-cell table:formula="of:=[.I92] * ([.$B$4] / (12 * 100)) +([.J91] - ([.J91] * [.$B$4] /100))" office:value-type="float" office:value="28916.036004717">
            <text:p>28916.036004717</text:p>
          </table:table-cell>
        </table:table-row>
        <table:table-row table:style-name="ro1">
          <table:table-cell table:number-columns-repeated="7"/>
          <table:table-cell office:value-type="float" office:value="86">
            <text:p>86</text:p>
          </table:table-cell>
          <table:table-cell table:formula="of:=[.I92]+[.J92]" office:value-type="float" office:value="517964.631944789">
            <text:p>517964.631944789</text:p>
          </table:table-cell>
          <table:table-cell table:formula="of:=[.I93] * ([.$B$4] / (12 * 100)) +([.J92] - ([.J92] * [.$B$4] /100))" office:value-type="float" office:value="30625.7580035989">
            <text:p>30625.7580035989</text:p>
          </table:table-cell>
        </table:table-row>
        <table:table-row table:style-name="ro1">
          <table:table-cell table:number-columns-repeated="7"/>
          <table:table-cell office:value-type="float" office:value="87">
            <text:p>87</text:p>
          </table:table-cell>
          <table:table-cell table:formula="of:=[.I93]+[.J93]" office:value-type="float" office:value="548590.389948388">
            <text:p>548590.389948388</text:p>
          </table:table-cell>
          <table:table-cell table:formula="of:=[.I94] * ([.$B$4] / (12 * 100)) +([.J93] - ([.J93] * [.$B$4] /100))" office:value-type="float" office:value="32436.5709426509">
            <text:p>32436.5709426509</text:p>
          </table:table-cell>
        </table:table-row>
        <table:table-row table:style-name="ro1">
          <table:table-cell table:number-columns-repeated="7"/>
          <table:table-cell office:value-type="float" office:value="88">
            <text:p>88</text:p>
          </table:table-cell>
          <table:table-cell table:formula="of:=[.I94]+[.J94]" office:value-type="float" office:value="581026.960891039">
            <text:p>581026.960891039</text:p>
          </table:table-cell>
          <table:table-cell table:formula="of:=[.I95] * ([.$B$4] / (12 * 100)) +([.J94] - ([.J94] * [.$B$4] /100))" office:value-type="float" office:value="34354.4520384432">
            <text:p>34354.4520384432</text:p>
          </table:table-cell>
        </table:table-row>
        <table:table-row table:style-name="ro1">
          <table:table-cell table:number-columns-repeated="7"/>
          <table:table-cell office:value-type="float" office:value="89">
            <text:p>89</text:p>
          </table:table-cell>
          <table:table-cell table:formula="of:=[.I95]+[.J95]" office:value-type="float" office:value="615381.412929482">
            <text:p>615381.412929482</text:p>
          </table:table-cell>
          <table:table-cell table:formula="of:=[.I96] * ([.$B$4] / (12 * 100)) +([.J95] - ([.J95] * [.$B$4] /100))" office:value-type="float" office:value="36385.7319231248">
            <text:p>36385.7319231248</text:p>
          </table:table-cell>
        </table:table-row>
        <table:table-row table:style-name="ro1">
          <table:table-cell table:number-columns-repeated="7"/>
          <table:table-cell office:value-type="float" office:value="90">
            <text:p>90</text:p>
          </table:table-cell>
          <table:table-cell table:formula="of:=[.I96]+[.J96]" office:value-type="float" office:value="651767.144852607">
            <text:p>651767.144852607</text:p>
          </table:table-cell>
          <table:table-cell table:formula="of:=[.I97] * ([.$B$4] / (12 * 100)) +([.J96] - ([.J96] * [.$B$4] /100))" office:value-type="float" office:value="38537.1155408759">
            <text:p>38537.1155408759</text:p>
          </table:table-cell>
        </table:table-row>
        <table:table-row table:style-name="ro1">
          <table:table-cell table:number-columns-repeated="7"/>
          <table:table-cell office:value-type="float" office:value="91">
            <text:p>91</text:p>
          </table:table-cell>
          <table:table-cell table:formula="of:=[.I97]+[.J97]" office:value-type="float" office:value="690304.260393483">
            <text:p>690304.260393483</text:p>
          </table:table-cell>
          <table:table-cell table:formula="of:=[.I98] * ([.$B$4] / (12 * 100)) +([.J97] - ([.J97] * [.$B$4] /100))" office:value-type="float" office:value="40815.7042799056">
            <text:p>40815.7042799056</text:p>
          </table:table-cell>
        </table:table-row>
        <table:table-row table:style-name="ro1">
          <table:table-cell table:number-columns-repeated="7"/>
          <table:table-cell office:value-type="float" office:value="92">
            <text:p>92</text:p>
          </table:table-cell>
          <table:table-cell table:formula="of:=[.I98]+[.J98]" office:value-type="float" office:value="731119.964673389">
            <text:p>731119.964673389</text:p>
          </table:table-cell>
          <table:table-cell table:formula="of:=[.I99] * ([.$B$4] / (12 * 100)) +([.J98] - ([.J98] * [.$B$4] /100))" office:value-type="float" office:value="43229.0194130508">
            <text:p>43229.0194130508</text:p>
          </table:table-cell>
        </table:table-row>
        <table:table-row table:style-name="ro1">
          <table:table-cell table:number-columns-repeated="7"/>
          <table:table-cell office:value-type="float" office:value="93">
            <text:p>93</text:p>
          </table:table-cell>
          <table:table-cell table:formula="of:=[.I99]+[.J99]" office:value-type="float" office:value="774348.98408644">
            <text:p>774348.98408644</text:p>
          </table:table-cell>
          <table:table-cell table:formula="of:=[.I100] * ([.$B$4] / (12 * 100)) +([.J99] - ([.J99] * [.$B$4] /100))" office:value-type="float" office:value="45785.0269243491">
            <text:p>45785.0269243491</text:p>
          </table:table-cell>
        </table:table-row>
        <table:table-row table:style-name="ro1">
          <table:table-cell table:number-columns-repeated="7"/>
          <table:table-cell office:value-type="float" office:value="94">
            <text:p>94</text:p>
          </table:table-cell>
          <table:table-cell table:formula="of:=[.I100]+[.J100]" office:value-type="float" office:value="820134.011010789">
            <text:p>820134.011010789</text:p>
          </table:table-cell>
          <table:table-cell table:formula="of:=[.I101] * ([.$B$4] / (12 * 100)) +([.J100] - ([.J100] * [.$B$4] /100))" office:value-type="float" office:value="48492.1638035351">
            <text:p>48492.1638035351</text:p>
          </table:table-cell>
        </table:table-row>
        <table:table-row table:style-name="ro1">
          <table:table-cell table:number-columns-repeated="7"/>
          <table:table-cell office:value-type="float" office:value="95">
            <text:p>95</text:p>
          </table:table-cell>
          <table:table-cell table:formula="of:=[.I101]+[.J101]" office:value-type="float" office:value="868626.174814324">
            <text:p>868626.174814324</text:p>
          </table:table-cell>
          <table:table-cell table:formula="of:=[.I102] * ([.$B$4] / (12 * 100)) +([.J101] - ([.J101] * [.$B$4] /100))" office:value-type="float" office:value="51359.3658952542">
            <text:p>51359.3658952542</text:p>
          </table:table-cell>
        </table:table-row>
        <table:table-row table:style-name="ro1">
          <table:table-cell table:number-columns-repeated="7"/>
          <table:table-cell table:style-name="ce1" office:value-type="float" office:value="96">
            <text:p>96</text:p>
          </table:table-cell>
          <table:table-cell table:style-name="ce1" table:formula="of:=[.I102]+[.J102]" office:value-type="float" office:value="919985.540709578">
            <text:p>919985.540709578</text:p>
          </table:table-cell>
          <table:table-cell table:style-name="ce1" table:formula="of:=[.I103] * ([.$B$4] / (12 * 100)) +([.J102] - ([.J102] * [.$B$4] /100))" office:value-type="float" office:value="54396.0973949194">
            <text:p>54396.0973949194</text:p>
          </table:table-cell>
        </table:table-row>
        <table:table-row table:style-name="ro1">
          <table:table-cell table:number-columns-repeated="7"/>
          <table:table-cell office:value-type="float" office:value="97">
            <text:p>97</text:p>
          </table:table-cell>
          <table:table-cell table:formula="of:=[.I103]+[.J103]" office:value-type="float" office:value="974381.638104498">
            <text:p>974381.638104498</text:p>
          </table:table-cell>
          <table:table-cell table:formula="of:=[.I104] * ([.$B$4] / (12 * 100)) +([.J103] - ([.J103] * [.$B$4] /100))" office:value-type="float" office:value="57612.3820885741">
            <text:p>57612.3820885741</text:p>
          </table:table-cell>
        </table:table-row>
        <table:table-row table:style-name="ro1">
          <table:table-cell table:number-columns-repeated="7"/>
          <table:table-cell office:value-type="float" office:value="98">
            <text:p>98</text:p>
          </table:table-cell>
          <table:table-cell table:formula="of:=[.I104]+[.J104]" office:value-type="float" office:value="1031994.02019307">
            <text:p>1031994.02019307</text:p>
          </table:table-cell>
          <table:table-cell table:formula="of:=[.I105] * ([.$B$4] / (12 * 100)) +([.J104] - ([.J104] * [.$B$4] /100))" office:value-type="float" office:value="61018.8364398759">
            <text:p>61018.8364398759</text:p>
          </table:table-cell>
        </table:table-row>
        <table:table-row table:style-name="ro1">
          <table:table-cell table:number-columns-repeated="7"/>
          <table:table-cell office:value-type="float" office:value="99">
            <text:p>99</text:p>
          </table:table-cell>
          <table:table-cell table:formula="of:=[.I105]+[.J105]" office:value-type="float" office:value="1093012.85663295">
            <text:p>1093012.85663295</text:p>
          </table:table-cell>
          <table:table-cell table:formula="of:=[.I106] * ([.$B$4] / (12 * 100)) +([.J105] - ([.J105] * [.$B$4] /100))" office:value-type="float" office:value="64626.7046334203">
            <text:p>64626.7046334203</text:p>
          </table:table-cell>
        </table:table-row>
        <table:table-row table:style-name="ro1">
          <table:table-cell table:number-columns-repeated="7"/>
          <table:table-cell office:value-type="float" office:value="100">
            <text:p>100</text:p>
          </table:table-cell>
          <table:table-cell table:formula="of:=[.I106]+[.J106]" office:value-type="float" office:value="1157639.56126637">
            <text:p>1157639.56126637</text:p>
          </table:table-cell>
          <table:table-cell table:formula="of:=[.I107] * ([.$B$4] / (12 * 100)) +([.J106] - ([.J106] * [.$B$4] /100))" office:value-type="float" office:value="68447.8956900735">
            <text:p>68447.8956900735</text:p>
          </table:table-cell>
        </table:table-row>
        <table:table-row table:style-name="ro1">
          <table:table-cell table:number-columns-repeated="7"/>
          <table:table-cell office:value-type="float" office:value="101">
            <text:p>101</text:p>
          </table:table-cell>
          <table:table-cell table:formula="of:=[.I107]+[.J107]" office:value-type="float" office:value="1226087.45695644">
            <text:p>1226087.45695644</text:p>
          </table:table-cell>
          <table:table-cell table:formula="of:=[.I108] * ([.$B$4] / (12 * 100)) +([.J107] - ([.J107] * [.$B$4] /100))" office:value-type="float" office:value="72495.0227768291">
            <text:p>72495.0227768291</text:p>
          </table:table-cell>
        </table:table-row>
        <table:table-row table:style-name="ro1">
          <table:table-cell table:number-columns-repeated="7"/>
          <table:table-cell office:value-type="float" office:value="102">
            <text:p>102</text:p>
          </table:table-cell>
          <table:table-cell table:formula="of:=[.I108]+[.J108]" office:value-type="float" office:value="1298582.47973327">
            <text:p>1298582.47973327</text:p>
          </table:table-cell>
          <table:table-cell table:formula="of:=[.I109] * ([.$B$4] / (12 * 100)) +([.J108] - ([.J108] * [.$B$4] /100))" office:value-type="float" office:value="76781.4448409423">
            <text:p>76781.4448409423</text:p>
          </table:table-cell>
        </table:table-row>
        <table:table-row table:style-name="ro1">
          <table:table-cell table:number-columns-repeated="7"/>
          <table:table-cell office:value-type="float" office:value="103">
            <text:p>103</text:p>
          </table:table-cell>
          <table:table-cell table:formula="of:=[.I109]+[.J109]" office:value-type="float" office:value="1375363.92457421">
            <text:p>1375363.92457421</text:p>
          </table:table-cell>
          <table:table-cell table:formula="of:=[.I110] * ([.$B$4] / (12 * 100)) +([.J109] - ([.J109] * [.$B$4] /100))" office:value-type="float" office:value="81321.3107057714">
            <text:p>81321.3107057714</text:p>
          </table:table-cell>
        </table:table-row>
        <table:table-row table:style-name="ro1">
          <table:table-cell table:number-columns-repeated="7"/>
          <table:table-cell office:value-type="float" office:value="104">
            <text:p>104</text:p>
          </table:table-cell>
          <table:table-cell table:formula="of:=[.I110]+[.J110]" office:value-type="float" office:value="1456685.23527998">
            <text:p>1456685.23527998</text:p>
          </table:table-cell>
          <table:table-cell table:formula="of:=[.I111] * ([.$B$4] / (12 * 100)) +([.J110] - ([.J110] * [.$B$4] /100))" office:value-type="float" office:value="86129.6057738787">
            <text:p>86129.6057738787</text:p>
          </table:table-cell>
        </table:table-row>
        <table:table-row table:style-name="ro1">
          <table:table-cell table:number-columns-repeated="7"/>
          <table:table-cell office:value-type="float" office:value="105">
            <text:p>105</text:p>
          </table:table-cell>
          <table:table-cell table:formula="of:=[.I111]+[.J111]" office:value-type="float" office:value="1542814.84105386">
            <text:p>1542814.84105386</text:p>
          </table:table-cell>
          <table:table-cell table:formula="of:=[.I112] * ([.$B$4] / (12 * 100)) +([.J111] - ([.J111] * [.$B$4] /100))" office:value-type="float" office:value="91222.2014915518">
            <text:p>91222.2014915518</text:p>
          </table:table-cell>
        </table:table-row>
        <table:table-row table:style-name="ro1">
          <table:table-cell table:number-columns-repeated="7"/>
          <table:table-cell office:value-type="float" office:value="106">
            <text:p>106</text:p>
          </table:table-cell>
          <table:table-cell table:formula="of:=[.I112]+[.J112]" office:value-type="float" office:value="1634037.04254541">
            <text:p>1634037.04254541</text:p>
          </table:table-cell>
          <table:table-cell table:formula="of:=[.I113] * ([.$B$4] / (12 * 100)) +([.J112] - ([.J112] * [.$B$4] /100))" office:value-type="float" office:value="96615.9077380198">
            <text:p>96615.9077380198</text:p>
          </table:table-cell>
        </table:table-row>
        <table:table-row table:style-name="ro1">
          <table:table-cell table:number-columns-repeated="7"/>
          <table:table-cell office:value-type="float" office:value="107">
            <text:p>107</text:p>
          </table:table-cell>
          <table:table-cell table:formula="of:=[.I113]+[.J113]" office:value-type="float" office:value="1730652.95028343">
            <text:p>1730652.95028343</text:p>
          </table:table-cell>
          <table:table-cell table:formula="of:=[.I114] * ([.$B$4] / (12 * 100)) +([.J113] - ([.J113] * [.$B$4] /100))" office:value-type="float" office:value="102328.528312292">
            <text:p>102328.528312292</text:p>
          </table:table-cell>
        </table:table-row>
        <table:table-row table:style-name="ro1">
          <table:table-cell table:number-columns-repeated="7"/>
          <table:table-cell table:style-name="ce1" office:value-type="float" office:value="108">
            <text:p>108</text:p>
          </table:table-cell>
          <table:table-cell table:style-name="ce1" table:formula="of:=[.I114]+[.J114]" office:value-type="float" office:value="1832981.47859573">
            <text:p>1832981.47859573</text:p>
          </table:table-cell>
          <table:table-cell table:style-name="ce1" table:formula="of:=[.I115] * ([.$B$4] / (12 * 100)) +([.J114] - ([.J114] * [.$B$4] /100))" office:value-type="float" office:value="108378.919700774">
            <text:p>108378.919700774</text:p>
          </table:table-cell>
        </table:table-row>
        <table:table-row table:style-name="ro1">
          <table:table-cell table:number-columns-repeated="7"/>
          <table:table-cell office:value-type="float" office:value="109">
            <text:p>109</text:p>
          </table:table-cell>
          <table:table-cell table:formula="of:=[.I115]+[.J115]" office:value-type="float" office:value="1941360.3982965">
            <text:p>1941360.3982965</text:p>
          </table:table-cell>
          <table:table-cell table:formula="of:=[.I116] * ([.$B$4] / (12 * 100)) +([.J115] - ([.J115] * [.$B$4] /100))" office:value-type="float" office:value="114787.053319646">
            <text:p>114787.053319646</text:p>
          </table:table-cell>
        </table:table-row>
        <table:table-row table:style-name="ro1">
          <table:table-cell table:number-columns-repeated="7"/>
          <table:table-cell office:value-type="float" office:value="110">
            <text:p>110</text:p>
          </table:table-cell>
          <table:table-cell table:formula="of:=[.I116]+[.J116]" office:value-type="float" office:value="2056147.45161615">
            <text:p>2056147.45161615</text:p>
          </table:table-cell>
          <table:table-cell table:formula="of:=[.I117] * ([.$B$4] / (12 * 100)) +([.J116] - ([.J116] * [.$B$4] /100))" office:value-type="float" office:value="121574.08143745">
            <text:p>121574.08143745</text:p>
          </table:table-cell>
        </table:table-row>
        <table:table-row table:style-name="ro1">
          <table:table-cell table:number-columns-repeated="7"/>
          <table:table-cell office:value-type="float" office:value="111">
            <text:p>111</text:p>
          </table:table-cell>
          <table:table-cell table:formula="of:=[.I117]+[.J117]" office:value-type="float" office:value="2177721.5330536">
            <text:p>2177721.5330536</text:p>
          </table:table-cell>
          <table:table-cell table:formula="of:=[.I118] * ([.$B$4] / (12 * 100)) +([.J117] - ([.J117] * [.$B$4] /100))" office:value-type="float" office:value="128762.406995492">
            <text:p>128762.406995492</text:p>
          </table:table-cell>
        </table:table-row>
        <table:table-row table:style-name="ro1">
          <table:table-cell table:number-columns-repeated="7"/>
          <table:table-cell office:value-type="float" office:value="112">
            <text:p>112</text:p>
          </table:table-cell>
          <table:table-cell table:formula="of:=[.I118]+[.J118]" office:value-type="float" office:value="2306483.94004909">
            <text:p>2306483.94004909</text:p>
          </table:table-cell>
          <table:table-cell table:formula="of:=[.I119] * ([.$B$4] / (12 * 100)) +([.J118] - ([.J118] * [.$B$4] /100))" office:value-type="float" office:value="136375.757556524">
            <text:p>136375.757556524</text:p>
          </table:table-cell>
        </table:table-row>
        <table:table-row table:style-name="ro1">
          <table:table-cell table:number-columns-repeated="7"/>
          <table:table-cell office:value-type="float" office:value="113">
            <text:p>113</text:p>
          </table:table-cell>
          <table:table-cell table:formula="of:=[.I119]+[.J119]" office:value-type="float" office:value="2442859.69760561">
            <text:p>2442859.69760561</text:p>
          </table:table-cell>
          <table:table-cell table:formula="of:=[.I120] * ([.$B$4] / (12 * 100)) +([.J119] - ([.J119] * [.$B$4] /100))" office:value-type="float" office:value="144439.263625797">
            <text:p>144439.263625797</text:p>
          </table:table-cell>
        </table:table-row>
        <table:table-row table:style-name="ro1">
          <table:table-cell table:number-columns-repeated="7"/>
          <table:table-cell office:value-type="float" office:value="114">
            <text:p>114</text:p>
          </table:table-cell>
          <table:table-cell table:formula="of:=[.I120]+[.J120]" office:value-type="float" office:value="2587298.96123141">
            <text:p>2587298.96123141</text:p>
          </table:table-cell>
          <table:table-cell table:formula="of:=[.I121] * ([.$B$4] / (12 * 100)) +([.J120] - ([.J120] * [.$B$4] /100))" office:value-type="float" office:value="152979.541603016">
            <text:p>152979.541603016</text:p>
          </table:table-cell>
        </table:table-row>
        <table:table-row table:style-name="ro1">
          <table:table-cell table:number-columns-repeated="7"/>
          <table:table-cell office:value-type="float" office:value="115">
            <text:p>115</text:p>
          </table:table-cell>
          <table:table-cell table:formula="of:=[.I121]+[.J121]" office:value-type="float" office:value="2740278.50283443">
            <text:p>2740278.50283443</text:p>
          </table:table-cell>
          <table:table-cell table:formula="of:=[.I122] * ([.$B$4] / (12 * 100)) +([.J121] - ([.J121] * [.$B$4] /100))" office:value-type="float" office:value="162024.781638998">
            <text:p>162024.781638998</text:p>
          </table:table-cell>
        </table:table-row>
        <table:table-row table:style-name="ro1">
          <table:table-cell table:number-columns-repeated="7"/>
          <table:table-cell office:value-type="float" office:value="116">
            <text:p>116</text:p>
          </table:table-cell>
          <table:table-cell table:formula="of:=[.I122]+[.J122]" office:value-type="float" office:value="2902303.28447342">
            <text:p>2902303.28447342</text:p>
          </table:table-cell>
          <table:table-cell table:formula="of:=[.I123] * ([.$B$4] / (12 * 100)) +([.J122] - ([.J122] * [.$B$4] /100))" office:value-type="float" office:value="171604.840687052">
            <text:p>171604.840687052</text:p>
          </table:table-cell>
        </table:table-row>
        <table:table-row table:style-name="ro1">
          <table:table-cell table:number-columns-repeated="7"/>
          <table:table-cell office:value-type="float" office:value="117">
            <text:p>117</text:p>
          </table:table-cell>
          <table:table-cell table:formula="of:=[.I123]+[.J123]" office:value-type="float" office:value="3073908.12516048">
            <text:p>3073908.12516048</text:p>
          </table:table-cell>
          <table:table-cell table:formula="of:=[.I124] * ([.$B$4] / (12 * 100)) +([.J123] - ([.J123] * [.$B$4] /100))" office:value-type="float" office:value="181751.341056211">
            <text:p>181751.341056211</text:p>
          </table:table-cell>
        </table:table-row>
        <table:table-row table:style-name="ro1">
          <table:table-cell table:number-columns-repeated="7"/>
          <table:table-cell office:value-type="float" office:value="118">
            <text:p>118</text:p>
          </table:table-cell>
          <table:table-cell table:formula="of:=[.I124]+[.J124]" office:value-type="float" office:value="3255659.46621669">
            <text:p>3255659.46621669</text:p>
          </table:table-cell>
          <table:table-cell table:formula="of:=[.I125] * ([.$B$4] / (12 * 100)) +([.J124] - ([.J124] * [.$B$4] /100))" office:value-type="float" office:value="192497.774791632">
            <text:p>192497.774791632</text:p>
          </table:table-cell>
        </table:table-row>
        <table:table-row table:style-name="ro1">
          <table:table-cell table:number-columns-repeated="7"/>
          <table:table-cell office:value-type="float" office:value="119">
            <text:p>119</text:p>
          </table:table-cell>
          <table:table-cell table:formula="of:=[.I125]+[.J125]" office:value-type="float" office:value="3448157.24100832">
            <text:p>3448157.24100832</text:p>
          </table:table-cell>
          <table:table-cell table:formula="of:=[.I126] * ([.$B$4] / (12 * 100)) +([.J125] - ([.J125] * [.$B$4] /100))" office:value-type="float" office:value="203879.61422672">
            <text:p>203879.61422672</text:p>
          </table:table-cell>
        </table:table-row>
        <table:table-row table:style-name="ro1">
          <table:table-cell table:number-columns-repeated="7"/>
          <table:table-cell table:style-name="ce1" office:value-type="float" office:value="120">
            <text:p>120</text:p>
          </table:table-cell>
          <table:table-cell table:style-name="ce1" table:formula="of:=[.I126]+[.J126]" office:value-type="float" office:value="3652036.85523504">
            <text:p>3652036.85523504</text:p>
          </table:table-cell>
          <table:table-cell table:style-name="ce1" table:formula="of:=[.I127] * ([.$B$4] / (12 * 100)) +([.J126] - ([.J126] * [.$B$4] /100))" office:value-type="float" office:value="215934.429071864">
            <text:p>215934.429071864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8"/>
          <table:table-cell table:formula="of:=ROUNDUP([.I127]/10)" office:value-type="float" office:value="365204">
            <text:p>365204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rincipal</text:p>
          </table:table-cell>
          <table:table-cell office:value-type="float" office:value="6000">
            <text:p>6000</text:p>
          </table:table-cell>
          <table:table-cell table:number-columns-repeated="2"/>
        </table:table-row>
        <table:table-row table:style-name="ro1">
          <table:table-cell office:value-type="string">
            <text:p>Interest</text:p>
          </table:table-cell>
          <table:table-cell office:value-type="float" office:value="7.5">
            <text:p>7.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et Interest</text:p>
          </table:table-cell>
          <table:table-cell table:formula="of:=[.B1] *[.B2]/100" office:value-type="float" office:value="450">
            <text:p>4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Year</text:p>
          </table:table-cell>
          <table:table-cell office:value-type="string">
            <text:p>Investment</text:p>
          </table:table-cell>
          <table:table-cell office:value-type="string">
            <text:p>Principal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table:formula="of:=[.B7]" office:value-type="float" office:value="6000">
            <text:p>6000</text:p>
          </table:table-cell>
          <table:table-cell table:formula="of:=[.C7] * ([.$B$2]/100)" office:value-type="float" office:value="450">
            <text:p>45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7]" office:value-type="float" office:value="6000">
            <text:p>6000</text:p>
          </table:table-cell>
          <table:table-cell table:formula="of:=[.B8]+[.C7]+[.D7]" office:value-type="float" office:value="12450">
            <text:p>12450</text:p>
          </table:table-cell>
          <table:table-cell table:formula="of:=[.C8] * ([.$B$2]/100)" office:value-type="float" office:value="933.75">
            <text:p>933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" office:value-type="float" office:value="6000">
            <text:p>6000</text:p>
          </table:table-cell>
          <table:table-cell table:formula="of:=[.B9]+[.C8]+[.D8]" office:value-type="float" office:value="19383.75">
            <text:p>19383.75</text:p>
          </table:table-cell>
          <table:table-cell table:formula="of:=[.C9] * ([.$B$2]/100)" office:value-type="float" office:value="1453.78125">
            <text:p>1453.78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" office:value-type="float" office:value="6000">
            <text:p>6000</text:p>
          </table:table-cell>
          <table:table-cell table:formula="of:=[.B10]+[.C9]+[.D9]" office:value-type="float" office:value="26837.53125">
            <text:p>26837.53125</text:p>
          </table:table-cell>
          <table:table-cell table:formula="of:=[.C10] * ([.$B$2]/100)" office:value-type="float" office:value="2012.81484375">
            <text:p>2012.8148437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" office:value-type="float" office:value="6000">
            <text:p>6000</text:p>
          </table:table-cell>
          <table:table-cell table:formula="of:=[.B11]+[.C10]+[.D10]" office:value-type="float" office:value="34850.34609375">
            <text:p>34850.34609375</text:p>
          </table:table-cell>
          <table:table-cell table:formula="of:=[.C11] * ([.$B$2]/100)" office:value-type="float" office:value="2613.77595703125">
            <text:p>2613.775957031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" office:value-type="float" office:value="6000">
            <text:p>6000</text:p>
          </table:table-cell>
          <table:table-cell table:formula="of:=[.B12]+[.C11]+[.D11]" office:value-type="float" office:value="43464.1220507813">
            <text:p>43464.1220507813</text:p>
          </table:table-cell>
          <table:table-cell table:formula="of:=[.C12] * ([.$B$2]/100)" office:value-type="float" office:value="3259.80915380859">
            <text:p>3259.809153808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" office:value-type="float" office:value="6000">
            <text:p>6000</text:p>
          </table:table-cell>
          <table:table-cell table:formula="of:=[.B13]+[.C12]+[.D12]" office:value-type="float" office:value="52723.9312045898">
            <text:p>52723.9312045898</text:p>
          </table:table-cell>
          <table:table-cell table:formula="of:=[.C13] * ([.$B$2]/100)" office:value-type="float" office:value="3954.29484034424">
            <text:p>3954.294840344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6000">
            <text:p>6000</text:p>
          </table:table-cell>
          <table:table-cell table:formula="of:=[.B14]+[.C13]+[.D13]" office:value-type="float" office:value="62678.2260449341">
            <text:p>62678.2260449341</text:p>
          </table:table-cell>
          <table:table-cell table:formula="of:=[.C14] * ([.$B$2]/100)" office:value-type="float" office:value="4700.86695337006">
            <text:p>4700.866953370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" office:value-type="float" office:value="6000">
            <text:p>6000</text:p>
          </table:table-cell>
          <table:table-cell table:formula="of:=[.B15]+[.C14]+[.D14]" office:value-type="float" office:value="73379.0929983041">
            <text:p>73379.0929983041</text:p>
          </table:table-cell>
          <table:table-cell table:formula="of:=[.C15] * ([.$B$2]/100)" office:value-type="float" office:value="5503.43197487281">
            <text:p>5503.43197487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" office:value-type="float" office:value="6000">
            <text:p>6000</text:p>
          </table:table-cell>
          <table:table-cell table:formula="of:=[.B16]+[.C15]+[.D15]" office:value-type="float" office:value="84882.5249731769">
            <text:p>84882.5249731769</text:p>
          </table:table-cell>
          <table:table-cell table:formula="of:=[.C16] * ([.$B$2]/100)" office:value-type="float" office:value="6366.18937298827">
            <text:p>6366.18937298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1/12/2019</text:date>, <text:time>09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50:00.22</meta:creation-date>
    <dc:date>2019-01-12T09:13:20.69</dc:date>
    <meta:editing-duration>PT55M32S</meta:editing-duration>
    <meta:editing-cycles>6</meta:editing-cycles>
    <meta:generator>OpenOffice/4.1.3$Win32 OpenOffice.org_project/413m1$Build-9783</meta:generator>
    <dc:creator>Vignesh Sridharan</dc:creator>
    <meta:document-statistic meta:table-count="3" meta:cell-count="1188" meta:object-count="0"/>
  </office:meta>
</office:document-meta>
</file>